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formula="of:=IF(AND([.C2]&gt;[.F2];[.D2]=0);&quot;Down&quot;;&quot;&quot;)">
            <text:p/>
          </table:table-cell>
          <table:table-cell table:formula="of:=IF(AND([.C2]&lt;=[.F2];[.D2]=1);&quot;Up&quot;;&quot;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189">
            <text:p>1189</text:p>
          </table:table-cell>
          <table:table-cell table:formula="of:=IF(AND([.C3]&gt;[.F3];[.D3]=0);&quot;Down&quot;;&quot;&quot;)">
            <text:p/>
          </table:table-cell>
          <table:table-cell table:formula="of:=IF(AND([.C3]&lt;=[.F3];[.D3]=1);&quot;Up&quot;;&quot;&quot;)">
            <text:p/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formula="of:=IF(AND([.C4]&gt;[.F4];[.D4]=0);&quot;Down&quot;;&quot;&quot;)">
            <text:p/>
          </table:table-cell>
          <table:table-cell table:formula="of:=IF(AND([.C4]&lt;=[.F4];[.D4]=1);&quot;Up&quot;;&quot;&quot;)">
            <text:p/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485">
            <text:p>1485</text:p>
          </table:table-cell>
          <table:table-cell table:formula="of:=IF(AND([.C5]&gt;[.F5];[.D5]=0);&quot;Down&quot;;&quot;&quot;)">
            <text:p/>
          </table:table-cell>
          <table:table-cell table:formula="of:=IF(AND([.C5]&lt;=[.F5];[.D5]=1);&quot;Up&quot;;&quot;&quot;)">
            <text:p/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IF(AND([.C6]&gt;[.F6];[.D6]=0);&quot;Down&quot;;&quot;&quot;)">
            <text:p/>
          </table:table-cell>
          <table:table-cell table:formula="of:=IF(AND([.C6]&lt;=[.F6];[.D6]=1);&quot;Up&quot;;&quot;&quot;)">
            <text:p/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05">
            <text:p>805</text:p>
          </table:table-cell>
          <table:table-cell table:formula="of:=IF(AND([.C7]&gt;[.F7];[.D7]=0);&quot;Down&quot;;&quot;&quot;)">
            <text:p/>
          </table:table-cell>
          <table:table-cell table:formula="of:=IF(AND([.C7]&lt;=[.F7];[.D7]=1);&quot;Up&quot;;&quot;&quot;)">
            <text:p/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32">
            <text:p>1032</text:p>
          </table:table-cell>
          <table:table-cell table:formula="of:=IF(AND([.C8]&gt;[.F8];[.D8]=0);&quot;Down&quot;;&quot;&quot;)">
            <text:p/>
          </table:table-cell>
          <table:table-cell table:formula="of:=IF(AND([.C8]&lt;=[.F8];[.D8]=1);&quot;Up&quot;;&quot;&quot;)">
            <text:p/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427">
            <text:p>1427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375">
            <text:p>1375</text:p>
          </table:table-cell>
          <table:table-cell table:formula="of:=IF(AND([.C9]&gt;[.F9];[.D9]=0);&quot;Down&quot;;&quot;&quot;)">
            <text:p/>
          </table:table-cell>
          <table:table-cell table:formula="of:=IF(AND([.C9]&lt;=[.F9];[.D9]=1);&quot;Up&quot;;&quot;&quot;)">
            <text:p/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IF(AND([.C10]&gt;[.F10];[.D10]=0);&quot;Down&quot;;&quot;&quot;)">
            <text:p/>
          </table:table-cell>
          <table:table-cell table:formula="of:=IF(AND([.C10]&lt;=[.F10];[.D10]=1);&quot;Up&quot;;&quot;&quot;)">
            <text:p/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3270">
            <text:p>13270</text:p>
          </table:table-cell>
          <table:table-cell office:value-type="float" office:value="1">
            <text:p>1</text:p>
          </table:table-cell>
          <table:table-cell office:value-type="float" office:value="13262">
            <text:p>13262</text:p>
          </table:table-cell>
          <table:table-cell office:value-type="float" office:value="12800">
            <text:p>12800</text:p>
          </table:table-cell>
          <table:table-cell table:formula="of:=IF(AND([.C11]&gt;[.F11];[.D11]=0);&quot;Down&quot;;&quot;&quot;)">
            <text:p/>
          </table:table-cell>
          <table:table-cell table:formula="of:=IF(AND([.C11]&lt;=[.F11];[.D11]=1);&quot;Up&quot;;&quot;&quot;)">
            <text:p/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2006">
            <text:p>2006</text:p>
          </table:table-cell>
          <table:table-cell table:formula="of:=IF(AND([.C12]&gt;[.F12];[.D12]=0);&quot;Down&quot;;&quot;&quot;)">
            <text:p/>
          </table:table-cell>
          <table:table-cell table:formula="of:=IF(AND([.C12]&lt;=[.F12];[.D12]=1);&quot;Up&quot;;&quot;&quot;)">
            <text:p/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02">
            <text:p>1302</text:p>
          </table:table-cell>
          <table:table-cell table:formula="of:=IF(AND([.C13]&gt;[.F13];[.D13]=0);&quot;Down&quot;;&quot;&quot;)">
            <text:p/>
          </table:table-cell>
          <table:table-cell table:formula="of:=IF(AND([.C13]&lt;=[.F13];[.D13]=1);&quot;Up&quot;;&quot;&quot;)">
            <text:p/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981">
            <text:p>2981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2842">
            <text:p>2842</text:p>
          </table:table-cell>
          <table:table-cell table:formula="of:=IF(AND([.C14]&gt;[.F14];[.D14]=0);&quot;Down&quot;;&quot;&quot;)">
            <text:p/>
          </table:table-cell>
          <table:table-cell table:formula="of:=IF(AND([.C14]&lt;=[.F14];[.D14]=1);&quot;Up&quot;;&quot;&quot;)">
            <text:p/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42">
            <text:p>1742</text:p>
          </table:table-cell>
          <table:table-cell table:formula="of:=IF(AND([.C15]&gt;[.F15];[.D15]=0);&quot;Down&quot;;&quot;&quot;)">
            <text:p/>
          </table:table-cell>
          <table:table-cell table:formula="of:=IF(AND([.C15]&lt;=[.F15];[.D15]=1);&quot;Up&quot;;&quot;&quot;)">
            <text:p/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table:formula="of:=IF(AND([.C16]&gt;[.F16];[.D16]=0);&quot;Down&quot;;&quot;&quot;)">
            <text:p/>
          </table:table-cell>
          <table:table-cell table:formula="of:=IF(AND([.C16]&lt;=[.F16];[.D16]=1);&quot;Up&quot;;&quot;&quot;)">
            <text:p/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40">
            <text:p>940</text:p>
          </table:table-cell>
          <table:table-cell table:formula="of:=IF(AND([.C17]&gt;[.F17];[.D17]=0);&quot;Down&quot;;&quot;&quot;)">
            <text:p/>
          </table:table-cell>
          <table:table-cell table:formula="of:=IF(AND([.C17]&lt;=[.F17];[.D17]=1);&quot;Up&quot;;&quot;&quot;)">
            <text:p/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45">
            <text:p>1745</text:p>
          </table:table-cell>
          <table:table-cell table:formula="of:=IF(AND([.C18]&gt;[.F18];[.D18]=0);&quot;Down&quot;;&quot;&quot;)">
            <text:p/>
          </table:table-cell>
          <table:table-cell table:formula="of:=IF(AND([.C18]&lt;=[.F18];[.D18]=1);&quot;Up&quot;;&quot;&quot;)">
            <text:p/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61">
            <text:p>1261</text:p>
          </table:table-cell>
          <table:table-cell table:formula="of:=IF(AND([.C19]&gt;[.F19];[.D19]=0);&quot;Down&quot;;&quot;&quot;)">
            <text:p/>
          </table:table-cell>
          <table:table-cell table:formula="of:=IF(AND([.C19]&lt;=[.F19];[.D19]=1);&quot;Up&quot;;&quot;&quot;)">
            <text:p/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3945">
            <text:p>3945</text:p>
          </table:table-cell>
          <table:table-cell table:formula="of:=IF(AND([.C20]&gt;[.F20];[.D20]=0);&quot;Down&quot;;&quot;&quot;)">
            <text:p/>
          </table:table-cell>
          <table:table-cell table:formula="of:=IF(AND([.C20]&lt;=[.F20];[.D20]=1);&quot;Up&quot;;&quot;&quot;)">
            <text:p/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190">
            <text:p>1190</text:p>
          </table:table-cell>
          <table:table-cell table:formula="of:=IF(AND([.C21]&gt;[.F21];[.D21]=0);&quot;Down&quot;;&quot;&quot;)">
            <text:p/>
          </table:table-cell>
          <table:table-cell table:formula="of:=IF(AND([.C21]&lt;=[.F21];[.D21]=1);&quot;Up&quot;;&quot;&quot;)">
            <text:p/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5220">
            <text:p>5220</text:p>
          </table:table-cell>
          <table:table-cell table:formula="of:=IF(AND([.C22]&gt;[.F22];[.D22]=0);&quot;Down&quot;;&quot;&quot;)">
            <text:p/>
          </table:table-cell>
          <table:table-cell table:formula="of:=IF(AND([.C22]&lt;=[.F22];[.D22]=1);&quot;Up&quot;;&quot;&quot;)">
            <text:p/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345">
            <text:p>4345</text:p>
          </table:table-cell>
          <table:table-cell table:formula="of:=IF(AND([.C23]&gt;[.F23];[.D23]=0);&quot;Down&quot;;&quot;&quot;)">
            <text:p/>
          </table:table-cell>
          <table:table-cell table:formula="of:=IF(AND([.C23]&lt;=[.F23];[.D23]=1);&quot;Up&quot;;&quot;&quot;)">
            <text:p/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6819">
            <text:p>6819</text:p>
          </table:table-cell>
          <table:table-cell office:value-type="float" office:value="6410">
            <text:p>6410</text:p>
          </table:table-cell>
          <table:table-cell table:formula="of:=IF(AND([.C24]&gt;[.F24];[.D24]=0);&quot;Down&quot;;&quot;&quot;)">
            <text:p/>
          </table:table-cell>
          <table:table-cell table:formula="of:=IF(AND([.C24]&lt;=[.F24];[.D24]=1);&quot;Up&quot;;&quot;&quot;)">
            <text:p/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float" office:value="19711">
            <text:p>19711</text:p>
          </table:table-cell>
          <table:table-cell office:value-type="float" office:value="18530">
            <text:p>18530</text:p>
          </table:table-cell>
          <table:table-cell table:formula="of:=IF(AND([.C25]&gt;[.F25];[.D25]=0);&quot;Down&quot;;&quot;&quot;)">
            <text:p/>
          </table:table-cell>
          <table:table-cell table:formula="of:=IF(AND([.C25]&lt;=[.F25];[.D25]=1);&quot;Up&quot;;&quot;&quot;)">
            <text:p/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665">
            <text:p>2665</text:p>
          </table:table-cell>
          <table:table-cell table:formula="of:=IF(AND([.C26]&gt;[.F26];[.D26]=0);&quot;Down&quot;;&quot;&quot;)">
            <text:p/>
          </table:table-cell>
          <table:table-cell table:formula="of:=IF(AND([.C26]&lt;=[.F26];[.D26]=1);&quot;Up&quot;;&quot;&quot;)">
            <text:p/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float" office:value="1870">
            <text:p>1870</text:p>
          </table:table-cell>
          <table:table-cell table:formula="of:=IF(AND([.C27]&gt;[.F27];[.D27]=0);&quot;Down&quot;;&quot;&quot;)">
            <text:p/>
          </table:table-cell>
          <table:table-cell table:formula="of:=IF(AND([.C27]&lt;=[.F27];[.D27]=1);&quot;Up&quot;;&quot;&quot;)">
            <text:p/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078">
            <text:p>1078</text:p>
          </table:table-cell>
          <table:table-cell table:formula="of:=IF(AND([.C28]&gt;[.F28];[.D28]=0);&quot;Down&quot;;&quot;&quot;)">
            <text:p/>
          </table:table-cell>
          <table:table-cell table:formula="of:=IF(AND([.C28]&lt;=[.F28];[.D28]=1);&quot;Up&quot;;&quot;&quot;)">
            <text:p/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680">
            <text:p>4680</text:p>
          </table:table-cell>
          <table:table-cell office:value-type="float" office:value="4480">
            <text:p>4480</text:p>
          </table:table-cell>
          <table:table-cell table:formula="of:=IF(AND([.C29]&gt;[.F29];[.D29]=0);&quot;Down&quot;;&quot;&quot;)">
            <text:p/>
          </table:table-cell>
          <table:table-cell table:formula="of:=IF(AND([.C29]&lt;=[.F29];[.D29]=1);&quot;Up&quot;;&quot;&quot;)">
            <text:p/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88">
            <text:p>5188</text:p>
          </table:table-cell>
          <table:table-cell office:value-type="float" office:value="5060">
            <text:p>5060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>
            <text:p/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22">
            <text:p>822</text:p>
          </table:table-cell>
          <table:table-cell table:formula="of:=IF(AND([.C31]&gt;[.F31];[.D31]=0);&quot;Down&quot;;&quot;&quot;)">
            <text:p/>
          </table:table-cell>
          <table:table-cell table:formula="of:=IF(AND([.C31]&lt;=[.F31];[.D31]=1);&quot;Up&quot;;&quot;&quot;)">
            <text:p/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office:value-type="float" office:value="1844">
            <text:p>1844</text:p>
          </table:table-cell>
          <table:table-cell table:formula="of:=IF(AND([.C32]&gt;[.F32];[.D32]=0);&quot;Down&quot;;&quot;&quot;)">
            <text:p/>
          </table:table-cell>
          <table:table-cell table:formula="of:=IF(AND([.C32]&lt;=[.F32];[.D32]=1);&quot;Up&quot;;&quot;&quot;)">
            <text:p/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60">
            <text:p>460</text:p>
          </table:table-cell>
          <table:table-cell table:formula="of:=IF(AND([.C33]&gt;[.F33];[.D33]=0);&quot;Down&quot;;&quot;&quot;)">
            <text:p/>
          </table:table-cell>
          <table:table-cell table:formula="of:=IF(AND([.C33]&lt;=[.F33];[.D33]=1);&quot;Up&quot;;&quot;&quot;)">
            <text:p/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1975">
            <text:p>1975</text:p>
          </table:table-cell>
          <table:table-cell table:formula="of:=IF(AND([.C34]&gt;[.F34];[.D34]=0);&quot;Down&quot;;&quot;&quot;)" office:value-type="string" office:string-value="Down">
            <text:p>Down</text:p>
          </table:table-cell>
          <table:table-cell table:formula="of:=IF(AND([.C34]&lt;=[.F34];[.D34]=1);&quot;Up&quot;;&quot;&quot;)">
            <text:p/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table:formula="of:=IF(AND([.C35]&gt;[.F35];[.D35]=0);&quot;Down&quot;;&quot;&quot;)">
            <text:p/>
          </table:table-cell>
          <table:table-cell table:formula="of:=IF(AND([.C35]&lt;=[.F35];[.D35]=1);&quot;Up&quot;;&quot;&quot;)">
            <text:p/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216">
            <text:p>2216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0">
            <text:p>2120</text:p>
          </table:table-cell>
          <table:table-cell table:formula="of:=IF(AND([.C36]&gt;[.F36];[.D36]=0);&quot;Down&quot;;&quot;&quot;)">
            <text:p/>
          </table:table-cell>
          <table:table-cell table:formula="of:=IF(AND([.C36]&lt;=[.F36];[.D36]=1);&quot;Up&quot;;&quot;&quot;)">
            <text:p/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58">
            <text:p>1158</text:p>
          </table:table-cell>
          <table:table-cell table:formula="of:=IF(AND([.C37]&gt;[.F37];[.D37]=0);&quot;Down&quot;;&quot;&quot;)">
            <text:p/>
          </table:table-cell>
          <table:table-cell table:formula="of:=IF(AND([.C37]&lt;=[.F37];[.D37]=1);&quot;Up&quot;;&quot;&quot;)">
            <text:p/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3962">
            <text:p>3962</text:p>
          </table:table-cell>
          <table:table-cell office:value-type="float" office:value="3895">
            <text:p>3895</text:p>
          </table:table-cell>
          <table:table-cell table:formula="of:=IF(AND([.C38]&gt;[.F38];[.D38]=0);&quot;Down&quot;;&quot;&quot;)">
            <text:p/>
          </table:table-cell>
          <table:table-cell table:formula="of:=IF(AND([.C38]&lt;=[.F38];[.D38]=1);&quot;Up&quot;;&quot;&quot;)">
            <text:p/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1">
            <text:p>1701</text:p>
          </table:table-cell>
          <table:table-cell table:formula="of:=IF(AND([.C39]&gt;[.F39];[.D39]=0);&quot;Down&quot;;&quot;&quot;)">
            <text:p/>
          </table:table-cell>
          <table:table-cell table:formula="of:=IF(AND([.C39]&lt;=[.F39];[.D39]=1);&quot;Up&quot;;&quot;&quot;)">
            <text:p/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96">
            <text:p>2696</text:p>
          </table:table-cell>
          <table:table-cell table:formula="of:=IF(AND([.C40]&gt;[.F40];[.D40]=0);&quot;Down&quot;;&quot;&quot;)">
            <text:p/>
          </table:table-cell>
          <table:table-cell table:formula="of:=IF(AND([.C40]&lt;=[.F40];[.D40]=1);&quot;Up&quot;;&quot;&quot;)">
            <text:p/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8585">
            <text:p>8585</text:p>
          </table:table-cell>
          <table:table-cell office:value-type="float" office:value="8360">
            <text:p>8360</text:p>
          </table:table-cell>
          <table:table-cell table:formula="of:=IF(AND([.C41]&gt;[.F41];[.D41]=0);&quot;Down&quot;;&quot;&quot;)">
            <text:p/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90">
            <text:p>7190</text:p>
          </table:table-cell>
          <table:table-cell table:formula="of:=IF(AND([.C42]&gt;[.F42];[.D42]=0);&quot;Down&quot;;&quot;&quot;)">
            <text:p/>
          </table:table-cell>
          <table:table-cell table:formula="of:=IF(AND([.C42]&lt;=[.F42];[.D42]=1);&quot;Up&quot;;&quot;&quot;)">
            <text:p/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395">
            <text:p>1395</text:p>
          </table:table-cell>
          <table:table-cell table:formula="of:=IF(AND([.C43]&gt;[.F43];[.D43]=0);&quot;Down&quot;;&quot;&quot;)">
            <text:p/>
          </table:table-cell>
          <table:table-cell table:formula="of:=IF(AND([.C43]&lt;=[.F43];[.D43]=1);&quot;Up&quot;;&quot;&quot;)">
            <text:p/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table:formula="of:=IF(AND([.C44]&gt;[.F44];[.D44]=0);&quot;Down&quot;;&quot;&quot;)">
            <text:p/>
          </table:table-cell>
          <table:table-cell table:formula="of:=IF(AND([.C44]&lt;=[.F44];[.D44]=1);&quot;Up&quot;;&quot;&quot;)">
            <text:p/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office:value-type="float" office:value="3394">
            <text:p>3394</text:p>
          </table:table-cell>
          <table:table-cell office:value-type="float" office:value="3240">
            <text:p>3240</text:p>
          </table:table-cell>
          <table:table-cell table:formula="of:=IF(AND([.C45]&gt;[.F45];[.D45]=0);&quot;Down&quot;;&quot;&quot;)">
            <text:p/>
          </table:table-cell>
          <table:table-cell table:formula="of:=IF(AND([.C45]&lt;=[.F45];[.D45]=1);&quot;Up&quot;;&quot;&quot;)">
            <text:p/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2663">
            <text:p>2663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>
            <text:p/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3525">
            <text:p>3525</text:p>
          </table:table-cell>
          <table:table-cell table:formula="of:=IF(AND([.C47]&gt;[.F47];[.D47]=0);&quot;Down&quot;;&quot;&quot;)">
            <text:p/>
          </table:table-cell>
          <table:table-cell table:formula="of:=IF(AND([.C47]&lt;=[.F47];[.D47]=1);&quot;Up&quot;;&quot;&quot;)">
            <text:p/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table:formula="of:=IF(AND([.C48]&gt;[.F48];[.D48]=0);&quot;Down&quot;;&quot;&quot;)">
            <text:p/>
          </table:table-cell>
          <table:table-cell table:formula="of:=IF(AND([.C48]&lt;=[.F48];[.D48]=1);&quot;Up&quot;;&quot;&quot;)">
            <text:p/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3032">
            <text:p>3032</text:p>
          </table:table-cell>
          <table:table-cell office:value-type="float" office:value="2813">
            <text:p>2813</text:p>
          </table:table-cell>
          <table:table-cell table:formula="of:=IF(AND([.C49]&gt;[.F49];[.D49]=0);&quot;Down&quot;;&quot;&quot;)">
            <text:p/>
          </table:table-cell>
          <table:table-cell table:formula="of:=IF(AND([.C49]&lt;=[.F49];[.D49]=1);&quot;Up&quot;;&quot;&quot;)">
            <text:p/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800">
            <text:p>5800</text:p>
          </table:table-cell>
          <table:table-cell office:value-type="float" office:value="5510">
            <text:p>551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>
            <text:p/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3670">
            <text:p>3670</text:p>
          </table:table-cell>
          <table:table-cell table:formula="of:=IF(AND([.C51]&gt;[.F51];[.D51]=0);&quot;Down&quot;;&quot;&quot;)">
            <text:p/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550">
            <text:p>2550</text:p>
          </table:table-cell>
          <table:table-cell table:formula="of:=IF(AND([.C52]&gt;[.F52];[.D52]=0);&quot;Down&quot;;&quot;&quot;)">
            <text:p/>
          </table:table-cell>
          <table:table-cell table:formula="of:=IF(AND([.C52]&lt;=[.F52];[.D52]=1);&quot;Up&quot;;&quot;&quot;)">
            <text:p/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492">
            <text:p>2492</text:p>
          </table:table-cell>
          <table:table-cell table:formula="of:=IF(AND([.C53]&gt;[.F53];[.D53]=0);&quot;Down&quot;;&quot;&quot;)">
            <text:p/>
          </table:table-cell>
          <table:table-cell table:formula="of:=IF(AND([.C53]&lt;=[.F53];[.D53]=1);&quot;Up&quot;;&quot;&quot;)">
            <text:p/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7">
            <text:p>707</text:p>
          </table:table-cell>
          <table:table-cell table:formula="of:=IF(AND([.C54]&gt;[.F54];[.D54]=0);&quot;Down&quot;;&quot;&quot;)">
            <text:p/>
          </table:table-cell>
          <table:table-cell table:formula="of:=IF(AND([.C54]&lt;=[.F54];[.D54]=1);&quot;Up&quot;;&quot;&quot;)">
            <text:p/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550">
            <text:p>4550</text:p>
          </table:table-cell>
          <table:table-cell office:value-type="float" office:value="1">
            <text:p>1</text:p>
          </table:table-cell>
          <table:table-cell office:value-type="float" office:value="4502">
            <text:p>4502</text:p>
          </table:table-cell>
          <table:table-cell office:value-type="float" office:value="4380">
            <text:p>4380</text:p>
          </table:table-cell>
          <table:table-cell table:formula="of:=IF(AND([.C55]&gt;[.F55];[.D55]=0);&quot;Down&quot;;&quot;&quot;)">
            <text:p/>
          </table:table-cell>
          <table:table-cell table:formula="of:=IF(AND([.C55]&lt;=[.F55];[.D55]=1);&quot;Up&quot;;&quot;&quot;)">
            <text:p/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50">
            <text:p>5750</text:p>
          </table:table-cell>
          <table:table-cell office:value-type="float" office:value="5470">
            <text:p>5470</text:p>
          </table:table-cell>
          <table:table-cell table:formula="of:=IF(AND([.C56]&gt;[.F56];[.D56]=0);&quot;Down&quot;;&quot;&quot;)">
            <text:p/>
          </table:table-cell>
          <table:table-cell table:formula="of:=IF(AND([.C56]&lt;=[.F56];[.D56]=1);&quot;Up&quot;;&quot;&quot;)">
            <text:p/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4152">
            <text:p>4152</text:p>
          </table:table-cell>
          <table:table-cell table:formula="of:=IF(AND([.C57]&gt;[.F57];[.D57]=0);&quot;Down&quot;;&quot;&quot;)">
            <text:p/>
          </table:table-cell>
          <table:table-cell table:formula="of:=IF(AND([.C57]&lt;=[.F57];[.D57]=1);&quot;Up&quot;;&quot;&quot;)">
            <text:p/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590">
            <text:p>1590</text:p>
          </table:table-cell>
          <table:table-cell table:formula="of:=IF(AND([.C58]&gt;[.F58];[.D58]=0);&quot;Down&quot;;&quot;&quot;)">
            <text:p/>
          </table:table-cell>
          <table:table-cell table:formula="of:=IF(AND([.C58]&lt;=[.F58];[.D58]=1);&quot;Up&quot;;&quot;&quot;)">
            <text:p/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068">
            <text:p>1068</text:p>
          </table:table-cell>
          <table:table-cell table:formula="of:=IF(AND([.C59]&gt;[.F59];[.D59]=0);&quot;Down&quot;;&quot;&quot;)">
            <text:p/>
          </table:table-cell>
          <table:table-cell table:formula="of:=IF(AND([.C59]&lt;=[.F59];[.D59]=1);&quot;Up&quot;;&quot;&quot;)">
            <text:p/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172">
            <text:p>117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12">
            <text:p>1112</text:p>
          </table:table-cell>
          <table:table-cell table:formula="of:=IF(AND([.C60]&gt;[.F60];[.D60]=0);&quot;Down&quot;;&quot;&quot;)">
            <text:p/>
          </table:table-cell>
          <table:table-cell table:formula="of:=IF(AND([.C60]&lt;=[.F60];[.D60]=1);&quot;Up&quot;;&quot;&quot;)">
            <text:p/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6140">
            <text:p>6140</text:p>
          </table:table-cell>
          <table:table-cell office:value-type="float" office:value="1">
            <text:p>1</text:p>
          </table:table-cell>
          <table:table-cell office:value-type="float" office:value="6112">
            <text:p>6112</text:p>
          </table:table-cell>
          <table:table-cell office:value-type="float" office:value="5720">
            <text:p>572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>
            <text:p/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61">
            <text:p>1861</text:p>
          </table:table-cell>
          <table:table-cell table:formula="of:=IF(AND([.C62]&gt;[.F62];[.D62]=0);&quot;Down&quot;;&quot;&quot;)">
            <text:p/>
          </table:table-cell>
          <table:table-cell table:formula="of:=IF(AND([.C62]&lt;=[.F62];[.D62]=1);&quot;Up&quot;;&quot;&quot;)">
            <text:p/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5796">
            <text:p>5796</text:p>
          </table:table-cell>
          <table:table-cell office:value-type="float" office:value="5530">
            <text:p>5530</text:p>
          </table:table-cell>
          <table:table-cell table:formula="of:=IF(AND([.C63]&gt;[.F63];[.D63]=0);&quot;Down&quot;;&quot;&quot;)">
            <text:p/>
          </table:table-cell>
          <table:table-cell table:formula="of:=IF(AND([.C63]&lt;=[.F63];[.D63]=1);&quot;Up&quot;;&quot;&quot;)">
            <text:p/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500">
            <text:p>3500</text:p>
          </table:table-cell>
          <table:table-cell table:formula="of:=IF(AND([.C64]&gt;[.F64];[.D64]=0);&quot;Down&quot;;&quot;&quot;)">
            <text:p/>
          </table:table-cell>
          <table:table-cell table:formula="of:=IF(AND([.C64]&lt;=[.F64];[.D64]=1);&quot;Up&quot;;&quot;&quot;)">
            <text:p/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float" office:value="1831">
            <text:p>1831</text:p>
          </table:table-cell>
          <table:table-cell table:formula="of:=IF(AND([.C65]&gt;[.F65];[.D65]=0);&quot;Down&quot;;&quot;&quot;)">
            <text:p/>
          </table:table-cell>
          <table:table-cell table:formula="of:=IF(AND([.C65]&lt;=[.F65];[.D65]=1);&quot;Up&quot;;&quot;&quot;)">
            <text:p/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1882">
            <text:p>1882</text:p>
          </table:table-cell>
          <table:table-cell table:formula="of:=IF(AND([.C66]&gt;[.F66];[.D66]=0);&quot;Down&quot;;&quot;&quot;)">
            <text:p/>
          </table:table-cell>
          <table:table-cell table:formula="of:=IF(AND([.C66]&lt;=[.F66];[.D66]=1);&quot;Up&quot;;&quot;&quot;)">
            <text:p/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20">
            <text:p>5520</text:p>
          </table:table-cell>
          <table:table-cell table:formula="of:=IF(AND([.C67]&gt;[.F67];[.D67]=0);&quot;Down&quot;;&quot;&quot;)">
            <text:p/>
          </table:table-cell>
          <table:table-cell table:formula="of:=IF(AND([.C67]&lt;=[.F67];[.D67]=1);&quot;Up&quot;;&quot;&quot;)">
            <text:p/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873">
            <text:p>1873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789">
            <text:p>1789</text:p>
          </table:table-cell>
          <table:table-cell table:formula="of:=IF(AND([.C68]&gt;[.F68];[.D68]=0);&quot;Down&quot;;&quot;&quot;)">
            <text:p/>
          </table:table-cell>
          <table:table-cell table:formula="of:=IF(AND([.C68]&lt;=[.F68];[.D68]=1);&quot;Up&quot;;&quot;&quot;)">
            <text:p/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84">
            <text:p>2184</text:p>
          </table:table-cell>
          <table:table-cell table:formula="of:=IF(AND([.C69]&gt;[.F69];[.D69]=0);&quot;Down&quot;;&quot;&quot;)">
            <text:p/>
          </table:table-cell>
          <table:table-cell table:formula="of:=IF(AND([.C69]&lt;=[.F69];[.D69]=1);&quot;Up&quot;;&quot;&quot;)">
            <text:p/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table:formula="of:=IF(AND([.C70]&gt;[.F70];[.D70]=0);&quot;Down&quot;;&quot;&quot;)">
            <text:p/>
          </table:table-cell>
          <table:table-cell table:formula="of:=IF(AND([.C70]&lt;=[.F70];[.D70]=1);&quot;Up&quot;;&quot;&quot;)">
            <text:p/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110">
            <text:p>2110</text:p>
          </table:table-cell>
          <table:table-cell office:value-type="float" office:value="2015">
            <text:p>2015</text:p>
          </table:table-cell>
          <table:table-cell table:formula="of:=IF(AND([.C71]&gt;[.F71];[.D71]=0);&quot;Down&quot;;&quot;&quot;)">
            <text:p/>
          </table:table-cell>
          <table:table-cell table:formula="of:=IF(AND([.C71]&lt;=[.F71];[.D71]=1);&quot;Up&quot;;&quot;&quot;)">
            <text:p/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5550">
            <text:p>15550</text:p>
          </table:table-cell>
          <table:table-cell office:value-type="float" office:value="1">
            <text:p>1</text:p>
          </table:table-cell>
          <table:table-cell office:value-type="float" office:value="15261">
            <text:p>15261</text:p>
          </table:table-cell>
          <table:table-cell office:value-type="float" office:value="14720">
            <text:p>14720</text:p>
          </table:table-cell>
          <table:table-cell table:formula="of:=IF(AND([.C72]&gt;[.F72];[.D72]=0);&quot;Down&quot;;&quot;&quot;)">
            <text:p/>
          </table:table-cell>
          <table:table-cell table:formula="of:=IF(AND([.C72]&lt;=[.F72];[.D72]=1);&quot;Up&quot;;&quot;&quot;)">
            <text:p/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646">
            <text:p>2646</text:p>
          </table:table-cell>
          <table:table-cell office:value-type="float" office:value="2635">
            <text:p>2635</text:p>
          </table:table-cell>
          <table:table-cell table:formula="of:=IF(AND([.C73]&gt;[.F73];[.D73]=0);&quot;Down&quot;;&quot;&quot;)">
            <text:p/>
          </table:table-cell>
          <table:table-cell table:formula="of:=IF(AND([.C73]&lt;=[.F73];[.D73]=1);&quot;Up&quot;;&quot;&quot;)">
            <text:p/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5290">
            <text:p>529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039">
            <text:p>5039</text:p>
          </table:table-cell>
          <table:table-cell table:formula="of:=IF(AND([.C74]&gt;[.F74];[.D74]=0);&quot;Down&quot;;&quot;&quot;)">
            <text:p/>
          </table:table-cell>
          <table:table-cell table:formula="of:=IF(AND([.C74]&lt;=[.F74];[.D74]=1);&quot;Up&quot;;&quot;&quot;)">
            <text:p/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860">
            <text:p>9860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office:value-type="float" office:value="9410">
            <text:p>9410</text:p>
          </table:table-cell>
          <table:table-cell table:formula="of:=IF(AND([.C75]&gt;[.F75];[.D75]=0);&quot;Down&quot;;&quot;&quot;)" office:value-type="string" office:string-value="Down">
            <text:p>Down</text:p>
          </table:table-cell>
          <table:table-cell table:formula="of:=IF(AND([.C75]&lt;=[.F75];[.D75]=1);&quot;Up&quot;;&quot;&quot;)">
            <text:p/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34">
            <text:p>1034</text:p>
          </table:table-cell>
          <table:table-cell table:formula="of:=IF(AND([.C76]&gt;[.F76];[.D76]=0);&quot;Down&quot;;&quot;&quot;)">
            <text:p/>
          </table:table-cell>
          <table:table-cell table:formula="of:=IF(AND([.C76]&lt;=[.F76];[.D76]=1);&quot;Up&quot;;&quot;&quot;)">
            <text:p/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office:value-type="float" office:value="1459">
            <text:p>1459</text:p>
          </table:table-cell>
          <table:table-cell office:value-type="float" office:value="1395">
            <text:p>1395</text:p>
          </table:table-cell>
          <table:table-cell table:formula="of:=IF(AND([.C77]&gt;[.F77];[.D77]=0);&quot;Down&quot;;&quot;&quot;)">
            <text:p/>
          </table:table-cell>
          <table:table-cell table:formula="of:=IF(AND([.C77]&lt;=[.F77];[.D77]=1);&quot;Up&quot;;&quot;&quot;)">
            <text:p/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16">
            <text:p>916</text:p>
          </table:table-cell>
          <table:table-cell table:formula="of:=IF(AND([.C78]&gt;[.F78];[.D78]=0);&quot;Down&quot;;&quot;&quot;)">
            <text:p/>
          </table:table-cell>
          <table:table-cell table:formula="of:=IF(AND([.C78]&lt;=[.F78];[.D78]=1);&quot;Up&quot;;&quot;&quot;)">
            <text:p/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53">
            <text:p>1053</text:p>
          </table:table-cell>
          <table:table-cell table:formula="of:=IF(AND([.C79]&gt;[.F79];[.D79]=0);&quot;Down&quot;;&quot;&quot;)">
            <text:p/>
          </table:table-cell>
          <table:table-cell table:formula="of:=IF(AND([.C79]&lt;=[.F79];[.D79]=1);&quot;Up&quot;;&quot;&quot;)">
            <text:p/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10">
            <text:p>510</text:p>
          </table:table-cell>
          <table:table-cell table:formula="of:=IF(AND([.C80]&gt;[.F80];[.D80]=0);&quot;Down&quot;;&quot;&quot;)">
            <text:p/>
          </table:table-cell>
          <table:table-cell table:formula="of:=IF(AND([.C80]&lt;=[.F80];[.D80]=1);&quot;Up&quot;;&quot;&quot;)">
            <text:p/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IF(AND([.C81]&gt;[.F81];[.D81]=0);&quot;Down&quot;;&quot;&quot;)">
            <text:p/>
          </table:table-cell>
          <table:table-cell table:formula="of:=IF(AND([.C81]&lt;=[.F81];[.D81]=1);&quot;Up&quot;;&quot;&quot;)">
            <text:p/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761">
            <text:p>2761</text:p>
          </table:table-cell>
          <table:table-cell table:formula="of:=IF(AND([.C82]&gt;[.F82];[.D82]=0);&quot;Down&quot;;&quot;&quot;)">
            <text:p/>
          </table:table-cell>
          <table:table-cell table:formula="of:=IF(AND([.C82]&lt;=[.F82];[.D82]=1);&quot;Up&quot;;&quot;&quot;)">
            <text:p/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table:formula="of:=IF(AND([.C83]&gt;[.F83];[.D83]=0);&quot;Down&quot;;&quot;&quot;)">
            <text:p/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45">
            <text:p>2945</text:p>
          </table:table-cell>
          <table:table-cell table:formula="of:=IF(AND([.C84]&gt;[.F84];[.D84]=0);&quot;Down&quot;;&quot;&quot;)">
            <text:p/>
          </table:table-cell>
          <table:table-cell table:formula="of:=IF(AND([.C84]&lt;=[.F84];[.D84]=1);&quot;Up&quot;;&quot;&quot;)">
            <text:p/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425">
            <text:p>1425</text:p>
          </table:table-cell>
          <table:table-cell table:formula="of:=IF(AND([.C85]&gt;[.F85];[.D85]=0);&quot;Down&quot;;&quot;&quot;)">
            <text:p/>
          </table:table-cell>
          <table:table-cell table:formula="of:=IF(AND([.C85]&lt;=[.F85];[.D85]=1);&quot;Up&quot;;&quot;&quot;)">
            <text:p/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620">
            <text:p>362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35">
            <text:p>3335</text:p>
          </table:table-cell>
          <table:table-cell table:formula="of:=IF(AND([.C86]&gt;[.F86];[.D86]=0);&quot;Down&quot;;&quot;&quot;)" office:value-type="string" office:string-value="Down">
            <text:p>Down</text:p>
          </table:table-cell>
          <table:table-cell table:formula="of:=IF(AND([.C86]&lt;=[.F86];[.D86]=1);&quot;Up&quot;;&quot;&quot;)">
            <text:p/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6">
            <text:p>1456</text:p>
          </table:table-cell>
          <table:table-cell office:value-type="float" office:value="1342">
            <text:p>1342</text:p>
          </table:table-cell>
          <table:table-cell table:formula="of:=IF(AND([.C87]&gt;[.F87];[.D87]=0);&quot;Down&quot;;&quot;&quot;)">
            <text:p/>
          </table:table-cell>
          <table:table-cell table:formula="of:=IF(AND([.C87]&lt;=[.F87];[.D87]=1);&quot;Up&quot;;&quot;&quot;)">
            <text:p/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692">
            <text:p>1692</text:p>
          </table:table-cell>
          <table:table-cell office:value-type="float" office:value="1628">
            <text:p>1628</text:p>
          </table:table-cell>
          <table:table-cell table:formula="of:=IF(AND([.C88]&gt;[.F88];[.D88]=0);&quot;Down&quot;;&quot;&quot;)">
            <text:p/>
          </table:table-cell>
          <table:table-cell table:formula="of:=IF(AND([.C88]&lt;=[.F88];[.D88]=1);&quot;Up&quot;;&quot;&quot;)">
            <text:p/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1">
            <text:p>551</text:p>
          </table:table-cell>
          <table:table-cell table:formula="of:=IF(AND([.C89]&gt;[.F89];[.D89]=0);&quot;Down&quot;;&quot;&quot;)">
            <text:p/>
          </table:table-cell>
          <table:table-cell table:formula="of:=IF(AND([.C89]&lt;=[.F89];[.D89]=1);&quot;Up&quot;;&quot;&quot;)">
            <text:p/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019">
            <text:p>2019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>
            <text:p/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1896">
            <text:p>1896</text:p>
          </table:table-cell>
          <table:table-cell table:formula="of:=IF(AND([.C91]&gt;[.F91];[.D91]=0);&quot;Down&quot;;&quot;&quot;)">
            <text:p/>
          </table:table-cell>
          <table:table-cell table:formula="of:=IF(AND([.C91]&lt;=[.F91];[.D91]=1);&quot;Up&quot;;&quot;&quot;)">
            <text:p/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071">
            <text:p>1071</text:p>
          </table:table-cell>
          <table:table-cell table:formula="of:=IF(AND([.C92]&gt;[.F92];[.D92]=0);&quot;Down&quot;;&quot;&quot;)">
            <text:p/>
          </table:table-cell>
          <table:table-cell table:formula="of:=IF(AND([.C92]&lt;=[.F92];[.D92]=1);&quot;Up&quot;;&quot;&quot;)">
            <text:p/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formula="of:=IF(AND([.C93]&gt;[.F93];[.D93]=0);&quot;Down&quot;;&quot;&quot;)">
            <text:p/>
          </table:table-cell>
          <table:table-cell table:formula="of:=IF(AND([.C93]&lt;=[.F93];[.D93]=1);&quot;Up&quot;;&quot;&quot;)">
            <text:p/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075">
            <text:p>2075</text:p>
          </table:table-cell>
          <table:table-cell table:formula="of:=IF(AND([.C94]&gt;[.F94];[.D94]=0);&quot;Down&quot;;&quot;&quot;)">
            <text:p/>
          </table:table-cell>
          <table:table-cell table:formula="of:=IF(AND([.C94]&lt;=[.F94];[.D94]=1);&quot;Up&quot;;&quot;&quot;)">
            <text:p/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table:formula="of:=IF(AND([.C95]&gt;[.F95];[.D95]=0);&quot;Down&quot;;&quot;&quot;)">
            <text:p/>
          </table:table-cell>
          <table:table-cell table:formula="of:=IF(AND([.C95]&lt;=[.F95];[.D95]=1);&quot;Up&quot;;&quot;&quot;)">
            <text:p/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763">
            <text:p>763</text:p>
          </table:table-cell>
          <table:table-cell table:formula="of:=IF(AND([.C96]&gt;[.F96];[.D96]=0);&quot;Down&quot;;&quot;&quot;)">
            <text:p/>
          </table:table-cell>
          <table:table-cell table:formula="of:=IF(AND([.C96]&lt;=[.F96];[.D96]=1);&quot;Up&quot;;&quot;&quot;)">
            <text:p/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table:formula="of:=IF(AND([.C97]&gt;[.F97];[.D97]=0);&quot;Down&quot;;&quot;&quot;)">
            <text:p/>
          </table:table-cell>
          <table:table-cell table:formula="of:=IF(AND([.C97]&lt;=[.F97];[.D97]=1);&quot;Up&quot;;&quot;&quot;)">
            <text:p/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168">
            <text:p>2168</text:p>
          </table:table-cell>
          <table:table-cell office:value-type="float" office:value="2112">
            <text:p>2112</text:p>
          </table:table-cell>
          <table:table-cell table:formula="of:=IF(AND([.C98]&gt;[.F98];[.D98]=0);&quot;Down&quot;;&quot;&quot;)">
            <text:p/>
          </table:table-cell>
          <table:table-cell table:formula="of:=IF(AND([.C98]&lt;=[.F98];[.D98]=1);&quot;Up&quot;;&quot;&quot;)">
            <text:p/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552">
            <text:p>552</text:p>
          </table:table-cell>
          <table:table-cell table:formula="of:=IF(AND([.C99]&gt;[.F99];[.D99]=0);&quot;Down&quot;;&quot;&quot;)">
            <text:p/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138">
            <text:p>1138</text:p>
          </table:table-cell>
          <table:table-cell table:formula="of:=IF(AND([.C100]&gt;[.F100];[.D100]=0);&quot;Down&quot;;&quot;&quot;)">
            <text:p/>
          </table:table-cell>
          <table:table-cell table:formula="of:=IF(AND([.C100]&lt;=[.F100];[.D100]=1);&quot;Up&quot;;&quot;&quot;)">
            <text:p/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58">
            <text:p>558</text:p>
          </table:table-cell>
          <table:table-cell table:formula="of:=IF(AND([.C101]&gt;[.F101];[.D101]=0);&quot;Down&quot;;&quot;&quot;)">
            <text:p/>
          </table:table-cell>
          <table:table-cell table:formula="of:=IF(AND([.C101]&lt;=[.F101];[.D101]=1);&quot;Up&quot;;&quot;&quot;)">
            <text:p/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4254">
            <text:p>4254</text:p>
          </table:table-cell>
          <table:table-cell office:value-type="float" office:value="3890">
            <text:p>3890</text:p>
          </table:table-cell>
          <table:table-cell table:formula="of:=IF(AND([.C102]&gt;[.F102];[.D102]=0);&quot;Down&quot;;&quot;&quot;)">
            <text:p/>
          </table:table-cell>
          <table:table-cell table:formula="of:=IF(AND([.C102]&lt;=[.F102];[.D102]=1);&quot;Up&quot;;&quot;&quot;)">
            <text:p/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166">
            <text:p>1166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>
            <text:p/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table:formula="of:=IF(AND([.C104]&gt;[.F104];[.D104]=0);&quot;Down&quot;;&quot;&quot;)">
            <text:p/>
          </table:table-cell>
          <table:table-cell table:formula="of:=IF(AND([.C104]&lt;=[.F104];[.D104]=1);&quot;Up&quot;;&quot;&quot;)">
            <text:p/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float" office:value="2693">
            <text:p>2693</text:p>
          </table:table-cell>
          <table:table-cell table:formula="of:=IF(AND([.C105]&gt;[.F105];[.D105]=0);&quot;Down&quot;;&quot;&quot;)">
            <text:p/>
          </table:table-cell>
          <table:table-cell table:formula="of:=IF(AND([.C105]&lt;=[.F105];[.D105]=1);&quot;Up&quot;;&quot;&quot;)">
            <text:p/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table:formula="of:=IF(AND([.C106]&gt;[.F106];[.D106]=0);&quot;Down&quot;;&quot;&quot;)">
            <text:p/>
          </table:table-cell>
          <table:table-cell table:formula="of:=IF(AND([.C106]&lt;=[.F106];[.D106]=1);&quot;Up&quot;;&quot;&quot;)">
            <text:p/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formula="of:=IF(AND([.C107]&gt;[.F107];[.D107]=0);&quot;Down&quot;;&quot;&quot;)">
            <text:p/>
          </table:table-cell>
          <table:table-cell table:formula="of:=IF(AND([.C107]&lt;=[.F107];[.D107]=1);&quot;Up&quot;;&quot;&quot;)">
            <text:p/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673">
            <text:p>6673</text:p>
          </table:table-cell>
          <table:table-cell office:value-type="float" office:value="1">
            <text:p>1</text:p>
          </table:table-cell>
          <table:table-cell office:value-type="float" office:value="6732">
            <text:p>6732</text:p>
          </table:table-cell>
          <table:table-cell office:value-type="float" office:value="6401">
            <text:p>6401</text:p>
          </table:table-cell>
          <table:table-cell table:formula="of:=IF(AND([.C108]&gt;[.F108];[.D108]=0);&quot;Down&quot;;&quot;&quot;)">
            <text:p/>
          </table:table-cell>
          <table:table-cell table:formula="of:=IF(AND([.C108]&lt;=[.F108];[.D108]=1);&quot;Up&quot;;&quot;&quot;)">
            <text:p/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1862">
            <text:p>1862</text:p>
          </table:table-cell>
          <table:table-cell table:formula="of:=IF(AND([.C109]&gt;[.F109];[.D109]=0);&quot;Down&quot;;&quot;&quot;)">
            <text:p/>
          </table:table-cell>
          <table:table-cell table:formula="of:=IF(AND([.C109]&lt;=[.F109];[.D109]=1);&quot;Up&quot;;&quot;&quot;)">
            <text:p/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384">
            <text:p>1384</text:p>
          </table:table-cell>
          <table:table-cell table:formula="of:=IF(AND([.C110]&gt;[.F110];[.D110]=0);&quot;Down&quot;;&quot;&quot;)">
            <text:p/>
          </table:table-cell>
          <table:table-cell table:formula="of:=IF(AND([.C110]&lt;=[.F110];[.D110]=1);&quot;Up&quot;;&quot;&quot;)">
            <text:p/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04">
            <text:p>1804</text:p>
          </table:table-cell>
          <table:table-cell table:formula="of:=IF(AND([.C111]&gt;[.F111];[.D111]=0);&quot;Down&quot;;&quot;&quot;)">
            <text:p/>
          </table:table-cell>
          <table:table-cell table:formula="of:=IF(AND([.C111]&lt;=[.F111];[.D111]=1);&quot;Up&quot;;&quot;&quot;)">
            <text:p/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f:=IF(AND([.C112]&gt;[.F112];[.D112]=0);&quot;Down&quot;;&quot;&quot;)">
            <text:p/>
          </table:table-cell>
          <table:table-cell table:formula="of:=IF(AND([.C112]&lt;=[.F112];[.D112]=1);&quot;Up&quot;;&quot;&quot;)">
            <text:p/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36">
            <text:p>1936</text:p>
          </table:table-cell>
          <table:table-cell table:formula="of:=IF(AND([.C113]&gt;[.F113];[.D113]=0);&quot;Down&quot;;&quot;&quot;)">
            <text:p/>
          </table:table-cell>
          <table:table-cell table:formula="of:=IF(AND([.C113]&lt;=[.F113];[.D113]=1);&quot;Up&quot;;&quot;&quot;)">
            <text:p/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02">
            <text:p>1902</text:p>
          </table:table-cell>
          <table:table-cell table:formula="of:=IF(AND([.C114]&gt;[.F114];[.D114]=0);&quot;Down&quot;;&quot;&quot;)">
            <text:p/>
          </table:table-cell>
          <table:table-cell table:formula="of:=IF(AND([.C114]&lt;=[.F114];[.D114]=1);&quot;Up&quot;;&quot;&quot;)">
            <text:p/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663">
            <text:p>663</text:p>
          </table:table-cell>
          <table:table-cell table:formula="of:=IF(AND([.C115]&gt;[.F115];[.D115]=0);&quot;Down&quot;;&quot;&quot;)">
            <text:p/>
          </table:table-cell>
          <table:table-cell table:formula="of:=IF(AND([.C115]&lt;=[.F115];[.D115]=1);&quot;Up&quot;;&quot;&quot;)">
            <text:p/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26">
            <text:p>826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>
            <text:p/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13">
            <text:p>1513</text:p>
          </table:table-cell>
          <table:table-cell table:formula="of:=IF(AND([.C117]&gt;[.F117];[.D117]=0);&quot;Down&quot;;&quot;&quot;)">
            <text:p/>
          </table:table-cell>
          <table:table-cell table:formula="of:=IF(AND([.C117]&lt;=[.F117];[.D117]=1);&quot;Up&quot;;&quot;&quot;)">
            <text:p/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274">
            <text:p>1274</text:p>
          </table:table-cell>
          <table:table-cell table:formula="of:=IF(AND([.C118]&gt;[.F118];[.D118]=0);&quot;Down&quot;;&quot;&quot;)">
            <text:p/>
          </table:table-cell>
          <table:table-cell table:formula="of:=IF(AND([.C118]&lt;=[.F118];[.D118]=1);&quot;Up&quot;;&quot;&quot;)">
            <text:p/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969">
            <text:p>969</text:p>
          </table:table-cell>
          <table:table-cell table:formula="of:=IF(AND([.C119]&gt;[.F119];[.D119]=0);&quot;Down&quot;;&quot;&quot;)">
            <text:p/>
          </table:table-cell>
          <table:table-cell table:formula="of:=IF(AND([.C119]&lt;=[.F119];[.D119]=1);&quot;Up&quot;;&quot;&quot;)">
            <text:p/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7">
            <text:p>2497</text:p>
          </table:table-cell>
          <table:table-cell table:formula="of:=IF(AND([.C120]&gt;[.F120];[.D120]=0);&quot;Down&quot;;&quot;&quot;)">
            <text:p/>
          </table:table-cell>
          <table:table-cell table:formula="of:=IF(AND([.C120]&lt;=[.F120];[.D120]=1);&quot;Up&quot;;&quot;&quot;)">
            <text:p/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table:formula="of:=IF(AND([.C121]&gt;[.F121];[.D121]=0);&quot;Down&quot;;&quot;&quot;)">
            <text:p/>
          </table:table-cell>
          <table:table-cell table:formula="of:=IF(AND([.C121]&lt;=[.F121];[.D121]=1);&quot;Up&quot;;&quot;&quot;)">
            <text:p/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789">
            <text:p>1789</text:p>
          </table:table-cell>
          <table:table-cell table:formula="of:=IF(AND([.C122]&gt;[.F122];[.D122]=0);&quot;Down&quot;;&quot;&quot;)">
            <text:p/>
          </table:table-cell>
          <table:table-cell table:formula="of:=IF(AND([.C122]&lt;=[.F122];[.D122]=1);&quot;Up&quot;;&quot;&quot;)">
            <text:p/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686">
            <text:p>686</text:p>
          </table:table-cell>
          <table:table-cell table:formula="of:=IF(AND([.C123]&gt;[.F123];[.D123]=0);&quot;Down&quot;;&quot;&quot;)">
            <text:p/>
          </table:table-cell>
          <table:table-cell table:formula="of:=IF(AND([.C123]&lt;=[.F123];[.D123]=1);&quot;Up&quot;;&quot;&quot;)">
            <text:p/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11">
            <text:p>1211</text:p>
          </table:table-cell>
          <table:table-cell table:formula="of:=IF(AND([.C124]&gt;[.F124];[.D124]=0);&quot;Down&quot;;&quot;&quot;)">
            <text:p/>
          </table:table-cell>
          <table:table-cell table:formula="of:=IF(AND([.C124]&lt;=[.F124];[.D124]=1);&quot;Up&quot;;&quot;&quot;)">
            <text:p/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5">
            <text:p>1725</text:p>
          </table:table-cell>
          <table:table-cell table:formula="of:=IF(AND([.C126]&gt;[.F126];[.D126]=0);&quot;Down&quot;;&quot;&quot;)">
            <text:p/>
          </table:table-cell>
          <table:table-cell table:formula="of:=IF(AND([.C126]&lt;=[.F126];[.D126]=1);&quot;Up&quot;;&quot;&quot;)">
            <text:p/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27">
            <text:p>4927</text:p>
          </table:table-cell>
          <table:table-cell office:value-type="float" office:value="4690">
            <text:p>4690</text:p>
          </table:table-cell>
          <table:table-cell table:formula="of:=IF(AND([.C127]&gt;[.F127];[.D127]=0);&quot;Down&quot;;&quot;&quot;)">
            <text:p/>
          </table:table-cell>
          <table:table-cell table:formula="of:=IF(AND([.C127]&lt;=[.F127];[.D127]=1);&quot;Up&quot;;&quot;&quot;)">
            <text:p/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6220">
            <text:p>6220</text:p>
          </table:table-cell>
          <table:table-cell office:value-type="float" office:value="1">
            <text:p>1</text:p>
          </table:table-cell>
          <table:table-cell office:value-type="float" office:value="6268">
            <text:p>6268</text:p>
          </table:table-cell>
          <table:table-cell office:value-type="float" office:value="5890">
            <text:p>5890</text:p>
          </table:table-cell>
          <table:table-cell table:formula="of:=IF(AND([.C128]&gt;[.F128];[.D128]=0);&quot;Down&quot;;&quot;&quot;)">
            <text:p/>
          </table:table-cell>
          <table:table-cell table:formula="of:=IF(AND([.C128]&lt;=[.F128];[.D128]=1);&quot;Up&quot;;&quot;&quot;)">
            <text:p/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float" office:value="1186">
            <text:p>1186</text:p>
          </table:table-cell>
          <table:table-cell table:formula="of:=IF(AND([.C129]&gt;[.F129];[.D129]=0);&quot;Down&quot;;&quot;&quot;)">
            <text:p/>
          </table:table-cell>
          <table:table-cell table:formula="of:=IF(AND([.C129]&lt;=[.F129];[.D129]=1);&quot;Up&quot;;&quot;&quot;)">
            <text:p/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5613">
            <text:p>5613</text:p>
          </table:table-cell>
          <table:table-cell office:value-type="float" office:value="5296">
            <text:p>5296</text:p>
          </table:table-cell>
          <table:table-cell table:formula="of:=IF(AND([.C130]&gt;[.F130];[.D130]=0);&quot;Down&quot;;&quot;&quot;)">
            <text:p/>
          </table:table-cell>
          <table:table-cell table:formula="of:=IF(AND([.C130]&lt;=[.F130];[.D130]=1);&quot;Up&quot;;&quot;&quot;)">
            <text:p/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962">
            <text:p>5962</text:p>
          </table:table-cell>
          <table:table-cell office:value-type="float" office:value="1">
            <text:p>1</text:p>
          </table:table-cell>
          <table:table-cell office:value-type="float" office:value="5963">
            <text:p>5963</text:p>
          </table:table-cell>
          <table:table-cell office:value-type="float" office:value="5700">
            <text:p>5700</text:p>
          </table:table-cell>
          <table:table-cell table:formula="of:=IF(AND([.C131]&gt;[.F131];[.D131]=0);&quot;Down&quot;;&quot;&quot;)">
            <text:p/>
          </table:table-cell>
          <table:table-cell table:formula="of:=IF(AND([.C131]&lt;=[.F131];[.D131]=1);&quot;Up&quot;;&quot;&quot;)">
            <text:p/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695">
            <text:p>1695</text:p>
          </table:table-cell>
          <table:table-cell table:formula="of:=IF(AND([.C132]&gt;[.F132];[.D132]=0);&quot;Down&quot;;&quot;&quot;)">
            <text:p/>
          </table:table-cell>
          <table:table-cell table:formula="of:=IF(AND([.C132]&lt;=[.F132];[.D132]=1);&quot;Up&quot;;&quot;&quot;)">
            <text:p/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 office:value-type="float" office:value="1250">
            <text:p>1250</text:p>
          </table:table-cell>
          <table:table-cell table:formula="of:=IF(AND([.C133]&gt;[.F133];[.D133]=0);&quot;Down&quot;;&quot;&quot;)">
            <text:p/>
          </table:table-cell>
          <table:table-cell table:formula="of:=IF(AND([.C133]&lt;=[.F133];[.D133]=1);&quot;Up&quot;;&quot;&quot;)">
            <text:p/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555">
            <text:p>4555</text:p>
          </table:table-cell>
          <table:table-cell table:formula="of:=IF(AND([.C134]&gt;[.F134];[.D134]=0);&quot;Down&quot;;&quot;&quot;)">
            <text:p/>
          </table:table-cell>
          <table:table-cell table:formula="of:=IF(AND([.C134]&lt;=[.F134];[.D134]=1);&quot;Up&quot;;&quot;&quot;)">
            <text:p/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float" office:value="2054">
            <text:p>2054</text:p>
          </table:table-cell>
          <table:table-cell table:formula="of:=IF(AND([.C135]&gt;[.F135];[.D135]=0);&quot;Down&quot;;&quot;&quot;)">
            <text:p/>
          </table:table-cell>
          <table:table-cell table:formula="of:=IF(AND([.C135]&lt;=[.F135];[.D135]=1);&quot;Up&quot;;&quot;&quot;)">
            <text:p/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571">
            <text:p>4571</text:p>
          </table:table-cell>
          <table:table-cell office:value-type="float" office:value="4295">
            <text:p>4295</text:p>
          </table:table-cell>
          <table:table-cell table:formula="of:=IF(AND([.C136]&gt;[.F136];[.D136]=0);&quot;Down&quot;;&quot;&quot;)">
            <text:p/>
          </table:table-cell>
          <table:table-cell table:formula="of:=IF(AND([.C136]&lt;=[.F136];[.D136]=1);&quot;Up&quot;;&quot;&quot;)">
            <text:p/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730">
            <text:p>5730</text:p>
          </table:table-cell>
          <table:table-cell office:value-type="float" office:value="1">
            <text:p>1</text:p>
          </table:table-cell>
          <table:table-cell office:value-type="float" office:value="5701">
            <text:p>5701</text:p>
          </table:table-cell>
          <table:table-cell office:value-type="float" office:value="5500">
            <text:p>550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>
            <text:p/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8274">
            <text:p>8274</text:p>
          </table:table-cell>
          <table:table-cell office:value-type="float" office:value="1">
            <text:p>1</text:p>
          </table:table-cell>
          <table:table-cell office:value-type="float" office:value="8162">
            <text:p>8162</text:p>
          </table:table-cell>
          <table:table-cell office:value-type="float" office:value="7653">
            <text:p>7653</text:p>
          </table:table-cell>
          <table:table-cell table:formula="of:=IF(AND([.C138]&gt;[.F138];[.D138]=0);&quot;Down&quot;;&quot;&quot;)">
            <text:p/>
          </table:table-cell>
          <table:table-cell table:formula="of:=IF(AND([.C138]&lt;=[.F138];[.D138]=1);&quot;Up&quot;;&quot;&quot;)">
            <text:p/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2097">
            <text:p>2097</text:p>
          </table:table-cell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2003">
            <text:p>2003</text:p>
          </table:table-cell>
          <table:table-cell table:formula="of:=IF(AND([.C139]&gt;[.F139];[.D139]=0);&quot;Down&quot;;&quot;&quot;)">
            <text:p/>
          </table:table-cell>
          <table:table-cell table:formula="of:=IF(AND([.C139]&lt;=[.F139];[.D139]=1);&quot;Up&quot;;&quot;&quot;)">
            <text:p/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5480">
            <text:p>15480</text:p>
          </table:table-cell>
          <table:table-cell office:value-type="float" office:value="1">
            <text:p>1</text:p>
          </table:table-cell>
          <table:table-cell office:value-type="float" office:value="15519">
            <text:p>15519</text:p>
          </table:table-cell>
          <table:table-cell office:value-type="float" office:value="14680">
            <text:p>14680</text:p>
          </table:table-cell>
          <table:table-cell table:formula="of:=IF(AND([.C140]&gt;[.F140];[.D140]=0);&quot;Down&quot;;&quot;&quot;)">
            <text:p/>
          </table:table-cell>
          <table:table-cell table:formula="of:=IF(AND([.C140]&lt;=[.F140];[.D140]=1);&quot;Up&quot;;&quot;&quot;)">
            <text:p/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030">
            <text:p>4030</text:p>
          </table:table-cell>
          <table:table-cell table:formula="of:=IF(AND([.C141]&gt;[.F141];[.D141]=0);&quot;Down&quot;;&quot;&quot;)">
            <text:p/>
          </table:table-cell>
          <table:table-cell table:formula="of:=IF(AND([.C141]&lt;=[.F141];[.D141]=1);&quot;Up&quot;;&quot;&quot;)">
            <text:p/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810">
            <text:p>7810</text:p>
          </table:table-cell>
          <table:table-cell office:value-type="float" office:value="1">
            <text:p>1</text:p>
          </table:table-cell>
          <table:table-cell office:value-type="float" office:value="7710">
            <text:p>7710</text:p>
          </table:table-cell>
          <table:table-cell office:value-type="float" office:value="7390">
            <text:p>7390</text:p>
          </table:table-cell>
          <table:table-cell table:formula="of:=IF(AND([.C142]&gt;[.F142];[.D142]=0);&quot;Down&quot;;&quot;&quot;)">
            <text:p/>
          </table:table-cell>
          <table:table-cell table:formula="of:=IF(AND([.C142]&lt;=[.F142];[.D142]=1);&quot;Up&quot;;&quot;&quot;)">
            <text:p/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float" office:value="2555">
            <text:p>2555</text:p>
          </table:table-cell>
          <table:table-cell table:formula="of:=IF(AND([.C143]&gt;[.F143];[.D143]=0);&quot;Down&quot;;&quot;&quot;)">
            <text:p/>
          </table:table-cell>
          <table:table-cell table:formula="of:=IF(AND([.C143]&lt;=[.F143];[.D143]=1);&quot;Up&quot;;&quot;&quot;)">
            <text:p/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3165">
            <text:p>3165</text:p>
          </table:table-cell>
          <table:table-cell table:formula="of:=IF(AND([.C144]&gt;[.F144];[.D144]=0);&quot;Down&quot;;&quot;&quot;)">
            <text:p/>
          </table:table-cell>
          <table:table-cell table:formula="of:=IF(AND([.C144]&lt;=[.F144];[.D144]=1);&quot;Up&quot;;&quot;&quot;)">
            <text:p/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90">
            <text:p>4990</text:p>
          </table:table-cell>
          <table:table-cell table:formula="of:=IF(AND([.C145]&gt;[.F145];[.D145]=0);&quot;Down&quot;;&quot;&quot;)">
            <text:p/>
          </table:table-cell>
          <table:table-cell table:formula="of:=IF(AND([.C145]&lt;=[.F145];[.D145]=1);&quot;Up&quot;;&quot;&quot;)">
            <text:p/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659">
            <text:p>7659</text:p>
          </table:table-cell>
          <table:table-cell office:value-type="float" office:value="7370">
            <text:p>7370</text:p>
          </table:table-cell>
          <table:table-cell table:formula="of:=IF(AND([.C146]&gt;[.F146];[.D146]=0);&quot;Down&quot;;&quot;&quot;)">
            <text:p/>
          </table:table-cell>
          <table:table-cell table:formula="of:=IF(AND([.C146]&lt;=[.F146];[.D146]=1);&quot;Up&quot;;&quot;&quot;)">
            <text:p/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194">
            <text:p>2194</text:p>
          </table:table-cell>
          <table:table-cell table:formula="of:=IF(AND([.C147]&gt;[.F147];[.D147]=0);&quot;Down&quot;;&quot;&quot;)">
            <text:p/>
          </table:table-cell>
          <table:table-cell table:formula="of:=IF(AND([.C147]&lt;=[.F147];[.D147]=1);&quot;Up&quot;;&quot;&quot;)">
            <text:p/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054">
            <text:p>2054</text:p>
          </table:table-cell>
          <table:table-cell table:formula="of:=IF(AND([.C148]&gt;[.F148];[.D148]=0);&quot;Down&quot;;&quot;&quot;)">
            <text:p/>
          </table:table-cell>
          <table:table-cell table:formula="of:=IF(AND([.C148]&lt;=[.F148];[.D148]=1);&quot;Up&quot;;&quot;&quot;)">
            <text:p/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2660">
            <text:p>2660</text:p>
          </table:table-cell>
          <table:table-cell table:formula="of:=IF(AND([.C149]&gt;[.F149];[.D149]=0);&quot;Down&quot;;&quot;&quot;)" office:value-type="string" office:string-value="Down">
            <text:p>Down</text:p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851">
            <text:p>3851</text:p>
          </table:table-cell>
          <table:table-cell table:formula="of:=IF(AND([.C150]&gt;[.F150];[.D150]=0);&quot;Down&quot;;&quot;&quot;)">
            <text:p/>
          </table:table-cell>
          <table:table-cell table:formula="of:=IF(AND([.C150]&lt;=[.F150];[.D150]=1);&quot;Up&quot;;&quot;&quot;)">
            <text:p/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  <table:table-cell office:value-type="float" office:value="7850">
            <text:p>7850</text:p>
          </table:table-cell>
          <table:table-cell office:value-type="float" office:value="7430">
            <text:p>7430</text:p>
          </table:table-cell>
          <table:table-cell table:formula="of:=IF(AND([.C151]&gt;[.F151];[.D151]=0);&quot;Down&quot;;&quot;&quot;)">
            <text:p/>
          </table:table-cell>
          <table:table-cell table:formula="of:=IF(AND([.C151]&lt;=[.F151];[.D151]=1);&quot;Up&quot;;&quot;&quot;)">
            <text:p/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372">
            <text:p>2372</text:p>
          </table:table-cell>
          <table:table-cell table:formula="of:=IF(AND([.C153]&gt;[.F153];[.D153]=0);&quot;Down&quot;;&quot;&quot;)">
            <text:p/>
          </table:table-cell>
          <table:table-cell table:formula="of:=IF(AND([.C153]&lt;=[.F153];[.D153]=1);&quot;Up&quot;;&quot;&quot;)">
            <text:p/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09">
            <text:p>1909</text:p>
          </table:table-cell>
          <table:table-cell office:value-type="float" office:value="1835">
            <text:p>1835</text:p>
          </table:table-cell>
          <table:table-cell table:formula="of:=IF(AND([.C154]&gt;[.F154];[.D154]=0);&quot;Down&quot;;&quot;&quot;)">
            <text:p/>
          </table:table-cell>
          <table:table-cell table:formula="of:=IF(AND([.C154]&lt;=[.F154];[.D154]=1);&quot;Up&quot;;&quot;&quot;)">
            <text:p/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table:formula="of:=IF(AND([.C155]&gt;[.F155];[.D155]=0);&quot;Down&quot;;&quot;&quot;)">
            <text:p/>
          </table:table-cell>
          <table:table-cell table:formula="of:=IF(AND([.C155]&lt;=[.F155];[.D155]=1);&quot;Up&quot;;&quot;&quot;)">
            <text:p/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 table:formula="of:=IF(AND([.C156]&gt;[.F156];[.D156]=0);&quot;Down&quot;;&quot;&quot;)">
            <text:p/>
          </table:table-cell>
          <table:table-cell table:formula="of:=IF(AND([.C156]&lt;=[.F156];[.D156]=1);&quot;Up&quot;;&quot;&quot;)">
            <text:p/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336">
            <text:p>2336</text:p>
          </table:table-cell>
          <table:table-cell table:formula="of:=IF(AND([.C157]&gt;[.F157];[.D157]=0);&quot;Down&quot;;&quot;&quot;)">
            <text:p/>
          </table:table-cell>
          <table:table-cell table:formula="of:=IF(AND([.C157]&lt;=[.F157];[.D157]=1);&quot;Up&quot;;&quot;&quot;)">
            <text:p/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96">
            <text:p>2396</text:p>
          </table:table-cell>
          <table:table-cell table:formula="of:=IF(AND([.C158]&gt;[.F158];[.D158]=0);&quot;Down&quot;;&quot;&quot;)">
            <text:p/>
          </table:table-cell>
          <table:table-cell table:formula="of:=IF(AND([.C158]&lt;=[.F158];[.D158]=1);&quot;Up&quot;;&quot;&quot;)">
            <text:p/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422">
            <text:p>1422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float" office:value="1369">
            <text:p>1369</text:p>
          </table:table-cell>
          <table:table-cell table:formula="of:=IF(AND([.C159]&gt;[.F159];[.D159]=0);&quot;Down&quot;;&quot;&quot;)">
            <text:p/>
          </table:table-cell>
          <table:table-cell table:formula="of:=IF(AND([.C159]&lt;=[.F159];[.D159]=1);&quot;Up&quot;;&quot;&quot;)">
            <text:p/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3212">
            <text:p>3212</text:p>
          </table:table-cell>
          <table:table-cell office:value-type="float" office:value="3120">
            <text:p>3120</text:p>
          </table:table-cell>
          <table:table-cell table:formula="of:=IF(AND([.C160]&gt;[.F160];[.D160]=0);&quot;Down&quot;;&quot;&quot;)">
            <text:p/>
          </table:table-cell>
          <table:table-cell table:formula="of:=IF(AND([.C160]&lt;=[.F160];[.D160]=1);&quot;Up&quot;;&quot;&quot;)">
            <text:p/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410">
            <text:p>541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140">
            <text:p>5140</text:p>
          </table:table-cell>
          <table:table-cell table:formula="of:=IF(AND([.C161]&gt;[.F161];[.D161]=0);&quot;Down&quot;;&quot;&quot;)">
            <text:p/>
          </table:table-cell>
          <table:table-cell table:formula="of:=IF(AND([.C161]&lt;=[.F161];[.D161]=1);&quot;Up&quot;;&quot;&quot;)">
            <text:p/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C162]&gt;[.F162];[.D162]=0);&quot;Down&quot;;&quot;&quot;)">
            <text:p/>
          </table:table-cell>
          <table:table-cell table:formula="of:=IF(AND([.C162]&lt;=[.F162];[.D162]=1);&quot;Up&quot;;&quot;&quot;)">
            <text:p/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315">
            <text:p>4315</text:p>
          </table:table-cell>
          <table:table-cell office:value-type="float" office:value="1">
            <text:p>1</text:p>
          </table:table-cell>
          <table:table-cell office:value-type="float" office:value="4334">
            <text:p>4334</text:p>
          </table:table-cell>
          <table:table-cell office:value-type="float" office:value="4180">
            <text:p>4180</text:p>
          </table:table-cell>
          <table:table-cell table:formula="of:=IF(AND([.C163]&gt;[.F163];[.D163]=0);&quot;Down&quot;;&quot;&quot;)">
            <text:p/>
          </table:table-cell>
          <table:table-cell table:formula="of:=IF(AND([.C163]&lt;=[.F163];[.D163]=1);&quot;Up&quot;;&quot;&quot;)">
            <text:p/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70">
            <text:p>1170</text:p>
          </table:table-cell>
          <table:table-cell table:formula="of:=IF(AND([.C164]&gt;[.F164];[.D164]=0);&quot;Down&quot;;&quot;&quot;)">
            <text:p/>
          </table:table-cell>
          <table:table-cell table:formula="of:=IF(AND([.C164]&lt;=[.F164];[.D164]=1);&quot;Up&quot;;&quot;&quot;)">
            <text:p/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4900">
            <text:p>4900</text:p>
          </table:table-cell>
          <table:table-cell table:formula="of:=IF(AND([.C165]&gt;[.F165];[.D165]=0);&quot;Down&quot;;&quot;&quot;)">
            <text:p/>
          </table:table-cell>
          <table:table-cell table:formula="of:=IF(AND([.C165]&lt;=[.F165];[.D165]=1);&quot;Up&quot;;&quot;&quot;)">
            <text:p/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760">
            <text:p>1760</text:p>
          </table:table-cell>
          <table:table-cell table:formula="of:=IF(AND([.C166]&gt;[.F166];[.D166]=0);&quot;Down&quot;;&quot;&quot;)">
            <text:p/>
          </table:table-cell>
          <table:table-cell table:formula="of:=IF(AND([.C166]&lt;=[.F166];[.D166]=1);&quot;Up&quot;;&quot;&quot;)">
            <text:p/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table:formula="of:=IF(AND([.C167]&gt;[.F167];[.D167]=0);&quot;Down&quot;;&quot;&quot;)">
            <text:p/>
          </table:table-cell>
          <table:table-cell table:formula="of:=IF(AND([.C167]&lt;=[.F167];[.D167]=1);&quot;Up&quot;;&quot;&quot;)">
            <text:p/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20">
            <text:p>1220</text:p>
          </table:table-cell>
          <table:table-cell table:formula="of:=IF(AND([.C168]&gt;[.F168];[.D168]=0);&quot;Down&quot;;&quot;&quot;)">
            <text:p/>
          </table:table-cell>
          <table:table-cell table:formula="of:=IF(AND([.C168]&lt;=[.F168];[.D168]=1);&quot;Up&quot;;&quot;&quot;)">
            <text:p/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2154">
            <text:p>2154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065">
            <text:p>2065</text:p>
          </table:table-cell>
          <table:table-cell table:formula="of:=IF(AND([.C169]&gt;[.F169];[.D169]=0);&quot;Down&quot;;&quot;&quot;)">
            <text:p/>
          </table:table-cell>
          <table:table-cell table:formula="of:=IF(AND([.C169]&lt;=[.F169];[.D169]=1);&quot;Up&quot;;&quot;&quot;)">
            <text:p/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4500">
            <text:p>4500</text:p>
          </table:table-cell>
          <table:table-cell table:formula="of:=IF(AND([.C170]&gt;[.F170];[.D170]=0);&quot;Down&quot;;&quot;&quot;)">
            <text:p/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633">
            <text:p>1633</text:p>
          </table:table-cell>
          <table:table-cell table:formula="of:=IF(AND([.C171]&gt;[.F171];[.D171]=0);&quot;Down&quot;;&quot;&quot;)">
            <text:p/>
          </table:table-cell>
          <table:table-cell table:formula="of:=IF(AND([.C171]&lt;=[.F171];[.D171]=1);&quot;Up&quot;;&quot;&quot;)">
            <text:p/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table:formula="of:=IF(AND([.C172]&gt;[.F172];[.D172]=0);&quot;Down&quot;;&quot;&quot;)" office:value-type="string" office:string-value="Down">
            <text:p>Down</text:p>
          </table:table-cell>
          <table:table-cell table:formula="of:=IF(AND([.C172]&lt;=[.F172];[.D172]=1);&quot;Up&quot;;&quot;&quot;)">
            <text:p/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365">
            <text:p>6365</text:p>
          </table:table-cell>
          <table:table-cell office:value-type="float" office:value="6160">
            <text:p>6160</text:p>
          </table:table-cell>
          <table:table-cell table:formula="of:=IF(AND([.C173]&gt;[.F173];[.D173]=0);&quot;Down&quot;;&quot;&quot;)" office:value-type="string" office:string-value="Down">
            <text:p>Down</text:p>
          </table:table-cell>
          <table:table-cell table:formula="of:=IF(AND([.C173]&lt;=[.F173];[.D173]=1);&quot;Up&quot;;&quot;&quot;)">
            <text:p/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02">
            <text:p>802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>
            <text:p/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C175]&gt;[.F175];[.D175]=0);&quot;Down&quot;;&quot;&quot;)" office:value-type="string" office:string-value="Down">
            <text:p>Down</text:p>
          </table:table-cell>
          <table:table-cell table:formula="of:=IF(AND([.C175]&lt;=[.F175];[.D175]=1);&quot;Up&quot;;&quot;&quot;)">
            <text:p/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06">
            <text:p>1406</text:p>
          </table:table-cell>
          <table:table-cell table:formula="of:=IF(AND([.C176]&gt;[.F176];[.D176]=0);&quot;Down&quot;;&quot;&quot;)">
            <text:p/>
          </table:table-cell>
          <table:table-cell table:formula="of:=IF(AND([.C176]&lt;=[.F176];[.D176]=1);&quot;Up&quot;;&quot;&quot;)">
            <text:p/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61">
            <text:p>1161</text:p>
          </table:table-cell>
          <table:table-cell table:formula="of:=IF(AND([.C177]&gt;[.F177];[.D177]=0);&quot;Down&quot;;&quot;&quot;)" office:value-type="string" office:string-value="Down">
            <text:p>Down</text:p>
          </table:table-cell>
          <table:table-cell table:formula="of:=IF(AND([.C177]&lt;=[.F177];[.D177]=1);&quot;Up&quot;;&quot;&quot;)">
            <text:p/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511">
            <text:p>511</text:p>
          </table:table-cell>
          <table:table-cell table:formula="of:=IF(AND([.C178]&gt;[.F178];[.D178]=0);&quot;Down&quot;;&quot;&quot;)">
            <text:p/>
          </table:table-cell>
          <table:table-cell table:formula="of:=IF(AND([.C178]&lt;=[.F178];[.D178]=1);&quot;Up&quot;;&quot;&quot;)">
            <text:p/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16">
            <text:p>316</text:p>
          </table:table-cell>
          <table:table-cell table:formula="of:=IF(AND([.C179]&gt;[.F179];[.D179]=0);&quot;Down&quot;;&quot;&quot;)">
            <text:p/>
          </table:table-cell>
          <table:table-cell table:formula="of:=IF(AND([.C179]&lt;=[.F179];[.D179]=1);&quot;Up&quot;;&quot;&quot;)">
            <text:p/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office:value-type="float" office:value="4990">
            <text:p>4990</text:p>
          </table:table-cell>
          <table:table-cell office:value-type="float" office:value="4777">
            <text:p>4777</text:p>
          </table:table-cell>
          <table:table-cell table:formula="of:=IF(AND([.C180]&gt;[.F180];[.D180]=0);&quot;Down&quot;;&quot;&quot;)">
            <text:p/>
          </table:table-cell>
          <table:table-cell table:formula="of:=IF(AND([.C180]&lt;=[.F180];[.D180]=1);&quot;Up&quot;;&quot;&quot;)">
            <text:p/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1289">
            <text:p>1289</text:p>
          </table:table-cell>
          <table:table-cell table:formula="of:=IF(AND([.C181]&gt;[.F181];[.D181]=0);&quot;Down&quot;;&quot;&quot;)">
            <text:p/>
          </table:table-cell>
          <table:table-cell table:formula="of:=IF(AND([.C181]&lt;=[.F181];[.D181]=1);&quot;Up&quot;;&quot;&quot;)">
            <text:p/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468">
            <text:p>2468</text:p>
          </table:table-cell>
          <table:table-cell table:formula="of:=IF(AND([.C182]&gt;[.F182];[.D182]=0);&quot;Down&quot;;&quot;&quot;)">
            <text:p/>
          </table:table-cell>
          <table:table-cell table:formula="of:=IF(AND([.C182]&lt;=[.F182];[.D182]=1);&quot;Up&quot;;&quot;&quot;)">
            <text:p/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23">
            <text:p>1023</text:p>
          </table:table-cell>
          <table:table-cell table:formula="of:=IF(AND([.C183]&gt;[.F183];[.D183]=0);&quot;Down&quot;;&quot;&quot;)" office:value-type="string" office:string-value="Down">
            <text:p>Down</text:p>
          </table:table-cell>
          <table:table-cell table:formula="of:=IF(AND([.C183]&lt;=[.F183];[.D183]=1);&quot;Up&quot;;&quot;&quot;)">
            <text:p/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2010">
            <text:p>12010</text:p>
          </table:table-cell>
          <table:table-cell office:value-type="float" office:value="1">
            <text:p>1</text:p>
          </table:table-cell>
          <table:table-cell office:value-type="float" office:value="11969">
            <text:p>11969</text:p>
          </table:table-cell>
          <table:table-cell office:value-type="float" office:value="11120">
            <text:p>1112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>
            <text:p/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7260">
            <text:p>7260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office:value-type="float" office:value="7050">
            <text:p>7050</text:p>
          </table:table-cell>
          <table:table-cell table:formula="of:=IF(AND([.C185]&gt;[.F185];[.D185]=0);&quot;Down&quot;;&quot;&quot;)">
            <text:p/>
          </table:table-cell>
          <table:table-cell table:formula="of:=IF(AND([.C185]&lt;=[.F185];[.D185]=1);&quot;Up&quot;;&quot;&quot;)">
            <text:p/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9430">
            <text:p>9430</text:p>
          </table:table-cell>
          <table:table-cell office:value-type="float" office:value="1">
            <text:p>1</text:p>
          </table:table-cell>
          <table:table-cell office:value-type="float" office:value="9375">
            <text:p>9375</text:p>
          </table:table-cell>
          <table:table-cell office:value-type="float" office:value="8870">
            <text:p>887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>
            <text:p/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062">
            <text:p>1062</text:p>
          </table:table-cell>
          <table:table-cell table:formula="of:=IF(AND([.C187]&gt;[.F187];[.D187]=0);&quot;Down&quot;;&quot;&quot;)">
            <text:p/>
          </table:table-cell>
          <table:table-cell table:formula="of:=IF(AND([.C187]&lt;=[.F187];[.D187]=1);&quot;Up&quot;;&quot;&quot;)">
            <text:p/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06">
            <text:p>1006</text:p>
          </table:table-cell>
          <table:table-cell table:formula="of:=IF(AND([.C188]&gt;[.F188];[.D188]=0);&quot;Down&quot;;&quot;&quot;)">
            <text:p/>
          </table:table-cell>
          <table:table-cell table:formula="of:=IF(AND([.C188]&lt;=[.F188];[.D188]=1);&quot;Up&quot;;&quot;&quot;)">
            <text:p/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85">
            <text:p>1185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>
            <text:p/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2003">
            <text:p>2003</text:p>
          </table:table-cell>
          <table:table-cell table:formula="of:=IF(AND([.C190]&gt;[.F190];[.D190]=0);&quot;Down&quot;;&quot;&quot;)">
            <text:p/>
          </table:table-cell>
          <table:table-cell table:formula="of:=IF(AND([.C190]&lt;=[.F190];[.D190]=1);&quot;Up&quot;;&quot;&quot;)">
            <text:p/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55">
            <text:p>455</text:p>
          </table:table-cell>
          <table:table-cell table:formula="of:=IF(AND([.C191]&gt;[.F191];[.D191]=0);&quot;Down&quot;;&quot;&quot;)">
            <text:p/>
          </table:table-cell>
          <table:table-cell table:formula="of:=IF(AND([.C191]&lt;=[.F191];[.D191]=1);&quot;Up&quot;;&quot;&quot;)">
            <text:p/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2558">
            <text:p>2558</text:p>
          </table:table-cell>
          <table:table-cell table:formula="of:=IF(AND([.C193]&gt;[.F193];[.D193]=0);&quot;Down&quot;;&quot;&quot;)">
            <text:p/>
          </table:table-cell>
          <table:table-cell table:formula="of:=IF(AND([.C193]&lt;=[.F193];[.D193]=1);&quot;Up&quot;;&quot;&quot;)">
            <text:p/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3878">
            <text:p>3878</text:p>
          </table:table-cell>
          <table:table-cell table:formula="of:=IF(AND([.C194]&gt;[.F194];[.D194]=0);&quot;Down&quot;;&quot;&quot;)">
            <text:p/>
          </table:table-cell>
          <table:table-cell table:formula="of:=IF(AND([.C194]&lt;=[.F194];[.D194]=1);&quot;Up&quot;;&quot;&quot;)">
            <text:p/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624">
            <text:p>1624</text:p>
          </table:table-cell>
          <table:table-cell table:formula="of:=IF(AND([.C195]&gt;[.F195];[.D195]=0);&quot;Down&quot;;&quot;&quot;)">
            <text:p/>
          </table:table-cell>
          <table:table-cell table:formula="of:=IF(AND([.C195]&lt;=[.F195];[.D195]=1);&quot;Up&quot;;&quot;&quot;)">
            <text:p/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918">
            <text:p>2918</text:p>
          </table:table-cell>
          <table:table-cell office:value-type="float" office:value="2825">
            <text:p>2825</text:p>
          </table:table-cell>
          <table:table-cell table:formula="of:=IF(AND([.C196]&gt;[.F196];[.D196]=0);&quot;Down&quot;;&quot;&quot;)">
            <text:p/>
          </table:table-cell>
          <table:table-cell table:formula="of:=IF(AND([.C196]&lt;=[.F196];[.D196]=1);&quot;Up&quot;;&quot;&quot;)">
            <text:p/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table:formula="of:=IF(AND([.C197]&gt;[.F197];[.D197]=0);&quot;Down&quot;;&quot;&quot;)">
            <text:p/>
          </table:table-cell>
          <table:table-cell table:formula="of:=IF(AND([.C197]&lt;=[.F197];[.D197]=1);&quot;Up&quot;;&quot;&quot;)">
            <text:p/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703">
            <text:p>703</text:p>
          </table:table-cell>
          <table:table-cell table:formula="of:=IF(AND([.C198]&gt;[.F198];[.D198]=0);&quot;Down&quot;;&quot;&quot;)">
            <text:p/>
          </table:table-cell>
          <table:table-cell table:formula="of:=IF(AND([.C198]&lt;=[.F198];[.D198]=1);&quot;Up&quot;;&quot;&quot;)">
            <text:p/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table:formula="of:=IF(AND([.C199]&gt;[.F199];[.D199]=0);&quot;Down&quot;;&quot;&quot;)">
            <text:p/>
          </table:table-cell>
          <table:table-cell table:formula="of:=IF(AND([.C199]&lt;=[.F199];[.D199]=1);&quot;Up&quot;;&quot;&quot;)">
            <text:p/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table:formula="of:=IF(AND([.C200]&gt;[.F200];[.D200]=0);&quot;Down&quot;;&quot;&quot;)">
            <text:p/>
          </table:table-cell>
          <table:table-cell table:formula="of:=IF(AND([.C200]&lt;=[.F200];[.D200]=1);&quot;Up&quot;;&quot;&quot;)">
            <text:p/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93">
            <text:p>1793</text:p>
          </table:table-cell>
          <table:table-cell office:value-type="float" office:value="1686">
            <text:p>1686</text:p>
          </table:table-cell>
          <table:table-cell table:formula="of:=IF(AND([.C201]&gt;[.F201];[.D201]=0);&quot;Down&quot;;&quot;&quot;)">
            <text:p/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2982">
            <text:p>2982</text:p>
          </table:table-cell>
          <table:table-cell office:value-type="float" office:value="1">
            <text:p>1</text:p>
          </table:table-cell>
          <table:table-cell office:value-type="float" office:value="3003">
            <text:p>3003</text:p>
          </table:table-cell>
          <table:table-cell office:value-type="float" office:value="2849">
            <text:p>2849</text:p>
          </table:table-cell>
          <table:table-cell table:formula="of:=IF(AND([.C202]&gt;[.F202];[.D202]=0);&quot;Down&quot;;&quot;&quot;)">
            <text:p/>
          </table:table-cell>
          <table:table-cell table:formula="of:=IF(AND([.C202]&lt;=[.F202];[.D202]=1);&quot;Up&quot;;&quot;&quot;)">
            <text:p/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63">
            <text:p>763</text:p>
          </table:table-cell>
          <table:table-cell table:formula="of:=IF(AND([.C203]&gt;[.F203];[.D203]=0);&quot;Down&quot;;&quot;&quot;)">
            <text:p/>
          </table:table-cell>
          <table:table-cell table:formula="of:=IF(AND([.C203]&lt;=[.F203];[.D203]=1);&quot;Up&quot;;&quot;&quot;)">
            <text:p/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table:formula="of:=IF(AND([.C204]&gt;[.F204];[.D204]=0);&quot;Down&quot;;&quot;&quot;)">
            <text:p/>
          </table:table-cell>
          <table:table-cell table:formula="of:=IF(AND([.C204]&lt;=[.F204];[.D204]=1);&quot;Up&quot;;&quot;&quot;)">
            <text:p/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786">
            <text:p>1786</text:p>
          </table:table-cell>
          <table:table-cell table:formula="of:=IF(AND([.C205]&gt;[.F205];[.D205]=0);&quot;Down&quot;;&quot;&quot;)">
            <text:p/>
          </table:table-cell>
          <table:table-cell table:formula="of:=IF(AND([.C205]&lt;=[.F205];[.D205]=1);&quot;Up&quot;;&quot;&quot;)">
            <text:p/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table:formula="of:=IF(AND([.C206]&gt;[.F206];[.D206]=0);&quot;Down&quot;;&quot;&quot;)">
            <text:p/>
          </table:table-cell>
          <table:table-cell table:formula="of:=IF(AND([.C206]&lt;=[.F206];[.D206]=1);&quot;Up&quot;;&quot;&quot;)">
            <text:p/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474">
            <text:p>1474</text:p>
          </table:table-cell>
          <table:table-cell table:formula="of:=IF(AND([.C207]&gt;[.F207];[.D207]=0);&quot;Down&quot;;&quot;&quot;)">
            <text:p/>
          </table:table-cell>
          <table:table-cell table:formula="of:=IF(AND([.C207]&lt;=[.F207];[.D207]=1);&quot;Up&quot;;&quot;&quot;)">
            <text:p/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table:formula="of:=IF(AND([.C208]&gt;[.F208];[.D208]=0);&quot;Down&quot;;&quot;&quot;)">
            <text:p/>
          </table:table-cell>
          <table:table-cell table:formula="of:=IF(AND([.C208]&lt;=[.F208];[.D208]=1);&quot;Up&quot;;&quot;&quot;)">
            <text:p/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table:formula="of:=IF(AND([.C209]&gt;[.F209];[.D209]=0);&quot;Down&quot;;&quot;&quot;)">
            <text:p/>
          </table:table-cell>
          <table:table-cell table:formula="of:=IF(AND([.C209]&lt;=[.F209];[.D209]=1);&quot;Up&quot;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78">
            <text:p>378</text:p>
          </table:table-cell>
          <table:table-cell table:formula="of:=IF(AND([.C210]&gt;[.F210];[.D210]=0);&quot;Down&quot;;&quot;&quot;)">
            <text:p/>
          </table:table-cell>
          <table:table-cell table:formula="of:=IF(AND([.C210]&lt;=[.F210];[.D210]=1);&quot;Up&quot;;&quot;&quot;)">
            <text:p/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46">
            <text:p>1446</text:p>
          </table:table-cell>
          <table:table-cell table:formula="of:=IF(AND([.C211]&gt;[.F211];[.D211]=0);&quot;Down&quot;;&quot;&quot;)">
            <text:p/>
          </table:table-cell>
          <table:table-cell table:formula="of:=IF(AND([.C211]&lt;=[.F211];[.D211]=1);&quot;Up&quot;;&quot;&quot;)">
            <text:p/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7">
            <text:p>1067</text:p>
          </table:table-cell>
          <table:table-cell office:value-type="float" office:value="1021">
            <text:p>1021</text:p>
          </table:table-cell>
          <table:table-cell table:formula="of:=IF(AND([.C212]&gt;[.F212];[.D212]=0);&quot;Down&quot;;&quot;&quot;)">
            <text:p/>
          </table:table-cell>
          <table:table-cell table:formula="of:=IF(AND([.C212]&lt;=[.F212];[.D212]=1);&quot;Up&quot;;&quot;&quot;)">
            <text:p/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86">
            <text:p>1686</text:p>
          </table:table-cell>
          <table:table-cell office:value-type="float" office:value="1593">
            <text:p>1593</text:p>
          </table:table-cell>
          <table:table-cell table:formula="of:=IF(AND([.C213]&gt;[.F213];[.D213]=0);&quot;Down&quot;;&quot;&quot;)">
            <text:p/>
          </table:table-cell>
          <table:table-cell table:formula="of:=IF(AND([.C213]&lt;=[.F213];[.D213]=1);&quot;Up&quot;;&quot;&quot;)">
            <text:p/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60">
            <text:p>1760</text:p>
          </table:table-cell>
          <table:table-cell table:formula="of:=IF(AND([.C214]&gt;[.F214];[.D214]=0);&quot;Down&quot;;&quot;&quot;)">
            <text:p/>
          </table:table-cell>
          <table:table-cell table:formula="of:=IF(AND([.C214]&lt;=[.F214];[.D214]=1);&quot;Up&quot;;&quot;&quot;)">
            <text:p/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table:formula="of:=IF(AND([.C215]&gt;[.F215];[.D215]=0);&quot;Down&quot;;&quot;&quot;)">
            <text:p/>
          </table:table-cell>
          <table:table-cell table:formula="of:=IF(AND([.C215]&lt;=[.F215];[.D215]=1);&quot;Up&quot;;&quot;&quot;)">
            <text:p/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436">
            <text:p>2436</text:p>
          </table:table-cell>
          <table:table-cell table:formula="of:=IF(AND([.C216]&gt;[.F216];[.D216]=0);&quot;Down&quot;;&quot;&quot;)">
            <text:p/>
          </table:table-cell>
          <table:table-cell table:formula="of:=IF(AND([.C216]&lt;=[.F216];[.D216]=1);&quot;Up&quot;;&quot;&quot;)">
            <text:p/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9090">
            <text:p>9090</text:p>
          </table:table-cell>
          <table:table-cell office:value-type="float" office:value="1">
            <text:p>1</text:p>
          </table:table-cell>
          <table:table-cell office:value-type="float" office:value="9045">
            <text:p>9045</text:p>
          </table:table-cell>
          <table:table-cell office:value-type="float" office:value="8780">
            <text:p>8780</text:p>
          </table:table-cell>
          <table:table-cell table:formula="of:=IF(AND([.C217]&gt;[.F217];[.D217]=0);&quot;Down&quot;;&quot;&quot;)">
            <text:p/>
          </table:table-cell>
          <table:table-cell table:formula="of:=IF(AND([.C217]&lt;=[.F217];[.D217]=1);&quot;Up&quot;;&quot;&quot;)">
            <text:p/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48">
            <text:p>2148</text:p>
          </table:table-cell>
          <table:table-cell table:formula="of:=IF(AND([.C218]&gt;[.F218];[.D218]=0);&quot;Down&quot;;&quot;&quot;)">
            <text:p/>
          </table:table-cell>
          <table:table-cell table:formula="of:=IF(AND([.C218]&lt;=[.F218];[.D218]=1);&quot;Up&quot;;&quot;&quot;)">
            <text:p/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table:formula="of:=IF(AND([.C219]&gt;[.F219];[.D219]=0);&quot;Down&quot;;&quot;&quot;)">
            <text:p/>
          </table:table-cell>
          <table:table-cell table:formula="of:=IF(AND([.C219]&lt;=[.F219];[.D219]=1);&quot;Up&quot;;&quot;&quot;)">
            <text:p/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table:formula="of:=IF(AND([.C220]&gt;[.F220];[.D220]=0);&quot;Down&quot;;&quot;&quot;)">
            <text:p/>
          </table:table-cell>
          <table:table-cell table:formula="of:=IF(AND([.C220]&lt;=[.F220];[.D220]=1);&quot;Up&quot;;&quot;&quot;)">
            <text:p/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13">
            <text:p>1113</text:p>
          </table:table-cell>
          <table:table-cell table:formula="of:=IF(AND([.C221]&gt;[.F221];[.D221]=0);&quot;Down&quot;;&quot;&quot;)">
            <text:p/>
          </table:table-cell>
          <table:table-cell table:formula="of:=IF(AND([.C221]&lt;=[.F221];[.D221]=1);&quot;Up&quot;;&quot;&quot;)">
            <text:p/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2303">
            <text:p>2303</text:p>
          </table:table-cell>
          <table:table-cell office:value-type="float" office:value="1">
            <text:p>1</text:p>
          </table:table-cell>
          <table:table-cell office:value-type="float" office:value="2306">
            <text:p>2306</text:p>
          </table:table-cell>
          <table:table-cell office:value-type="float" office:value="2142">
            <text:p>2142</text:p>
          </table:table-cell>
          <table:table-cell table:formula="of:=IF(AND([.C222]&gt;[.F222];[.D222]=0);&quot;Down&quot;;&quot;&quot;)">
            <text:p/>
          </table:table-cell>
          <table:table-cell table:formula="of:=IF(AND([.C222]&lt;=[.F222];[.D222]=1);&quot;Up&quot;;&quot;&quot;)">
            <text:p/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C223]&gt;[.F223];[.D223]=0);&quot;Down&quot;;&quot;&quot;)">
            <text:p/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67">
            <text:p>1467</text:p>
          </table:table-cell>
          <table:table-cell table:formula="of:=IF(AND([.C224]&gt;[.F224];[.D224]=0);&quot;Down&quot;;&quot;&quot;)">
            <text:p/>
          </table:table-cell>
          <table:table-cell table:formula="of:=IF(AND([.C224]&lt;=[.F224];[.D224]=1);&quot;Up&quot;;&quot;&quot;)">
            <text:p/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2351">
            <text:p>2351</text:p>
          </table:table-cell>
          <table:table-cell table:formula="of:=IF(AND([.C225]&gt;[.F225];[.D225]=0);&quot;Down&quot;;&quot;&quot;)">
            <text:p/>
          </table:table-cell>
          <table:table-cell table:formula="of:=IF(AND([.C225]&lt;=[.F225];[.D225]=1);&quot;Up&quot;;&quot;&quot;)">
            <text:p/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  <table:table-cell office:value-type="float" office:value="9304">
            <text:p>9304</text:p>
          </table:table-cell>
          <table:table-cell office:value-type="float" office:value="8850">
            <text:p>8850</text:p>
          </table:table-cell>
          <table:table-cell table:formula="of:=IF(AND([.C226]&gt;[.F226];[.D226]=0);&quot;Down&quot;;&quot;&quot;)">
            <text:p/>
          </table:table-cell>
          <table:table-cell table:formula="of:=IF(AND([.C226]&lt;=[.F226];[.D226]=1);&quot;Up&quot;;&quot;&quot;)">
            <text:p/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5750">
            <text:p>5750</text:p>
          </table:table-cell>
          <table:table-cell table:formula="of:=IF(AND([.C227]&gt;[.F227];[.D227]=0);&quot;Down&quot;;&quot;&quot;)">
            <text:p/>
          </table:table-cell>
          <table:table-cell table:formula="of:=IF(AND([.C227]&lt;=[.F227];[.D227]=1);&quot;Up&quot;;&quot;&quot;)">
            <text:p/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630">
            <text:p>4630</text:p>
          </table:table-cell>
          <table:table-cell table:formula="of:=IF(AND([.C228]&gt;[.F228];[.D228]=0);&quot;Down&quot;;&quot;&quot;)">
            <text:p/>
          </table:table-cell>
          <table:table-cell table:formula="of:=IF(AND([.C228]&lt;=[.F228];[.D228]=1);&quot;Up&quot;;&quot;&quot;)">
            <text:p/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11">
            <text:p>2311</text:p>
          </table:table-cell>
          <table:table-cell table:formula="of:=IF(AND([.C229]&gt;[.F229];[.D229]=0);&quot;Down&quot;;&quot;&quot;)">
            <text:p/>
          </table:table-cell>
          <table:table-cell table:formula="of:=IF(AND([.C229]&lt;=[.F229];[.D229]=1);&quot;Up&quot;;&quot;&quot;)">
            <text:p/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29465">
            <text:p>29465</text:p>
          </table:table-cell>
          <table:table-cell office:value-type="float" office:value="1">
            <text:p>1</text:p>
          </table:table-cell>
          <table:table-cell office:value-type="float" office:value="29765">
            <text:p>29765</text:p>
          </table:table-cell>
          <table:table-cell office:value-type="float" office:value="27610">
            <text:p>27610</text:p>
          </table:table-cell>
          <table:table-cell table:formula="of:=IF(AND([.C230]&gt;[.F230];[.D230]=0);&quot;Down&quot;;&quot;&quot;)">
            <text:p/>
          </table:table-cell>
          <table:table-cell table:formula="of:=IF(AND([.C230]&lt;=[.F230];[.D230]=1);&quot;Up&quot;;&quot;&quot;)">
            <text:p/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40">
            <text:p>1540</text:p>
          </table:table-cell>
          <table:table-cell table:formula="of:=IF(AND([.C231]&gt;[.F231];[.D231]=0);&quot;Down&quot;;&quot;&quot;)" office:value-type="string" office:string-value="Down">
            <text:p>Down</text:p>
          </table:table-cell>
          <table:table-cell table:formula="of:=IF(AND([.C231]&lt;=[.F231];[.D231]=1);&quot;Up&quot;;&quot;&quot;)">
            <text:p/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1994">
            <text:p>1994</text:p>
          </table:table-cell>
          <table:table-cell table:formula="of:=IF(AND([.C232]&gt;[.F232];[.D232]=0);&quot;Down&quot;;&quot;&quot;)">
            <text:p/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02">
            <text:p>502</text:p>
          </table:table-cell>
          <table:table-cell table:formula="of:=IF(AND([.C233]&gt;[.F233];[.D233]=0);&quot;Down&quot;;&quot;&quot;)">
            <text:p/>
          </table:table-cell>
          <table:table-cell table:formula="of:=IF(AND([.C233]&lt;=[.F233];[.D233]=1);&quot;Up&quot;;&quot;&quot;)">
            <text:p/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6">
            <text:p>1706</text:p>
          </table:table-cell>
          <table:table-cell table:formula="of:=IF(AND([.C234]&gt;[.F234];[.D234]=0);&quot;Down&quot;;&quot;&quot;)">
            <text:p/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898">
            <text:p>1898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31">
            <text:p>1831</text:p>
          </table:table-cell>
          <table:table-cell table:formula="of:=IF(AND([.C235]&gt;[.F235];[.D235]=0);&quot;Down&quot;;&quot;&quot;)">
            <text:p/>
          </table:table-cell>
          <table:table-cell table:formula="of:=IF(AND([.C235]&lt;=[.F235];[.D235]=1);&quot;Up&quot;;&quot;&quot;)">
            <text:p/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476">
            <text:p>476</text:p>
          </table:table-cell>
          <table:table-cell table:formula="of:=IF(AND([.C236]&gt;[.F236];[.D236]=0);&quot;Down&quot;;&quot;&quot;)">
            <text:p/>
          </table:table-cell>
          <table:table-cell table:formula="of:=IF(AND([.C236]&lt;=[.F236];[.D236]=1);&quot;Up&quot;;&quot;&quot;)">
            <text:p/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32">
            <text:p>832</text:p>
          </table:table-cell>
          <table:table-cell table:formula="of:=IF(AND([.C237]&gt;[.F237];[.D237]=0);&quot;Down&quot;;&quot;&quot;)">
            <text:p/>
          </table:table-cell>
          <table:table-cell table:formula="of:=IF(AND([.C237]&lt;=[.F237];[.D237]=1);&quot;Up&quot;;&quot;&quot;)">
            <text:p/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7238">
            <text:p>7238</text:p>
          </table:table-cell>
          <table:table-cell office:value-type="float" office:value="1">
            <text:p>1</text:p>
          </table:table-cell>
          <table:table-cell office:value-type="float" office:value="7321">
            <text:p>7321</text:p>
          </table:table-cell>
          <table:table-cell office:value-type="float" office:value="6985">
            <text:p>6985</text:p>
          </table:table-cell>
          <table:table-cell table:formula="of:=IF(AND([.C238]&gt;[.F238];[.D238]=0);&quot;Down&quot;;&quot;&quot;)">
            <text:p/>
          </table:table-cell>
          <table:table-cell table:formula="of:=IF(AND([.C238]&lt;=[.F238];[.D238]=1);&quot;Up&quot;;&quot;&quot;)">
            <text:p/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526">
            <text:p>2526</text:p>
          </table:table-cell>
          <table:table-cell office:value-type="float" office:value="2520">
            <text:p>2520</text:p>
          </table:table-cell>
          <table:table-cell table:formula="of:=IF(AND([.C239]&gt;[.F239];[.D239]=0);&quot;Down&quot;;&quot;&quot;)">
            <text:p/>
          </table:table-cell>
          <table:table-cell table:formula="of:=IF(AND([.C239]&lt;=[.F239];[.D239]=1);&quot;Up&quot;;&quot;&quot;)">
            <text:p/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904">
            <text:p>904</text:p>
          </table:table-cell>
          <table:table-cell table:formula="of:=IF(AND([.C240]&gt;[.F240];[.D240]=0);&quot;Down&quot;;&quot;&quot;)">
            <text:p/>
          </table:table-cell>
          <table:table-cell table:formula="of:=IF(AND([.C240]&lt;=[.F240];[.D240]=1);&quot;Up&quot;;&quot;&quot;)">
            <text:p/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office:value-type="float" office:value="1670">
            <text:p>1670</text:p>
          </table:table-cell>
          <table:table-cell office:value-type="float" office:value="1546">
            <text:p>1546</text:p>
          </table:table-cell>
          <table:table-cell table:formula="of:=IF(AND([.C241]&gt;[.F241];[.D241]=0);&quot;Down&quot;;&quot;&quot;)">
            <text:p/>
          </table:table-cell>
          <table:table-cell table:formula="of:=IF(AND([.C241]&lt;=[.F241];[.D241]=1);&quot;Up&quot;;&quot;&quot;)">
            <text:p/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float" office:value="2313">
            <text:p>2313</text:p>
          </table:table-cell>
          <table:table-cell table:formula="of:=IF(AND([.C242]&gt;[.F242];[.D242]=0);&quot;Down&quot;;&quot;&quot;)">
            <text:p/>
          </table:table-cell>
          <table:table-cell table:formula="of:=IF(AND([.C242]&lt;=[.F242];[.D242]=1);&quot;Up&quot;;&quot;&quot;)">
            <text:p/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4575">
            <text:p>4575</text:p>
          </table:table-cell>
          <table:table-cell table:formula="of:=IF(AND([.C243]&gt;[.F243];[.D243]=0);&quot;Down&quot;;&quot;&quot;)">
            <text:p/>
          </table:table-cell>
          <table:table-cell table:formula="of:=IF(AND([.C243]&lt;=[.F243];[.D243]=1);&quot;Up&quot;;&quot;&quot;)">
            <text:p/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271">
            <text:p>2271</text:p>
          </table:table-cell>
          <table:table-cell table:formula="of:=IF(AND([.C244]&gt;[.F244];[.D244]=0);&quot;Down&quot;;&quot;&quot;)">
            <text:p/>
          </table:table-cell>
          <table:table-cell table:formula="of:=IF(AND([.C244]&lt;=[.F244];[.D244]=1);&quot;Up&quot;;&quot;&quot;)">
            <text:p/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03">
            <text:p>1603</text:p>
          </table:table-cell>
          <table:table-cell table:formula="of:=IF(AND([.C245]&gt;[.F245];[.D245]=0);&quot;Down&quot;;&quot;&quot;)">
            <text:p/>
          </table:table-cell>
          <table:table-cell table:formula="of:=IF(AND([.C245]&lt;=[.F245];[.D245]=1);&quot;Up&quot;;&quot;&quot;)">
            <text:p/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1250">
            <text:p>1250</text:p>
          </table:table-cell>
          <table:table-cell table:formula="of:=IF(AND([.C246]&gt;[.F246];[.D246]=0);&quot;Down&quot;;&quot;&quot;)">
            <text:p/>
          </table:table-cell>
          <table:table-cell table:formula="of:=IF(AND([.C246]&lt;=[.F246];[.D246]=1);&quot;Up&quot;;&quot;&quot;)">
            <text:p/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933">
            <text:p>2933</text:p>
          </table:table-cell>
          <table:table-cell office:value-type="float" office:value="1">
            <text:p>1</text:p>
          </table:table-cell>
          <table:table-cell office:value-type="float" office:value="2930">
            <text:p>2930</text:p>
          </table:table-cell>
          <table:table-cell office:value-type="float" office:value="2780">
            <text:p>2780</text:p>
          </table:table-cell>
          <table:table-cell table:formula="of:=IF(AND([.C247]&gt;[.F247];[.D247]=0);&quot;Down&quot;;&quot;&quot;)">
            <text:p/>
          </table:table-cell>
          <table:table-cell table:formula="of:=IF(AND([.C247]&lt;=[.F247];[.D247]=1);&quot;Up&quot;;&quot;&quot;)">
            <text:p/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770">
            <text:p>777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7460">
            <text:p>7460</text:p>
          </table:table-cell>
          <table:table-cell table:formula="of:=IF(AND([.C248]&gt;[.F248];[.D248]=0);&quot;Down&quot;;&quot;&quot;)">
            <text:p/>
          </table:table-cell>
          <table:table-cell table:formula="of:=IF(AND([.C248]&lt;=[.F248];[.D248]=1);&quot;Up&quot;;&quot;&quot;)">
            <text:p/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430">
            <text:p>1430</text:p>
          </table:table-cell>
          <table:table-cell table:formula="of:=IF(AND([.C249]&gt;[.F249];[.D249]=0);&quot;Down&quot;;&quot;&quot;)">
            <text:p/>
          </table:table-cell>
          <table:table-cell table:formula="of:=IF(AND([.C249]&lt;=[.F249];[.D249]=1);&quot;Up&quot;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float" office:value="1699">
            <text:p>1699</text:p>
          </table:table-cell>
          <table:table-cell table:formula="of:=IF(AND([.C250]&gt;[.F250];[.D250]=0);&quot;Down&quot;;&quot;&quot;)">
            <text:p/>
          </table:table-cell>
          <table:table-cell table:formula="of:=IF(AND([.C250]&lt;=[.F250];[.D250]=1);&quot;Up&quot;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table:formula="of:=IF(AND([.C251]&gt;[.F251];[.D251]=0);&quot;Down&quot;;&quot;&quot;)">
            <text:p/>
          </table:table-cell>
          <table:table-cell table:formula="of:=IF(AND([.C251]&lt;=[.F251];[.D251]=1);&quot;Up&quot;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380">
            <text:p>1380</text:p>
          </table:table-cell>
          <table:table-cell table:formula="of:=IF(AND([.C252]&gt;[.F252];[.D252]=0);&quot;Down&quot;;&quot;&quot;)">
            <text:p/>
          </table:table-cell>
          <table:table-cell table:formula="of:=IF(AND([.C252]&lt;=[.F252];[.D252]=1);&quot;Up&quot;;&quot;&quot;)">
            <text:p/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office:value-type="float" office:value="2055">
            <text:p>2055</text:p>
          </table:table-cell>
          <table:table-cell table:formula="of:=IF(AND([.C253]&gt;[.F253];[.D253]=0);&quot;Down&quot;;&quot;&quot;)">
            <text:p/>
          </table:table-cell>
          <table:table-cell table:formula="of:=IF(AND([.C253]&lt;=[.F253];[.D253]=1);&quot;Up&quot;;&quot;&quot;)">
            <text:p/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63">
            <text:p>663</text:p>
          </table:table-cell>
          <table:table-cell table:formula="of:=IF(AND([.C254]&gt;[.F254];[.D254]=0);&quot;Down&quot;;&quot;&quot;)">
            <text:p/>
          </table:table-cell>
          <table:table-cell table:formula="of:=IF(AND([.C254]&lt;=[.F254];[.D254]=1);&quot;Up&quot;;&quot;&quot;)">
            <text:p/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3">
            <text:p>363</text:p>
          </table:table-cell>
          <table:table-cell table:formula="of:=IF(AND([.C255]&gt;[.F255];[.D255]=0);&quot;Down&quot;;&quot;&quot;)">
            <text:p/>
          </table:table-cell>
          <table:table-cell table:formula="of:=IF(AND([.C255]&lt;=[.F255];[.D255]=1);&quot;Up&quot;;&quot;&quot;)">
            <text:p/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1154">
            <text:p>1154</text:p>
          </table:table-cell>
          <table:table-cell table:formula="of:=IF(AND([.C256]&gt;[.F256];[.D256]=0);&quot;Down&quot;;&quot;&quot;)">
            <text:p/>
          </table:table-cell>
          <table:table-cell table:formula="of:=IF(AND([.C256]&lt;=[.F256];[.D256]=1);&quot;Up&quot;;&quot;&quot;)">
            <text:p/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66">
            <text:p>466</text:p>
          </table:table-cell>
          <table:table-cell table:formula="of:=IF(AND([.C257]&gt;[.F257];[.D257]=0);&quot;Down&quot;;&quot;&quot;)">
            <text:p/>
          </table:table-cell>
          <table:table-cell table:formula="of:=IF(AND([.C257]&lt;=[.F257];[.D257]=1);&quot;Up&quot;;&quot;&quot;)">
            <text:p/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1340">
            <text:p>1340</text:p>
          </table:table-cell>
          <table:table-cell table:formula="of:=IF(AND([.C258]&gt;[.F258];[.D258]=0);&quot;Down&quot;;&quot;&quot;)">
            <text:p/>
          </table:table-cell>
          <table:table-cell table:formula="of:=IF(AND([.C258]&lt;=[.F258];[.D258]=1);&quot;Up&quot;;&quot;&quot;)">
            <text:p/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870">
            <text:p>6870</text:p>
          </table:table-cell>
          <table:table-cell office:value-type="float" office:value="1">
            <text:p>1</text:p>
          </table:table-cell>
          <table:table-cell office:value-type="float" office:value="6884">
            <text:p>6884</text:p>
          </table:table-cell>
          <table:table-cell office:value-type="float" office:value="6660">
            <text:p>6660</text:p>
          </table:table-cell>
          <table:table-cell table:formula="of:=IF(AND([.C259]&gt;[.F259];[.D259]=0);&quot;Down&quot;;&quot;&quot;)">
            <text:p/>
          </table:table-cell>
          <table:table-cell table:formula="of:=IF(AND([.C259]&lt;=[.F259];[.D259]=1);&quot;Up&quot;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9506">
            <text:p>9506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9200">
            <text:p>9200</text:p>
          </table:table-cell>
          <table:table-cell table:formula="of:=IF(AND([.C260]&gt;[.F260];[.D260]=0);&quot;Down&quot;;&quot;&quot;)">
            <text:p/>
          </table:table-cell>
          <table:table-cell table:formula="of:=IF(AND([.C260]&lt;=[.F260];[.D260]=1);&quot;Up&quot;;&quot;&quot;)">
            <text:p/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4300">
            <text:p>4300</text:p>
          </table:table-cell>
          <table:table-cell table:formula="of:=IF(AND([.C261]&gt;[.F261];[.D261]=0);&quot;Down&quot;;&quot;&quot;)">
            <text:p/>
          </table:table-cell>
          <table:table-cell table:formula="of:=IF(AND([.C261]&lt;=[.F261];[.D261]=1);&quot;Up&quot;;&quot;&quot;)">
            <text:p/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office:value-type="float" office:value="2195">
            <text:p>2195</text:p>
          </table:table-cell>
          <table:table-cell table:formula="of:=IF(AND([.C262]&gt;[.F262];[.D262]=0);&quot;Down&quot;;&quot;&quot;)">
            <text:p/>
          </table:table-cell>
          <table:table-cell table:formula="of:=IF(AND([.C262]&lt;=[.F262];[.D262]=1);&quot;Up&quot;;&quot;&quot;)">
            <text:p/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table:formula="of:=IF(AND([.C263]&gt;[.F263];[.D263]=0);&quot;Down&quot;;&quot;&quot;)">
            <text:p/>
          </table:table-cell>
          <table:table-cell table:formula="of:=IF(AND([.C263]&lt;=[.F263];[.D263]=1);&quot;Up&quot;;&quot;&quot;)">
            <text:p/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3">
            <text:p>583</text:p>
          </table:table-cell>
          <table:table-cell table:formula="of:=IF(AND([.C264]&gt;[.F264];[.D264]=0);&quot;Down&quot;;&quot;&quot;)">
            <text:p/>
          </table:table-cell>
          <table:table-cell table:formula="of:=IF(AND([.C264]&lt;=[.F264];[.D264]=1);&quot;Up&quot;;&quot;&quot;)">
            <text:p/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  <table:table-cell table:formula="of:=IF(AND([.C265]&gt;[.F265];[.D265]=0);&quot;Down&quot;;&quot;&quot;)">
            <text:p/>
          </table:table-cell>
          <table:table-cell table:formula="of:=IF(AND([.C265]&lt;=[.F265];[.D265]=1);&quot;Up&quot;;&quot;&quot;)">
            <text:p/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423">
            <text:p>423</text:p>
          </table:table-cell>
          <table:table-cell table:formula="of:=IF(AND([.C266]&gt;[.F266];[.D266]=0);&quot;Down&quot;;&quot;&quot;)">
            <text:p/>
          </table:table-cell>
          <table:table-cell table:formula="of:=IF(AND([.C266]&lt;=[.F266];[.D266]=1);&quot;Up&quot;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089">
            <text:p>1089</text:p>
          </table:table-cell>
          <table:table-cell table:formula="of:=IF(AND([.C267]&gt;[.F267];[.D267]=0);&quot;Down&quot;;&quot;&quot;)">
            <text:p/>
          </table:table-cell>
          <table:table-cell table:formula="of:=IF(AND([.C267]&lt;=[.F267];[.D267]=1);&quot;Up&quot;;&quot;&quot;)">
            <text:p/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  <table:table-cell table:formula="of:=IF(AND([.C268]&gt;[.F268];[.D268]=0);&quot;Down&quot;;&quot;&quot;)">
            <text:p/>
          </table:table-cell>
          <table:table-cell table:formula="of:=IF(AND([.C268]&lt;=[.F268];[.D268]=1);&quot;Up&quot;;&quot;&quot;)">
            <text:p/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774">
            <text:p>774</text:p>
          </table:table-cell>
          <table:table-cell table:formula="of:=IF(AND([.C269]&gt;[.F269];[.D269]=0);&quot;Down&quot;;&quot;&quot;)">
            <text:p/>
          </table:table-cell>
          <table:table-cell table:formula="of:=IF(AND([.C269]&lt;=[.F269];[.D269]=1);&quot;Up&quot;;&quot;&quot;)">
            <text:p/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41">
            <text:p>1441</text:p>
          </table:table-cell>
          <table:table-cell table:formula="of:=IF(AND([.C270]&gt;[.F270];[.D270]=0);&quot;Down&quot;;&quot;&quot;)">
            <text:p/>
          </table:table-cell>
          <table:table-cell table:formula="of:=IF(AND([.C270]&lt;=[.F270];[.D270]=1);&quot;Up&quot;;&quot;&quot;)">
            <text:p/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3162">
            <text:p>3162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3051">
            <text:p>3051</text:p>
          </table:table-cell>
          <table:table-cell table:formula="of:=IF(AND([.C271]&gt;[.F271];[.D271]=0);&quot;Down&quot;;&quot;&quot;)">
            <text:p/>
          </table:table-cell>
          <table:table-cell table:formula="of:=IF(AND([.C271]&lt;=[.F271];[.D271]=1);&quot;Up&quot;;&quot;&quot;)">
            <text:p/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7550">
            <text:p>755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030">
            <text:p>7030</text:p>
          </table:table-cell>
          <table:table-cell table:formula="of:=IF(AND([.C272]&gt;[.F272];[.D272]=0);&quot;Down&quot;;&quot;&quot;)">
            <text:p/>
          </table:table-cell>
          <table:table-cell table:formula="of:=IF(AND([.C272]&lt;=[.F272];[.D272]=1);&quot;Up&quot;;&quot;&quot;)">
            <text:p/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376">
            <text:p>1376</text:p>
          </table:table-cell>
          <table:table-cell table:formula="of:=IF(AND([.C273]&gt;[.F273];[.D273]=0);&quot;Down&quot;;&quot;&quot;)">
            <text:p/>
          </table:table-cell>
          <table:table-cell table:formula="of:=IF(AND([.C273]&lt;=[.F273];[.D273]=1);&quot;Up&quot;;&quot;&quot;)">
            <text:p/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050">
            <text:p>4050</text:p>
          </table:table-cell>
          <table:table-cell table:formula="of:=IF(AND([.C274]&gt;[.F274];[.D274]=0);&quot;Down&quot;;&quot;&quot;)">
            <text:p/>
          </table:table-cell>
          <table:table-cell table:formula="of:=IF(AND([.C274]&lt;=[.F274];[.D274]=1);&quot;Up&quot;;&quot;&quot;)">
            <text:p/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6390">
            <text:p>56390</text:p>
          </table:table-cell>
          <table:table-cell office:value-type="float" office:value="1">
            <text:p>1</text:p>
          </table:table-cell>
          <table:table-cell office:value-type="float" office:value="57316">
            <text:p>57316</text:p>
          </table:table-cell>
          <table:table-cell office:value-type="float" office:value="55300">
            <text:p>55300</text:p>
          </table:table-cell>
          <table:table-cell table:formula="of:=IF(AND([.C275]&gt;[.F275];[.D275]=0);&quot;Down&quot;;&quot;&quot;)">
            <text:p/>
          </table:table-cell>
          <table:table-cell table:formula="of:=IF(AND([.C275]&lt;=[.F275];[.D275]=1);&quot;Up&quot;;&quot;&quot;)">
            <text:p/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float" office:value="7040">
            <text:p>7040</text:p>
          </table:table-cell>
          <table:table-cell table:formula="of:=IF(AND([.C276]&gt;[.F276];[.D276]=0);&quot;Down&quot;;&quot;&quot;)">
            <text:p/>
          </table:table-cell>
          <table:table-cell table:formula="of:=IF(AND([.C276]&lt;=[.F276];[.D276]=1);&quot;Up&quot;;&quot;&quot;)">
            <text:p/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461">
            <text:p>5461</text:p>
          </table:table-cell>
          <table:table-cell office:value-type="float" office:value="5144">
            <text:p>5144</text:p>
          </table:table-cell>
          <table:table-cell table:formula="of:=IF(AND([.C277]&gt;[.F277];[.D277]=0);&quot;Down&quot;;&quot;&quot;)">
            <text:p/>
          </table:table-cell>
          <table:table-cell table:formula="of:=IF(AND([.C277]&lt;=[.F277];[.D277]=1);&quot;Up&quot;;&quot;&quot;)">
            <text:p/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216">
            <text:p>2216</text:p>
          </table:table-cell>
          <table:table-cell table:formula="of:=IF(AND([.C278]&gt;[.F278];[.D278]=0);&quot;Down&quot;;&quot;&quot;)">
            <text:p/>
          </table:table-cell>
          <table:table-cell table:formula="of:=IF(AND([.C278]&lt;=[.F278];[.D278]=1);&quot;Up&quot;;&quot;&quot;)">
            <text:p/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334">
            <text:p>2334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48">
            <text:p>2248</text:p>
          </table:table-cell>
          <table:table-cell table:formula="of:=IF(AND([.C279]&gt;[.F279];[.D279]=0);&quot;Down&quot;;&quot;&quot;)">
            <text:p/>
          </table:table-cell>
          <table:table-cell table:formula="of:=IF(AND([.C279]&lt;=[.F279];[.D279]=1);&quot;Up&quot;;&quot;&quot;)">
            <text:p/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float" office:value="20042">
            <text:p>20042</text:p>
          </table:table-cell>
          <table:table-cell office:value-type="float" office:value="19290">
            <text:p>19290</text:p>
          </table:table-cell>
          <table:table-cell table:formula="of:=IF(AND([.C280]&gt;[.F280];[.D280]=0);&quot;Down&quot;;&quot;&quot;)">
            <text:p/>
          </table:table-cell>
          <table:table-cell table:formula="of:=IF(AND([.C280]&lt;=[.F280];[.D280]=1);&quot;Up&quot;;&quot;&quot;)">
            <text:p/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370">
            <text:p>6370</text:p>
          </table:table-cell>
          <table:table-cell table:formula="of:=IF(AND([.C281]&gt;[.F281];[.D281]=0);&quot;Down&quot;;&quot;&quot;)">
            <text:p/>
          </table:table-cell>
          <table:table-cell table:formula="of:=IF(AND([.C281]&lt;=[.F281];[.D281]=1);&quot;Up&quot;;&quot;&quot;)">
            <text:p/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5955">
            <text:p>5955</text:p>
          </table:table-cell>
          <table:table-cell office:value-type="float" office:value="1">
            <text:p>1</text:p>
          </table:table-cell>
          <table:table-cell office:value-type="float" office:value="6027">
            <text:p>6027</text:p>
          </table:table-cell>
          <table:table-cell office:value-type="float" office:value="5812">
            <text:p>5812</text:p>
          </table:table-cell>
          <table:table-cell table:formula="of:=IF(AND([.C282]&gt;[.F282];[.D282]=0);&quot;Down&quot;;&quot;&quot;)">
            <text:p/>
          </table:table-cell>
          <table:table-cell table:formula="of:=IF(AND([.C282]&lt;=[.F282];[.D282]=1);&quot;Up&quot;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7550">
            <text:p>17550</text:p>
          </table:table-cell>
          <table:table-cell office:value-type="float" office:value="1">
            <text:p>1</text:p>
          </table:table-cell>
          <table:table-cell office:value-type="float" office:value="17572">
            <text:p>17572</text:p>
          </table:table-cell>
          <table:table-cell office:value-type="float" office:value="16455">
            <text:p>16455</text:p>
          </table:table-cell>
          <table:table-cell table:formula="of:=IF(AND([.C283]&gt;[.F283];[.D283]=0);&quot;Down&quot;;&quot;&quot;)">
            <text:p/>
          </table:table-cell>
          <table:table-cell table:formula="of:=IF(AND([.C283]&lt;=[.F283];[.D283]=1);&quot;Up&quot;;&quot;&quot;)">
            <text:p/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8172">
            <text:p>8172</text:p>
          </table:table-cell>
          <table:table-cell office:value-type="float" office:value="1">
            <text:p>1</text:p>
          </table:table-cell>
          <table:table-cell office:value-type="float" office:value="8261">
            <text:p>8261</text:p>
          </table:table-cell>
          <table:table-cell office:value-type="float" office:value="7805">
            <text:p>7805</text:p>
          </table:table-cell>
          <table:table-cell table:formula="of:=IF(AND([.C284]&gt;[.F284];[.D284]=0);&quot;Down&quot;;&quot;&quot;)">
            <text:p/>
          </table:table-cell>
          <table:table-cell table:formula="of:=IF(AND([.C284]&lt;=[.F284];[.D284]=1);&quot;Up&quot;;&quot;&quot;)">
            <text:p/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IF(AND([.C285]&gt;[.F285];[.D285]=0);&quot;Down&quot;;&quot;&quot;)">
            <text:p/>
          </table:table-cell>
          <table:table-cell table:formula="of:=IF(AND([.C285]&lt;=[.F285];[.D285]=1);&quot;Up&quot;;&quot;&quot;)">
            <text:p/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58">
            <text:p>558</text:p>
          </table:table-cell>
          <table:table-cell table:formula="of:=IF(AND([.C286]&gt;[.F286];[.D286]=0);&quot;Down&quot;;&quot;&quot;)">
            <text:p/>
          </table:table-cell>
          <table:table-cell table:formula="of:=IF(AND([.C286]&lt;=[.F286];[.D286]=1);&quot;Up&quot;;&quot;&quot;)">
            <text:p/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43">
            <text:p>443</text:p>
          </table:table-cell>
          <table:table-cell table:formula="of:=IF(AND([.C287]&gt;[.F287];[.D287]=0);&quot;Down&quot;;&quot;&quot;)">
            <text:p/>
          </table:table-cell>
          <table:table-cell table:formula="of:=IF(AND([.C287]&lt;=[.F287];[.D287]=1);&quot;Up&quot;;&quot;&quot;)">
            <text:p/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7">
            <text:p>367</text:p>
          </table:table-cell>
          <table:table-cell table:formula="of:=IF(AND([.C288]&gt;[.F288];[.D288]=0);&quot;Down&quot;;&quot;&quot;)">
            <text:p/>
          </table:table-cell>
          <table:table-cell table:formula="of:=IF(AND([.C288]&lt;=[.F288];[.D288]=1);&quot;Up&quot;;&quot;&quot;)">
            <text:p/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37">
            <text:p>837</text:p>
          </table:table-cell>
          <table:table-cell table:formula="of:=IF(AND([.C289]&gt;[.F289];[.D289]=0);&quot;Down&quot;;&quot;&quot;)">
            <text:p/>
          </table:table-cell>
          <table:table-cell table:formula="of:=IF(AND([.C289]&lt;=[.F289];[.D289]=1);&quot;Up&quot;;&quot;&quot;)">
            <text:p/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29">
            <text:p>729</text:p>
          </table:table-cell>
          <table:table-cell table:formula="of:=IF(AND([.C290]&gt;[.F290];[.D290]=0);&quot;Down&quot;;&quot;&quot;)">
            <text:p/>
          </table:table-cell>
          <table:table-cell table:formula="of:=IF(AND([.C290]&lt;=[.F290];[.D290]=1);&quot;Up&quot;;&quot;&quot;)">
            <text:p/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053">
            <text:p>1053</text:p>
          </table:table-cell>
          <table:table-cell table:formula="of:=IF(AND([.C291]&gt;[.F291];[.D291]=0);&quot;Down&quot;;&quot;&quot;)">
            <text:p/>
          </table:table-cell>
          <table:table-cell table:formula="of:=IF(AND([.C291]&lt;=[.F291];[.D291]=1);&quot;Up&quot;;&quot;&quot;)">
            <text:p/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7192">
            <text:p>7192</text:p>
          </table:table-cell>
          <table:table-cell office:value-type="float" office:value="1">
            <text:p>1</text:p>
          </table:table-cell>
          <table:table-cell office:value-type="float" office:value="7268">
            <text:p>7268</text:p>
          </table:table-cell>
          <table:table-cell office:value-type="float" office:value="7000">
            <text:p>7000</text:p>
          </table:table-cell>
          <table:table-cell table:formula="of:=IF(AND([.C292]&gt;[.F292];[.D292]=0);&quot;Down&quot;;&quot;&quot;)">
            <text:p/>
          </table:table-cell>
          <table:table-cell table:formula="of:=IF(AND([.C292]&lt;=[.F292];[.D292]=1);&quot;Up&quot;;&quot;&quot;)">
            <text:p/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290">
            <text:p>1290</text:p>
          </table:table-cell>
          <table:table-cell table:formula="of:=IF(AND([.C293]&gt;[.F293];[.D293]=0);&quot;Down&quot;;&quot;&quot;)">
            <text:p/>
          </table:table-cell>
          <table:table-cell table:formula="of:=IF(AND([.C293]&lt;=[.F293];[.D293]=1);&quot;Up&quot;;&quot;&quot;)">
            <text:p/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table:formula="of:=IF(AND([.C294]&gt;[.F294];[.D294]=0);&quot;Down&quot;;&quot;&quot;)">
            <text:p/>
          </table:table-cell>
          <table:table-cell table:formula="of:=IF(AND([.C294]&lt;=[.F294];[.D294]=1);&quot;Up&quot;;&quot;&quot;)">
            <text:p/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012">
            <text:p>3012</text:p>
          </table:table-cell>
          <table:table-cell office:value-type="float" office:value="2750">
            <text:p>2750</text:p>
          </table:table-cell>
          <table:table-cell table:formula="of:=IF(AND([.C295]&gt;[.F295];[.D295]=0);&quot;Down&quot;;&quot;&quot;)">
            <text:p/>
          </table:table-cell>
          <table:table-cell table:formula="of:=IF(AND([.C295]&lt;=[.F295];[.D295]=1);&quot;Up&quot;;&quot;&quot;)">
            <text:p/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table:formula="of:=IF(AND([.C296]&gt;[.F296];[.D296]=0);&quot;Down&quot;;&quot;&quot;)">
            <text:p/>
          </table:table-cell>
          <table:table-cell table:formula="of:=IF(AND([.C296]&lt;=[.F296];[.D296]=1);&quot;Up&quot;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22">
            <text:p>1022</text:p>
          </table:table-cell>
          <table:table-cell table:formula="of:=IF(AND([.C297]&gt;[.F297];[.D297]=0);&quot;Down&quot;;&quot;&quot;)">
            <text:p/>
          </table:table-cell>
          <table:table-cell table:formula="of:=IF(AND([.C297]&lt;=[.F297];[.D297]=1);&quot;Up&quot;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table:formula="of:=IF(AND([.C298]&gt;[.F298];[.D298]=0);&quot;Down&quot;;&quot;&quot;)">
            <text:p/>
          </table:table-cell>
          <table:table-cell table:formula="of:=IF(AND([.C298]&lt;=[.F298];[.D298]=1);&quot;Up&quot;;&quot;&quot;)">
            <text:p/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4">
            <text:p>4404</text:p>
          </table:table-cell>
          <table:table-cell office:value-type="float" office:value="4115">
            <text:p>4115</text:p>
          </table:table-cell>
          <table:table-cell table:formula="of:=IF(AND([.C299]&gt;[.F299];[.D299]=0);&quot;Down&quot;;&quot;&quot;)">
            <text:p/>
          </table:table-cell>
          <table:table-cell table:formula="of:=IF(AND([.C299]&lt;=[.F299];[.D299]=1);&quot;Up&quot;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004">
            <text:p>2004</text:p>
          </table:table-cell>
          <table:table-cell table:formula="of:=IF(AND([.C300]&gt;[.F300];[.D300]=0);&quot;Down&quot;;&quot;&quot;)">
            <text:p/>
          </table:table-cell>
          <table:table-cell table:formula="of:=IF(AND([.C300]&lt;=[.F300];[.D300]=1);&quot;Up&quot;;&quot;&quot;)">
            <text:p/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501">
            <text:p>1501</text:p>
          </table:table-cell>
          <table:table-cell office:value-type="float" office:value="1405">
            <text:p>1405</text:p>
          </table:table-cell>
          <table:table-cell table:formula="of:=IF(AND([.C301]&gt;[.F301];[.D301]=0);&quot;Down&quot;;&quot;&quot;)">
            <text:p/>
          </table:table-cell>
          <table:table-cell table:formula="of:=IF(AND([.C301]&lt;=[.F301];[.D301]=1);&quot;Up&quot;;&quot;&quot;)">
            <text:p/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824">
            <text:p>3824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679">
            <text:p>3679</text:p>
          </table:table-cell>
          <table:table-cell table:formula="of:=IF(AND([.C302]&gt;[.F302];[.D302]=0);&quot;Down&quot;;&quot;&quot;)">
            <text:p/>
          </table:table-cell>
          <table:table-cell table:formula="of:=IF(AND([.C302]&lt;=[.F302];[.D302]=1);&quot;Up&quot;;&quot;&quot;)">
            <text:p/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3892">
            <text:p>3892</text:p>
          </table:table-cell>
          <table:table-cell table:formula="of:=IF(AND([.C303]&gt;[.F303];[.D303]=0);&quot;Down&quot;;&quot;&quot;)">
            <text:p/>
          </table:table-cell>
          <table:table-cell table:formula="of:=IF(AND([.C303]&lt;=[.F303];[.D303]=1);&quot;Up&quot;;&quot;&quot;)">
            <text:p/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081">
            <text:p>4081</text:p>
          </table:table-cell>
          <table:table-cell table:formula="of:=IF(AND([.C304]&gt;[.F304];[.D304]=0);&quot;Down&quot;;&quot;&quot;)">
            <text:p/>
          </table:table-cell>
          <table:table-cell table:formula="of:=IF(AND([.C304]&lt;=[.F304];[.D304]=1);&quot;Up&quot;;&quot;&quot;)">
            <text:p/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236">
            <text:p>2236</text:p>
          </table:table-cell>
          <table:table-cell table:formula="of:=IF(AND([.C305]&gt;[.F305];[.D305]=0);&quot;Down&quot;;&quot;&quot;)">
            <text:p/>
          </table:table-cell>
          <table:table-cell table:formula="of:=IF(AND([.C305]&lt;=[.F305];[.D305]=1);&quot;Up&quot;;&quot;&quot;)">
            <text:p/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59">
            <text:p>4159</text:p>
          </table:table-cell>
          <table:table-cell office:value-type="float" office:value="3885">
            <text:p>3885</text:p>
          </table:table-cell>
          <table:table-cell table:formula="of:=IF(AND([.C306]&gt;[.F306];[.D306]=0);&quot;Down&quot;;&quot;&quot;)">
            <text:p/>
          </table:table-cell>
          <table:table-cell table:formula="of:=IF(AND([.C306]&lt;=[.F306];[.D306]=1);&quot;Up&quot;;&quot;&quot;)">
            <text:p/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61">
            <text:p>2661</text:p>
          </table:table-cell>
          <table:table-cell table:formula="of:=IF(AND([.C307]&gt;[.F307];[.D307]=0);&quot;Down&quot;;&quot;&quot;)">
            <text:p/>
          </table:table-cell>
          <table:table-cell table:formula="of:=IF(AND([.C307]&lt;=[.F307];[.D307]=1);&quot;Up&quot;;&quot;&quot;)">
            <text:p/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625">
            <text:p>3625</text:p>
          </table:table-cell>
          <table:table-cell table:formula="of:=IF(AND([.C308]&gt;[.F308];[.D308]=0);&quot;Down&quot;;&quot;&quot;)">
            <text:p/>
          </table:table-cell>
          <table:table-cell table:formula="of:=IF(AND([.C308]&lt;=[.F308];[.D308]=1);&quot;Up&quot;;&quot;&quot;)">
            <text:p/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1954">
            <text:p>1954</text:p>
          </table:table-cell>
          <table:table-cell table:formula="of:=IF(AND([.C309]&gt;[.F309];[.D309]=0);&quot;Down&quot;;&quot;&quot;)">
            <text:p/>
          </table:table-cell>
          <table:table-cell table:formula="of:=IF(AND([.C309]&lt;=[.F309];[.D309]=1);&quot;Up&quot;;&quot;&quot;)">
            <text:p/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377">
            <text:p>2377</text:p>
          </table:table-cell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table:formula="of:=IF(AND([.C310]&gt;[.F310];[.D310]=0);&quot;Down&quot;;&quot;&quot;)">
            <text:p/>
          </table:table-cell>
          <table:table-cell table:formula="of:=IF(AND([.C310]&lt;=[.F310];[.D310]=1);&quot;Up&quot;;&quot;&quot;)">
            <text:p/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07">
            <text:p>1807</text:p>
          </table:table-cell>
          <table:table-cell table:formula="of:=IF(AND([.C311]&gt;[.F311];[.D311]=0);&quot;Down&quot;;&quot;&quot;)">
            <text:p/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6330">
            <text:p>16330</text:p>
          </table:table-cell>
          <table:table-cell office:value-type="float" office:value="1">
            <text:p>1</text:p>
          </table:table-cell>
          <table:table-cell office:value-type="float" office:value="16305">
            <text:p>16305</text:p>
          </table:table-cell>
          <table:table-cell office:value-type="float" office:value="15490">
            <text:p>15490</text:p>
          </table:table-cell>
          <table:table-cell table:formula="of:=IF(AND([.C312]&gt;[.F312];[.D312]=0);&quot;Down&quot;;&quot;&quot;)">
            <text:p/>
          </table:table-cell>
          <table:table-cell table:formula="of:=IF(AND([.C312]&lt;=[.F312];[.D312]=1);&quot;Up&quot;;&quot;&quot;)">
            <text:p/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72">
            <text:p>3272</text:p>
          </table:table-cell>
          <table:table-cell office:value-type="float" office:value="3155">
            <text:p>3155</text:p>
          </table:table-cell>
          <table:table-cell table:formula="of:=IF(AND([.C313]&gt;[.F313];[.D313]=0);&quot;Down&quot;;&quot;&quot;)">
            <text:p/>
          </table:table-cell>
          <table:table-cell table:formula="of:=IF(AND([.C313]&lt;=[.F313];[.D313]=1);&quot;Up&quot;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41">
            <text:p>841</text:p>
          </table:table-cell>
          <table:table-cell table:formula="of:=IF(AND([.C314]&gt;[.F314];[.D314]=0);&quot;Down&quot;;&quot;&quot;)">
            <text:p/>
          </table:table-cell>
          <table:table-cell table:formula="of:=IF(AND([.C314]&lt;=[.F314];[.D314]=1);&quot;Up&quot;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2585">
            <text:p>2585</text:p>
          </table:table-cell>
          <table:table-cell office:value-type="float" office:value="2617">
            <text:p>2617</text:p>
          </table:table-cell>
          <table:table-cell table:formula="of:=IF(AND([.C315]&gt;[.F315];[.D315]=0);&quot;Down&quot;;&quot;&quot;)">
            <text:p/>
          </table:table-cell>
          <table:table-cell table:formula="of:=IF(AND([.C315]&lt;=[.F315];[.D315]=1);&quot;Up&quot;;&quot;&quot;)">
            <text:p/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6960">
            <text:p>26960</text:p>
          </table:table-cell>
          <table:table-cell office:value-type="float" office:value="1">
            <text:p>1</text:p>
          </table:table-cell>
          <table:table-cell office:value-type="float" office:value="26848">
            <text:p>26848</text:p>
          </table:table-cell>
          <table:table-cell office:value-type="float" office:value="26040">
            <text:p>2604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>
            <text:p/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85">
            <text:p>4585</text:p>
          </table:table-cell>
          <table:table-cell table:formula="of:=IF(AND([.C317]&gt;[.F317];[.D317]=0);&quot;Down&quot;;&quot;&quot;)">
            <text:p/>
          </table:table-cell>
          <table:table-cell table:formula="of:=IF(AND([.C317]&lt;=[.F317];[.D317]=1);&quot;Up&quot;;&quot;&quot;)">
            <text:p/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16">
            <text:p>2016</text:p>
          </table:table-cell>
          <table:table-cell table:formula="of:=IF(AND([.C318]&gt;[.F318];[.D318]=0);&quot;Down&quot;;&quot;&quot;)">
            <text:p/>
          </table:table-cell>
          <table:table-cell table:formula="of:=IF(AND([.C318]&lt;=[.F318];[.D318]=1);&quot;Up&quot;;&quot;&quot;)">
            <text:p/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289">
            <text:p>2289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46">
            <text:p>2246</text:p>
          </table:table-cell>
          <table:table-cell table:formula="of:=IF(AND([.C319]&gt;[.F319];[.D319]=0);&quot;Down&quot;;&quot;&quot;)">
            <text:p/>
          </table:table-cell>
          <table:table-cell table:formula="of:=IF(AND([.C319]&lt;=[.F319];[.D319]=1);&quot;Up&quot;;&quot;&quot;)">
            <text:p/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06">
            <text:p>706</text:p>
          </table:table-cell>
          <table:table-cell table:formula="of:=IF(AND([.C320]&gt;[.F320];[.D320]=0);&quot;Down&quot;;&quot;&quot;)">
            <text:p/>
          </table:table-cell>
          <table:table-cell table:formula="of:=IF(AND([.C320]&lt;=[.F320];[.D320]=1);&quot;Up&quot;;&quot;&quot;)">
            <text:p/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office:value-type="float" office:value="1074">
            <text:p>1074</text:p>
          </table:table-cell>
          <table:table-cell table:formula="of:=IF(AND([.C321]&gt;[.F321];[.D321]=0);&quot;Down&quot;;&quot;&quot;)">
            <text:p/>
          </table:table-cell>
          <table:table-cell table:formula="of:=IF(AND([.C321]&lt;=[.F321];[.D321]=1);&quot;Up&quot;;&quot;&quot;)">
            <text:p/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11">
            <text:p>711</text:p>
          </table:table-cell>
          <table:table-cell table:formula="of:=IF(AND([.C323]&gt;[.F323];[.D323]=0);&quot;Down&quot;;&quot;&quot;)">
            <text:p/>
          </table:table-cell>
          <table:table-cell table:formula="of:=IF(AND([.C323]&lt;=[.F323];[.D323]=1);&quot;Up&quot;;&quot;&quot;)">
            <text:p/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77">
            <text:p>1677</text:p>
          </table:table-cell>
          <table:table-cell table:formula="of:=IF(AND([.C324]&gt;[.F324];[.D324]=0);&quot;Down&quot;;&quot;&quot;)">
            <text:p/>
          </table:table-cell>
          <table:table-cell table:formula="of:=IF(AND([.C324]&lt;=[.F324];[.D324]=1);&quot;Up&quot;;&quot;&quot;)">
            <text:p/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35">
            <text:p>4635</text:p>
          </table:table-cell>
          <table:table-cell table:formula="of:=IF(AND([.C325]&gt;[.F325];[.D325]=0);&quot;Down&quot;;&quot;&quot;)">
            <text:p/>
          </table:table-cell>
          <table:table-cell table:formula="of:=IF(AND([.C325]&lt;=[.F325];[.D325]=1);&quot;Up&quot;;&quot;&quot;)">
            <text:p/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394">
            <text:p>1394</text:p>
          </table:table-cell>
          <table:table-cell office:value-type="float" office:value="1329">
            <text:p>1329</text:p>
          </table:table-cell>
          <table:table-cell table:formula="of:=IF(AND([.C326]&gt;[.F326];[.D326]=0);&quot;Down&quot;;&quot;&quot;)">
            <text:p/>
          </table:table-cell>
          <table:table-cell table:formula="of:=IF(AND([.C326]&lt;=[.F326];[.D326]=1);&quot;Up&quot;;&quot;&quot;)">
            <text:p/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20">
            <text:p>5820</text:p>
          </table:table-cell>
          <table:table-cell office:value-type="float" office:value="5580">
            <text:p>5580</text:p>
          </table:table-cell>
          <table:table-cell table:formula="of:=IF(AND([.C327]&gt;[.F327];[.D327]=0);&quot;Down&quot;;&quot;&quot;)">
            <text:p/>
          </table:table-cell>
          <table:table-cell table:formula="of:=IF(AND([.C327]&lt;=[.F327];[.D327]=1);&quot;Up&quot;;&quot;&quot;)">
            <text:p/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00">
            <text:p>1700</text:p>
          </table:table-cell>
          <table:table-cell table:formula="of:=IF(AND([.C328]&gt;[.F328];[.D328]=0);&quot;Down&quot;;&quot;&quot;)">
            <text:p/>
          </table:table-cell>
          <table:table-cell table:formula="of:=IF(AND([.C328]&lt;=[.F328];[.D328]=1);&quot;Up&quot;;&quot;&quot;)">
            <text:p/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519">
            <text:p>1519</text:p>
          </table:table-cell>
          <table:table-cell table:formula="of:=IF(AND([.C329]&gt;[.F329];[.D329]=0);&quot;Down&quot;;&quot;&quot;)">
            <text:p/>
          </table:table-cell>
          <table:table-cell table:formula="of:=IF(AND([.C329]&lt;=[.F329];[.D329]=1);&quot;Up&quot;;&quot;&quot;)">
            <text:p/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749">
            <text:p>4749</text:p>
          </table:table-cell>
          <table:table-cell office:value-type="float" office:value="1">
            <text:p>1</text:p>
          </table:table-cell>
          <table:table-cell office:value-type="float" office:value="4735">
            <text:p>4735</text:p>
          </table:table-cell>
          <table:table-cell office:value-type="float" office:value="4434">
            <text:p>4434</text:p>
          </table:table-cell>
          <table:table-cell table:formula="of:=IF(AND([.C330]&gt;[.F330];[.D330]=0);&quot;Down&quot;;&quot;&quot;)">
            <text:p/>
          </table:table-cell>
          <table:table-cell table:formula="of:=IF(AND([.C330]&lt;=[.F330];[.D330]=1);&quot;Up&quot;;&quot;&quot;)">
            <text:p/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627">
            <text:p>3627</text:p>
          </table:table-cell>
          <table:table-cell table:formula="of:=IF(AND([.C331]&gt;[.F331];[.D331]=0);&quot;Down&quot;;&quot;&quot;)">
            <text:p/>
          </table:table-cell>
          <table:table-cell table:formula="of:=IF(AND([.C331]&lt;=[.F331];[.D331]=1);&quot;Up&quot;;&quot;&quot;)">
            <text:p/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53">
            <text:p>1153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>
            <text:p/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>
            <text:p/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1477">
            <text:p>1477</text:p>
          </table:table-cell>
          <table:table-cell table:formula="of:=IF(AND([.C334]&gt;[.F334];[.D334]=0);&quot;Down&quot;;&quot;&quot;)">
            <text:p/>
          </table:table-cell>
          <table:table-cell table:formula="of:=IF(AND([.C334]&lt;=[.F334];[.D334]=1);&quot;Up&quot;;&quot;&quot;)">
            <text:p/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77">
            <text:p>3577</text:p>
          </table:table-cell>
          <table:table-cell office:value-type="float" office:value="3435">
            <text:p>3435</text:p>
          </table:table-cell>
          <table:table-cell table:formula="of:=IF(AND([.C335]&gt;[.F335];[.D335]=0);&quot;Down&quot;;&quot;&quot;)">
            <text:p/>
          </table:table-cell>
          <table:table-cell table:formula="of:=IF(AND([.C335]&lt;=[.F335];[.D335]=1);&quot;Up&quot;;&quot;&quot;)">
            <text:p/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office:value-type="float" office:value="4040">
            <text:p>4040</text:p>
          </table:table-cell>
          <table:table-cell table:formula="of:=IF(AND([.C336]&gt;[.F336];[.D336]=0);&quot;Down&quot;;&quot;&quot;)">
            <text:p/>
          </table:table-cell>
          <table:table-cell table:formula="of:=IF(AND([.C336]&lt;=[.F336];[.D336]=1);&quot;Up&quot;;&quot;&quot;)">
            <text:p/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5010">
            <text:p>25010</text:p>
          </table:table-cell>
          <table:table-cell office:value-type="float" office:value="1">
            <text:p>1</text:p>
          </table:table-cell>
          <table:table-cell office:value-type="float" office:value="24603">
            <text:p>24603</text:p>
          </table:table-cell>
          <table:table-cell office:value-type="float" office:value="23865">
            <text:p>23865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>
            <text:p/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96">
            <text:p>4796</text:p>
          </table:table-cell>
          <table:table-cell office:value-type="float" office:value="4385">
            <text:p>4385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>
            <text:p/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16">
            <text:p>1416</text:p>
          </table:table-cell>
          <table:table-cell table:formula="of:=IF(AND([.C339]&gt;[.F339];[.D339]=0);&quot;Down&quot;;&quot;&quot;)">
            <text:p/>
          </table:table-cell>
          <table:table-cell table:formula="of:=IF(AND([.C339]&lt;=[.F339];[.D339]=1);&quot;Up&quot;;&quot;&quot;)">
            <text:p/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table:formula="of:=IF(AND([.C340]&gt;[.F340];[.D340]=0);&quot;Down&quot;;&quot;&quot;)">
            <text:p/>
          </table:table-cell>
          <table:table-cell table:formula="of:=IF(AND([.C340]&lt;=[.F340];[.D340]=1);&quot;Up&quot;;&quot;&quot;)">
            <text:p/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9">
            <text:p>1469</text:p>
          </table:table-cell>
          <table:table-cell office:value-type="float" office:value="1418">
            <text:p>1418</text:p>
          </table:table-cell>
          <table:table-cell table:formula="of:=IF(AND([.C341]&gt;[.F341];[.D341]=0);&quot;Down&quot;;&quot;&quot;)">
            <text:p/>
          </table:table-cell>
          <table:table-cell table:formula="of:=IF(AND([.C341]&lt;=[.F341];[.D341]=1);&quot;Up&quot;;&quot;&quot;)">
            <text:p/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08">
            <text:p>2708</text:p>
          </table:table-cell>
          <table:table-cell table:formula="of:=IF(AND([.C342]&gt;[.F342];[.D342]=0);&quot;Down&quot;;&quot;&quot;)">
            <text:p/>
          </table:table-cell>
          <table:table-cell table:formula="of:=IF(AND([.C342]&lt;=[.F342];[.D342]=1);&quot;Up&quot;;&quot;&quot;)">
            <text:p/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table:formula="of:=IF(AND([.C343]&gt;[.F343];[.D343]=0);&quot;Down&quot;;&quot;&quot;)">
            <text:p/>
          </table:table-cell>
          <table:table-cell table:formula="of:=IF(AND([.C343]&lt;=[.F343];[.D343]=1);&quot;Up&quot;;&quot;&quot;)">
            <text:p/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615">
            <text:p>5615</text:p>
          </table:table-cell>
          <table:table-cell office:value-type="float" office:value="5440">
            <text:p>5440</text:p>
          </table:table-cell>
          <table:table-cell table:formula="of:=IF(AND([.C344]&gt;[.F344];[.D344]=0);&quot;Down&quot;;&quot;&quot;)">
            <text:p/>
          </table:table-cell>
          <table:table-cell table:formula="of:=IF(AND([.C344]&lt;=[.F344];[.D344]=1);&quot;Up&quot;;&quot;&quot;)">
            <text:p/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578">
            <text:p>157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52">
            <text:p>1552</text:p>
          </table:table-cell>
          <table:table-cell table:formula="of:=IF(AND([.C345]&gt;[.F345];[.D345]=0);&quot;Down&quot;;&quot;&quot;)">
            <text:p/>
          </table:table-cell>
          <table:table-cell table:formula="of:=IF(AND([.C345]&lt;=[.F345];[.D345]=1);&quot;Up&quot;;&quot;&quot;)">
            <text:p/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650">
            <text:p>2650</text:p>
          </table:table-cell>
          <table:table-cell table:formula="of:=IF(AND([.C346]&gt;[.F346];[.D346]=0);&quot;Down&quot;;&quot;&quot;)">
            <text:p/>
          </table:table-cell>
          <table:table-cell table:formula="of:=IF(AND([.C346]&lt;=[.F346];[.D346]=1);&quot;Up&quot;;&quot;&quot;)">
            <text:p/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table:formula="of:=IF(AND([.C347]&gt;[.F347];[.D347]=0);&quot;Down&quot;;&quot;&quot;)">
            <text:p/>
          </table:table-cell>
          <table:table-cell table:formula="of:=IF(AND([.C347]&lt;=[.F347];[.D347]=1);&quot;Up&quot;;&quot;&quot;)">
            <text:p/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53">
            <text:p>953</text:p>
          </table:table-cell>
          <table:table-cell office:value-type="float" office:value="944">
            <text:p>944</text:p>
          </table:table-cell>
          <table:table-cell table:formula="of:=IF(AND([.C348]&gt;[.F348];[.D348]=0);&quot;Down&quot;;&quot;&quot;)">
            <text:p/>
          </table:table-cell>
          <table:table-cell table:formula="of:=IF(AND([.C348]&lt;=[.F348];[.D348]=1);&quot;Up&quot;;&quot;&quot;)">
            <text:p/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41">
            <text:p>1241</text:p>
          </table:table-cell>
          <table:table-cell table:formula="of:=IF(AND([.C349]&gt;[.F349];[.D349]=0);&quot;Down&quot;;&quot;&quot;)">
            <text:p/>
          </table:table-cell>
          <table:table-cell table:formula="of:=IF(AND([.C349]&lt;=[.F349];[.D349]=1);&quot;Up&quot;;&quot;&quot;)">
            <text:p/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245">
            <text:p>1245</text:p>
          </table:table-cell>
          <table:table-cell table:formula="of:=IF(AND([.C350]&gt;[.F350];[.D350]=0);&quot;Down&quot;;&quot;&quot;)">
            <text:p/>
          </table:table-cell>
          <table:table-cell table:formula="of:=IF(AND([.C350]&lt;=[.F350];[.D350]=1);&quot;Up&quot;;&quot;&quot;)">
            <text:p/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199">
            <text:p>2199</text:p>
          </table:table-cell>
          <table:table-cell table:formula="of:=IF(AND([.C351]&gt;[.F351];[.D351]=0);&quot;Down&quot;;&quot;&quot;)">
            <text:p/>
          </table:table-cell>
          <table:table-cell table:formula="of:=IF(AND([.C351]&lt;=[.F351];[.D351]=1);&quot;Up&quot;;&quot;&quot;)">
            <text:p/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699">
            <text:p>699</text:p>
          </table:table-cell>
          <table:table-cell table:formula="of:=IF(AND([.C352]&gt;[.F352];[.D352]=0);&quot;Down&quot;;&quot;&quot;)">
            <text:p/>
          </table:table-cell>
          <table:table-cell table:formula="of:=IF(AND([.C352]&lt;=[.F352];[.D352]=1);&quot;Up&quot;;&quot;&quot;)">
            <text:p/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0">
            <text:p>1660</text:p>
          </table:table-cell>
          <table:table-cell table:formula="of:=IF(AND([.C353]&gt;[.F353];[.D353]=0);&quot;Down&quot;;&quot;&quot;)">
            <text:p/>
          </table:table-cell>
          <table:table-cell table:formula="of:=IF(AND([.C353]&lt;=[.F353];[.D353]=1);&quot;Up&quot;;&quot;&quot;)">
            <text:p/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576">
            <text:p>2576</text:p>
          </table:table-cell>
          <table:table-cell table:formula="of:=IF(AND([.C354]&gt;[.F354];[.D354]=0);&quot;Down&quot;;&quot;&quot;)">
            <text:p/>
          </table:table-cell>
          <table:table-cell table:formula="of:=IF(AND([.C354]&lt;=[.F354];[.D354]=1);&quot;Up&quot;;&quot;&quot;)">
            <text:p/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3960">
            <text:p>3960</text:p>
          </table:table-cell>
          <table:table-cell office:value-type="float" office:value="3685">
            <text:p>3685</text:p>
          </table:table-cell>
          <table:table-cell table:formula="of:=IF(AND([.C355]&gt;[.F355];[.D355]=0);&quot;Down&quot;;&quot;&quot;)">
            <text:p/>
          </table:table-cell>
          <table:table-cell table:formula="of:=IF(AND([.C355]&lt;=[.F355];[.D355]=1);&quot;Up&quot;;&quot;&quot;)">
            <text:p/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082">
            <text:p>1082</text:p>
          </table:table-cell>
          <table:table-cell table:formula="of:=IF(AND([.C356]&gt;[.F356];[.D356]=0);&quot;Down&quot;;&quot;&quot;)">
            <text:p/>
          </table:table-cell>
          <table:table-cell table:formula="of:=IF(AND([.C356]&lt;=[.F356];[.D356]=1);&quot;Up&quot;;&quot;&quot;)">
            <text:p/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56">
            <text:p>2856</text:p>
          </table:table-cell>
          <table:table-cell table:formula="of:=IF(AND([.C357]&gt;[.F357];[.D357]=0);&quot;Down&quot;;&quot;&quot;)">
            <text:p/>
          </table:table-cell>
          <table:table-cell table:formula="of:=IF(AND([.C357]&lt;=[.F357];[.D357]=1);&quot;Up&quot;;&quot;&quot;)">
            <text:p/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0">
            <text:p>1440</text:p>
          </table:table-cell>
          <table:table-cell table:formula="of:=IF(AND([.C358]&gt;[.F358];[.D358]=0);&quot;Down&quot;;&quot;&quot;)">
            <text:p/>
          </table:table-cell>
          <table:table-cell table:formula="of:=IF(AND([.C358]&lt;=[.F358];[.D358]=1);&quot;Up&quot;;&quot;&quot;)">
            <text:p/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704">
            <text:p>270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2623">
            <text:p>2623</text:p>
          </table:table-cell>
          <table:table-cell table:formula="of:=IF(AND([.C359]&gt;[.F359];[.D359]=0);&quot;Down&quot;;&quot;&quot;)">
            <text:p/>
          </table:table-cell>
          <table:table-cell table:formula="of:=IF(AND([.C359]&lt;=[.F359];[.D359]=1);&quot;Up&quot;;&quot;&quot;)">
            <text:p/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office:value-type="float" office:value="11313">
            <text:p>11313</text:p>
          </table:table-cell>
          <table:table-cell office:value-type="float" office:value="11040">
            <text:p>11040</text:p>
          </table:table-cell>
          <table:table-cell table:formula="of:=IF(AND([.C360]&gt;[.F360];[.D360]=0);&quot;Down&quot;;&quot;&quot;)">
            <text:p/>
          </table:table-cell>
          <table:table-cell table:formula="of:=IF(AND([.C360]&lt;=[.F360];[.D360]=1);&quot;Up&quot;;&quot;&quot;)">
            <text:p/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7">
            <text:p>987</text:p>
          </table:table-cell>
          <table:table-cell table:formula="of:=IF(AND([.C361]&gt;[.F361];[.D361]=0);&quot;Down&quot;;&quot;&quot;)">
            <text:p/>
          </table:table-cell>
          <table:table-cell table:formula="of:=IF(AND([.C361]&lt;=[.F361];[.D361]=1);&quot;Up&quot;;&quot;&quot;)">
            <text:p/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64">
            <text:p>2364</text:p>
          </table:table-cell>
          <table:table-cell table:formula="of:=IF(AND([.C362]&gt;[.F362];[.D362]=0);&quot;Down&quot;;&quot;&quot;)">
            <text:p/>
          </table:table-cell>
          <table:table-cell table:formula="of:=IF(AND([.C362]&lt;=[.F362];[.D362]=1);&quot;Up&quot;;&quot;&quot;)">
            <text:p/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744">
            <text:p>1744</text:p>
          </table:table-cell>
          <table:table-cell table:formula="of:=IF(AND([.C363]&gt;[.F363];[.D363]=0);&quot;Down&quot;;&quot;&quot;)">
            <text:p/>
          </table:table-cell>
          <table:table-cell table:formula="of:=IF(AND([.C363]&lt;=[.F363];[.D363]=1);&quot;Up&quot;;&quot;&quot;)">
            <text:p/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31">
            <text:p>731</text:p>
          </table:table-cell>
          <table:table-cell table:formula="of:=IF(AND([.C364]&gt;[.F364];[.D364]=0);&quot;Down&quot;;&quot;&quot;)">
            <text:p/>
          </table:table-cell>
          <table:table-cell table:formula="of:=IF(AND([.C364]&lt;=[.F364];[.D364]=1);&quot;Up&quot;;&quot;&quot;)">
            <text:p/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25">
            <text:p>4925</text:p>
          </table:table-cell>
          <table:table-cell table:formula="of:=IF(AND([.C365]&gt;[.F365];[.D365]=0);&quot;Down&quot;;&quot;&quot;)">
            <text:p/>
          </table:table-cell>
          <table:table-cell table:formula="of:=IF(AND([.C365]&lt;=[.F365];[.D365]=1);&quot;Up&quot;;&quot;&quot;)">
            <text:p/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47">
            <text:p>3847</text:p>
          </table:table-cell>
          <table:table-cell office:value-type="float" office:value="3635">
            <text:p>3635</text:p>
          </table:table-cell>
          <table:table-cell table:formula="of:=IF(AND([.C366]&gt;[.F366];[.D366]=0);&quot;Down&quot;;&quot;&quot;)">
            <text:p/>
          </table:table-cell>
          <table:table-cell table:formula="of:=IF(AND([.C366]&lt;=[.F366];[.D366]=1);&quot;Up&quot;;&quot;&quot;)">
            <text:p/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table:formula="of:=IF(AND([.C367]&gt;[.F367];[.D367]=0);&quot;Down&quot;;&quot;&quot;)">
            <text:p/>
          </table:table-cell>
          <table:table-cell table:formula="of:=IF(AND([.C367]&lt;=[.F367];[.D367]=1);&quot;Up&quot;;&quot;&quot;)">
            <text:p/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435">
            <text:p>435</text:p>
          </table:table-cell>
          <table:table-cell table:formula="of:=IF(AND([.C368]&gt;[.F368];[.D368]=0);&quot;Down&quot;;&quot;&quot;)">
            <text:p/>
          </table:table-cell>
          <table:table-cell table:formula="of:=IF(AND([.C368]&lt;=[.F368];[.D368]=1);&quot;Up&quot;;&quot;&quot;)">
            <text:p/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table:formula="of:=IF(AND([.C369]&gt;[.F369];[.D369]=0);&quot;Down&quot;;&quot;&quot;)">
            <text:p/>
          </table:table-cell>
          <table:table-cell table:formula="of:=IF(AND([.C369]&lt;=[.F369];[.D369]=1);&quot;Up&quot;;&quot;&quot;)">
            <text:p/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4">
            <text:p>594</text:p>
          </table:table-cell>
          <table:table-cell table:formula="of:=IF(AND([.C370]&gt;[.F370];[.D370]=0);&quot;Down&quot;;&quot;&quot;)">
            <text:p/>
          </table:table-cell>
          <table:table-cell table:formula="of:=IF(AND([.C370]&lt;=[.F370];[.D370]=1);&quot;Up&quot;;&quot;&quot;)">
            <text:p/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table:formula="of:=IF(AND([.C371]&gt;[.F371];[.D371]=0);&quot;Down&quot;;&quot;&quot;)">
            <text:p/>
          </table:table-cell>
          <table:table-cell table:formula="of:=IF(AND([.C371]&lt;=[.F371];[.D371]=1);&quot;Up&quot;;&quot;&quot;)">
            <text:p/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4964">
            <text:p>4964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4818">
            <text:p>4818</text:p>
          </table:table-cell>
          <table:table-cell table:formula="of:=IF(AND([.C372]&gt;[.F372];[.D372]=0);&quot;Down&quot;;&quot;&quot;)">
            <text:p/>
          </table:table-cell>
          <table:table-cell table:formula="of:=IF(AND([.C372]&lt;=[.F372];[.D372]=1);&quot;Up&quot;;&quot;&quot;)">
            <text:p/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  <table:table-cell table:formula="of:=IF(AND([.C373]&gt;[.F373];[.D373]=0);&quot;Down&quot;;&quot;&quot;)">
            <text:p/>
          </table:table-cell>
          <table:table-cell table:formula="of:=IF(AND([.C373]&lt;=[.F373];[.D373]=1);&quot;Up&quot;;&quot;&quot;)">
            <text:p/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859">
            <text:p>859</text:p>
          </table:table-cell>
          <table:table-cell table:formula="of:=IF(AND([.C374]&gt;[.F374];[.D374]=0);&quot;Down&quot;;&quot;&quot;)">
            <text:p/>
          </table:table-cell>
          <table:table-cell table:formula="of:=IF(AND([.C374]&lt;=[.F374];[.D374]=1);&quot;Up&quot;;&quot;&quot;)">
            <text:p/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19">
            <text:p>719</text:p>
          </table:table-cell>
          <table:table-cell table:formula="of:=IF(AND([.C375]&gt;[.F375];[.D375]=0);&quot;Down&quot;;&quot;&quot;)">
            <text:p/>
          </table:table-cell>
          <table:table-cell table:formula="of:=IF(AND([.C375]&lt;=[.F375];[.D375]=1);&quot;Up&quot;;&quot;&quot;)">
            <text:p/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34">
            <text:p>634</text:p>
          </table:table-cell>
          <table:table-cell table:formula="of:=IF(AND([.C376]&gt;[.F376];[.D376]=0);&quot;Down&quot;;&quot;&quot;)">
            <text:p/>
          </table:table-cell>
          <table:table-cell table:formula="of:=IF(AND([.C376]&lt;=[.F376];[.D376]=1);&quot;Up&quot;;&quot;&quot;)">
            <text:p/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 table:formula="of:=IF(AND([.C377]&gt;[.F377];[.D377]=0);&quot;Down&quot;;&quot;&quot;)">
            <text:p/>
          </table:table-cell>
          <table:table-cell table:formula="of:=IF(AND([.C377]&lt;=[.F377];[.D377]=1);&quot;Up&quot;;&quot;&quot;)">
            <text:p/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74">
            <text:p>574</text:p>
          </table:table-cell>
          <table:table-cell table:formula="of:=IF(AND([.C378]&gt;[.F378];[.D378]=0);&quot;Down&quot;;&quot;&quot;)">
            <text:p/>
          </table:table-cell>
          <table:table-cell table:formula="of:=IF(AND([.C378]&lt;=[.F378];[.D378]=1);&quot;Up&quot;;&quot;&quot;)">
            <text:p/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38">
            <text:p>1238</text:p>
          </table:table-cell>
          <table:table-cell table:formula="of:=IF(AND([.C379]&gt;[.F379];[.D379]=0);&quot;Down&quot;;&quot;&quot;)">
            <text:p/>
          </table:table-cell>
          <table:table-cell table:formula="of:=IF(AND([.C379]&lt;=[.F379];[.D379]=1);&quot;Up&quot;;&quot;&quot;)">
            <text:p/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  <table:table-cell table:formula="of:=IF(AND([.C380]&gt;[.F380];[.D380]=0);&quot;Down&quot;;&quot;&quot;)">
            <text:p/>
          </table:table-cell>
          <table:table-cell table:formula="of:=IF(AND([.C380]&lt;=[.F380];[.D380]=1);&quot;Up&quot;;&quot;&quot;)">
            <text:p/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90">
            <text:p>2290</text:p>
          </table:table-cell>
          <table:table-cell table:formula="of:=IF(AND([.C381]&gt;[.F381];[.D381]=0);&quot;Down&quot;;&quot;&quot;)">
            <text:p/>
          </table:table-cell>
          <table:table-cell table:formula="of:=IF(AND([.C381]&lt;=[.F381];[.D381]=1);&quot;Up&quot;;&quot;&quot;)">
            <text:p/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6">
            <text:p>816</text:p>
          </table:table-cell>
          <table:table-cell table:formula="of:=IF(AND([.C382]&gt;[.F382];[.D382]=0);&quot;Down&quot;;&quot;&quot;)">
            <text:p/>
          </table:table-cell>
          <table:table-cell table:formula="of:=IF(AND([.C382]&lt;=[.F382];[.D382]=1);&quot;Up&quot;;&quot;&quot;)">
            <text:p/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table:formula="of:=IF(AND([.C383]&gt;[.F383];[.D383]=0);&quot;Down&quot;;&quot;&quot;)">
            <text:p/>
          </table:table-cell>
          <table:table-cell table:formula="of:=IF(AND([.C383]&lt;=[.F383];[.D383]=1);&quot;Up&quot;;&quot;&quot;)">
            <text:p/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72">
            <text:p>672</text:p>
          </table:table-cell>
          <table:table-cell table:formula="of:=IF(AND([.C384]&gt;[.F384];[.D384]=0);&quot;Down&quot;;&quot;&quot;)">
            <text:p/>
          </table:table-cell>
          <table:table-cell table:formula="of:=IF(AND([.C384]&lt;=[.F384];[.D384]=1);&quot;Up&quot;;&quot;&quot;)">
            <text:p/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40">
            <text:p>1740</text:p>
          </table:table-cell>
          <table:table-cell table:formula="of:=IF(AND([.C385]&gt;[.F385];[.D385]=0);&quot;Down&quot;;&quot;&quot;)">
            <text:p/>
          </table:table-cell>
          <table:table-cell table:formula="of:=IF(AND([.C385]&lt;=[.F385];[.D385]=1);&quot;Up&quot;;&quot;&quot;)">
            <text:p/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float" office:value="1327">
            <text:p>1327</text:p>
          </table:table-cell>
          <table:table-cell table:formula="of:=IF(AND([.C386]&gt;[.F386];[.D386]=0);&quot;Down&quot;;&quot;&quot;)">
            <text:p/>
          </table:table-cell>
          <table:table-cell table:formula="of:=IF(AND([.C386]&lt;=[.F386];[.D386]=1);&quot;Up&quot;;&quot;&quot;)">
            <text:p/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table:formula="of:=IF(AND([.C387]&gt;[.F387];[.D387]=0);&quot;Down&quot;;&quot;&quot;)">
            <text:p/>
          </table:table-cell>
          <table:table-cell table:formula="of:=IF(AND([.C387]&lt;=[.F387];[.D387]=1);&quot;Up&quot;;&quot;&quot;)">
            <text:p/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formula="of:=IF(AND([.C388]&gt;[.F388];[.D388]=0);&quot;Down&quot;;&quot;&quot;)">
            <text:p/>
          </table:table-cell>
          <table:table-cell table:formula="of:=IF(AND([.C388]&lt;=[.F388];[.D388]=1);&quot;Up&quot;;&quot;&quot;)">
            <text:p/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63">
            <text:p>1463</text:p>
          </table:table-cell>
          <table:table-cell table:formula="of:=IF(AND([.C389]&gt;[.F389];[.D389]=0);&quot;Down&quot;;&quot;&quot;)">
            <text:p/>
          </table:table-cell>
          <table:table-cell table:formula="of:=IF(AND([.C389]&lt;=[.F389];[.D389]=1);&quot;Up&quot;;&quot;&quot;)">
            <text:p/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64">
            <text:p>4764</text:p>
          </table:table-cell>
          <table:table-cell office:value-type="float" office:value="4570">
            <text:p>4570</text:p>
          </table:table-cell>
          <table:table-cell table:formula="of:=IF(AND([.C390]&gt;[.F390];[.D390]=0);&quot;Down&quot;;&quot;&quot;)">
            <text:p/>
          </table:table-cell>
          <table:table-cell table:formula="of:=IF(AND([.C390]&lt;=[.F390];[.D390]=1);&quot;Up&quot;;&quot;&quot;)">
            <text:p/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507">
            <text:p>2507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444">
            <text:p>2444</text:p>
          </table:table-cell>
          <table:table-cell table:formula="of:=IF(AND([.C391]&gt;[.F391];[.D391]=0);&quot;Down&quot;;&quot;&quot;)">
            <text:p/>
          </table:table-cell>
          <table:table-cell table:formula="of:=IF(AND([.C391]&lt;=[.F391];[.D391]=1);&quot;Up&quot;;&quot;&quot;)">
            <text:p/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600">
            <text:p>3600</text:p>
          </table:table-cell>
          <table:table-cell table:formula="of:=IF(AND([.C392]&gt;[.F392];[.D392]=0);&quot;Down&quot;;&quot;&quot;)">
            <text:p/>
          </table:table-cell>
          <table:table-cell table:formula="of:=IF(AND([.C392]&lt;=[.F392];[.D392]=1);&quot;Up&quot;;&quot;&quot;)">
            <text:p/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23">
            <text:p>1423</text:p>
          </table:table-cell>
          <table:table-cell table:formula="of:=IF(AND([.C393]&gt;[.F393];[.D393]=0);&quot;Down&quot;;&quot;&quot;)">
            <text:p/>
          </table:table-cell>
          <table:table-cell table:formula="of:=IF(AND([.C393]&lt;=[.F393];[.D393]=1);&quot;Up&quot;;&quot;&quot;)">
            <text:p/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>
            <text:p/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48">
            <text:p>448</text:p>
          </table:table-cell>
          <table:table-cell table:formula="of:=IF(AND([.C395]&gt;[.F395];[.D395]=0);&quot;Down&quot;;&quot;&quot;)">
            <text:p/>
          </table:table-cell>
          <table:table-cell table:formula="of:=IF(AND([.C395]&lt;=[.F395];[.D395]=1);&quot;Up&quot;;&quot;&quot;)">
            <text:p/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75">
            <text:p>475</text:p>
          </table:table-cell>
          <table:table-cell table:formula="of:=IF(AND([.C396]&gt;[.F396];[.D396]=0);&quot;Down&quot;;&quot;&quot;)">
            <text:p/>
          </table:table-cell>
          <table:table-cell table:formula="of:=IF(AND([.C396]&lt;=[.F396];[.D396]=1);&quot;Up&quot;;&quot;&quot;)">
            <text:p/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C397]&gt;[.F397];[.D397]=0);&quot;Down&quot;;&quot;&quot;)">
            <text:p/>
          </table:table-cell>
          <table:table-cell table:formula="of:=IF(AND([.C397]&lt;=[.F397];[.D397]=1);&quot;Up&quot;;&quot;&quot;)">
            <text:p/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32">
            <text:p>3432</text:p>
          </table:table-cell>
          <table:table-cell office:value-type="float" office:value="3320">
            <text:p>3320</text:p>
          </table:table-cell>
          <table:table-cell table:formula="of:=IF(AND([.C398]&gt;[.F398];[.D398]=0);&quot;Down&quot;;&quot;&quot;)">
            <text:p/>
          </table:table-cell>
          <table:table-cell table:formula="of:=IF(AND([.C398]&lt;=[.F398];[.D398]=1);&quot;Up&quot;;&quot;&quot;)">
            <text:p/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655">
            <text:p>2655</text:p>
          </table:table-cell>
          <table:table-cell table:formula="of:=IF(AND([.C399]&gt;[.F399];[.D399]=0);&quot;Down&quot;;&quot;&quot;)" office:value-type="string" office:string-value="Down">
            <text:p>Down</text:p>
          </table:table-cell>
          <table:table-cell table:formula="of:=IF(AND([.C399]&lt;=[.F399];[.D399]=1);&quot;Up&quot;;&quot;&quot;)">
            <text:p/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table:formula="of:=IF(AND([.C400]&gt;[.F400];[.D400]=0);&quot;Down&quot;;&quot;&quot;)">
            <text:p/>
          </table:table-cell>
          <table:table-cell table:formula="of:=IF(AND([.C400]&lt;=[.F400];[.D400]=1);&quot;Up&quot;;&quot;&quot;)">
            <text:p/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37">
            <text:p>2937</text:p>
          </table:table-cell>
          <table:table-cell office:value-type="float" office:value="2869">
            <text:p>2869</text:p>
          </table:table-cell>
          <table:table-cell table:formula="of:=IF(AND([.C401]&gt;[.F401];[.D401]=0);&quot;Down&quot;;&quot;&quot;)">
            <text:p/>
          </table:table-cell>
          <table:table-cell table:formula="of:=IF(AND([.C401]&lt;=[.F401];[.D401]=1);&quot;Up&quot;;&quot;&quot;)">
            <text:p/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561">
            <text:p>1561</text:p>
          </table:table-cell>
          <table:table-cell table:formula="of:=IF(AND([.C402]&gt;[.F402];[.D402]=0);&quot;Down&quot;;&quot;&quot;)">
            <text:p/>
          </table:table-cell>
          <table:table-cell table:formula="of:=IF(AND([.C402]&lt;=[.F402];[.D402]=1);&quot;Up&quot;;&quot;&quot;)">
            <text:p/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table:formula="of:=IF(AND([.C403]&gt;[.F403];[.D403]=0);&quot;Down&quot;;&quot;&quot;)">
            <text:p/>
          </table:table-cell>
          <table:table-cell table:formula="of:=IF(AND([.C403]&lt;=[.F403];[.D403]=1);&quot;Up&quot;;&quot;&quot;)">
            <text:p/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5">
            <text:p>815</text:p>
          </table:table-cell>
          <table:table-cell table:formula="of:=IF(AND([.C404]&gt;[.F404];[.D404]=0);&quot;Down&quot;;&quot;&quot;)">
            <text:p/>
          </table:table-cell>
          <table:table-cell table:formula="of:=IF(AND([.C404]&lt;=[.F404];[.D404]=1);&quot;Up&quot;;&quot;&quot;)">
            <text:p/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table:formula="of:=IF(AND([.C405]&gt;[.F405];[.D405]=0);&quot;Down&quot;;&quot;&quot;)">
            <text:p/>
          </table:table-cell>
          <table:table-cell table:formula="of:=IF(AND([.C405]&lt;=[.F405];[.D405]=1);&quot;Up&quot;;&quot;&quot;)">
            <text:p/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17">
            <text:p>717</text:p>
          </table:table-cell>
          <table:table-cell table:formula="of:=IF(AND([.C406]&gt;[.F406];[.D406]=0);&quot;Down&quot;;&quot;&quot;)">
            <text:p/>
          </table:table-cell>
          <table:table-cell table:formula="of:=IF(AND([.C406]&lt;=[.F406];[.D406]=1);&quot;Up&quot;;&quot;&quot;)">
            <text:p/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table:formula="of:=IF(AND([.C407]&gt;[.F407];[.D407]=0);&quot;Down&quot;;&quot;&quot;)">
            <text:p/>
          </table:table-cell>
          <table:table-cell table:formula="of:=IF(AND([.C407]&lt;=[.F407];[.D407]=1);&quot;Up&quot;;&quot;&quot;)">
            <text:p/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21">
            <text:p>1021</text:p>
          </table:table-cell>
          <table:table-cell table:formula="of:=IF(AND([.C408]&gt;[.F408];[.D408]=0);&quot;Down&quot;;&quot;&quot;)">
            <text:p/>
          </table:table-cell>
          <table:table-cell table:formula="of:=IF(AND([.C408]&lt;=[.F408];[.D408]=1);&quot;Up&quot;;&quot;&quot;)">
            <text:p/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500">
            <text:p>3500</text:p>
          </table:table-cell>
          <table:table-cell table:formula="of:=IF(AND([.C409]&gt;[.F409];[.D409]=0);&quot;Down&quot;;&quot;&quot;)">
            <text:p/>
          </table:table-cell>
          <table:table-cell table:formula="of:=IF(AND([.C409]&lt;=[.F409];[.D409]=1);&quot;Up&quot;;&quot;&quot;)">
            <text:p/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274">
            <text:p>2274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2226">
            <text:p>2226</text:p>
          </table:table-cell>
          <table:table-cell table:formula="of:=IF(AND([.C410]&gt;[.F410];[.D410]=0);&quot;Down&quot;;&quot;&quot;)">
            <text:p/>
          </table:table-cell>
          <table:table-cell table:formula="of:=IF(AND([.C410]&lt;=[.F410];[.D410]=1);&quot;Up&quot;;&quot;&quot;)">
            <text:p/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8">
            <text:p>2128</text:p>
          </table:table-cell>
          <table:table-cell table:formula="of:=IF(AND([.C411]&gt;[.F411];[.D411]=0);&quot;Down&quot;;&quot;&quot;)">
            <text:p/>
          </table:table-cell>
          <table:table-cell table:formula="of:=IF(AND([.C411]&lt;=[.F411];[.D411]=1);&quot;Up&quot;;&quot;&quot;)">
            <text:p/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office:value-type="float" office:value="4885">
            <text:p>4885</text:p>
          </table:table-cell>
          <table:table-cell office:value-type="float" office:value="4656">
            <text:p>4656</text:p>
          </table:table-cell>
          <table:table-cell table:formula="of:=IF(AND([.C412]&gt;[.F412];[.D412]=0);&quot;Down&quot;;&quot;&quot;)">
            <text:p/>
          </table:table-cell>
          <table:table-cell table:formula="of:=IF(AND([.C412]&lt;=[.F412];[.D412]=1);&quot;Up&quot;;&quot;&quot;)">
            <text:p/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0">
            <text:p>1640</text:p>
          </table:table-cell>
          <table:table-cell office:value-type="float" office:value="1551">
            <text:p>1551</text:p>
          </table:table-cell>
          <table:table-cell table:formula="of:=IF(AND([.C413]&gt;[.F413];[.D413]=0);&quot;Down&quot;;&quot;&quot;)">
            <text:p/>
          </table:table-cell>
          <table:table-cell table:formula="of:=IF(AND([.C413]&lt;=[.F413];[.D413]=1);&quot;Up&quot;;&quot;&quot;)">
            <text:p/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95">
            <text:p>3395</text:p>
          </table:table-cell>
          <table:table-cell office:value-type="float" office:value="3241">
            <text:p>3241</text:p>
          </table:table-cell>
          <table:table-cell table:formula="of:=IF(AND([.C414]&gt;[.F414];[.D414]=0);&quot;Down&quot;;&quot;&quot;)">
            <text:p/>
          </table:table-cell>
          <table:table-cell table:formula="of:=IF(AND([.C414]&lt;=[.F414];[.D414]=1);&quot;Up&quot;;&quot;&quot;)">
            <text:p/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15">
            <text:p>2515</text:p>
          </table:table-cell>
          <table:table-cell table:formula="of:=IF(AND([.C415]&gt;[.F415];[.D415]=0);&quot;Down&quot;;&quot;&quot;)">
            <text:p/>
          </table:table-cell>
          <table:table-cell table:formula="of:=IF(AND([.C415]&lt;=[.F415];[.D415]=1);&quot;Up&quot;;&quot;&quot;)">
            <text:p/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4101">
            <text:p>4101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3953">
            <text:p>3953</text:p>
          </table:table-cell>
          <table:table-cell table:formula="of:=IF(AND([.C416]&gt;[.F416];[.D416]=0);&quot;Down&quot;;&quot;&quot;)">
            <text:p/>
          </table:table-cell>
          <table:table-cell table:formula="of:=IF(AND([.C416]&lt;=[.F416];[.D416]=1);&quot;Up&quot;;&quot;&quot;)">
            <text:p/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table:formula="of:=IF(AND([.C417]&gt;[.F417];[.D417]=0);&quot;Down&quot;;&quot;&quot;)">
            <text:p/>
          </table:table-cell>
          <table:table-cell table:formula="of:=IF(AND([.C417]&lt;=[.F417];[.D417]=1);&quot;Up&quot;;&quot;&quot;)">
            <text:p/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63">
            <text:p>563</text:p>
          </table:table-cell>
          <table:table-cell table:formula="of:=IF(AND([.C418]&gt;[.F418];[.D418]=0);&quot;Down&quot;;&quot;&quot;)">
            <text:p/>
          </table:table-cell>
          <table:table-cell table:formula="of:=IF(AND([.C418]&lt;=[.F418];[.D418]=1);&quot;Up&quot;;&quot;&quot;)">
            <text:p/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3055">
            <text:p>3055</text:p>
          </table:table-cell>
          <table:table-cell table:formula="of:=IF(AND([.C419]&gt;[.F419];[.D419]=0);&quot;Down&quot;;&quot;&quot;)">
            <text:p/>
          </table:table-cell>
          <table:table-cell table:formula="of:=IF(AND([.C419]&lt;=[.F419];[.D419]=1);&quot;Up&quot;;&quot;&quot;)">
            <text:p/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2710">
            <text:p>12710</text:p>
          </table:table-cell>
          <table:table-cell office:value-type="float" office:value="1">
            <text:p>1</text:p>
          </table:table-cell>
          <table:table-cell office:value-type="float" office:value="12580">
            <text:p>12580</text:p>
          </table:table-cell>
          <table:table-cell office:value-type="float" office:value="12020">
            <text:p>12020</text:p>
          </table:table-cell>
          <table:table-cell table:formula="of:=IF(AND([.C420]&gt;[.F420];[.D420]=0);&quot;Down&quot;;&quot;&quot;)">
            <text:p/>
          </table:table-cell>
          <table:table-cell table:formula="of:=IF(AND([.C420]&lt;=[.F420];[.D420]=1);&quot;Up&quot;;&quot;&quot;)">
            <text:p/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 table:formula="of:=IF(AND([.C421]&gt;[.F421];[.D421]=0);&quot;Down&quot;;&quot;&quot;)">
            <text:p/>
          </table:table-cell>
          <table:table-cell table:formula="of:=IF(AND([.C421]&lt;=[.F421];[.D421]=1);&quot;Up&quot;;&quot;&quot;)">
            <text:p/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69">
            <text:p>1969</text:p>
          </table:table-cell>
          <table:table-cell table:formula="of:=IF(AND([.C422]&gt;[.F422];[.D422]=0);&quot;Down&quot;;&quot;&quot;)">
            <text:p/>
          </table:table-cell>
          <table:table-cell table:formula="of:=IF(AND([.C422]&lt;=[.F422];[.D422]=1);&quot;Up&quot;;&quot;&quot;)">
            <text:p/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06">
            <text:p>1106</text:p>
          </table:table-cell>
          <table:table-cell table:formula="of:=IF(AND([.C423]&gt;[.F423];[.D423]=0);&quot;Down&quot;;&quot;&quot;)">
            <text:p/>
          </table:table-cell>
          <table:table-cell table:formula="of:=IF(AND([.C423]&lt;=[.F423];[.D423]=1);&quot;Up&quot;;&quot;&quot;)">
            <text:p/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6">
            <text:p>516</text:p>
          </table:table-cell>
          <table:table-cell table:formula="of:=IF(AND([.C424]&gt;[.F424];[.D424]=0);&quot;Down&quot;;&quot;&quot;)">
            <text:p/>
          </table:table-cell>
          <table:table-cell table:formula="of:=IF(AND([.C424]&lt;=[.F424];[.D424]=1);&quot;Up&quot;;&quot;&quot;)">
            <text:p/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table:formula="of:=IF(AND([.C425]&gt;[.F425];[.D425]=0);&quot;Down&quot;;&quot;&quot;)">
            <text:p/>
          </table:table-cell>
          <table:table-cell table:formula="of:=IF(AND([.C425]&lt;=[.F425];[.D425]=1);&quot;Up&quot;;&quot;&quot;)">
            <text:p/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1">
            <text:p>831</text:p>
          </table:table-cell>
          <table:table-cell table:formula="of:=IF(AND([.C426]&gt;[.F426];[.D426]=0);&quot;Down&quot;;&quot;&quot;)">
            <text:p/>
          </table:table-cell>
          <table:table-cell table:formula="of:=IF(AND([.C426]&lt;=[.F426];[.D426]=1);&quot;Up&quot;;&quot;&quot;)">
            <text:p/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 office:value-type="float" office:value="1074">
            <text:p>1074</text:p>
          </table:table-cell>
          <table:table-cell table:formula="of:=IF(AND([.C427]&gt;[.F427];[.D427]=0);&quot;Down&quot;;&quot;&quot;)">
            <text:p/>
          </table:table-cell>
          <table:table-cell table:formula="of:=IF(AND([.C427]&lt;=[.F427];[.D427]=1);&quot;Up&quot;;&quot;&quot;)">
            <text:p/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table:formula="of:=IF(AND([.C428]&gt;[.F428];[.D428]=0);&quot;Down&quot;;&quot;&quot;)">
            <text:p/>
          </table:table-cell>
          <table:table-cell table:formula="of:=IF(AND([.C428]&lt;=[.F428];[.D428]=1);&quot;Up&quot;;&quot;&quot;)">
            <text:p/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58">
            <text:p>1258</text:p>
          </table:table-cell>
          <table:table-cell table:formula="of:=IF(AND([.C429]&gt;[.F429];[.D429]=0);&quot;Down&quot;;&quot;&quot;)">
            <text:p/>
          </table:table-cell>
          <table:table-cell table:formula="of:=IF(AND([.C429]&lt;=[.F429];[.D429]=1);&quot;Up&quot;;&quot;&quot;)">
            <text:p/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1205">
            <text:p>11205</text:p>
          </table:table-cell>
          <table:table-cell office:value-type="float" office:value="1">
            <text:p>1</text:p>
          </table:table-cell>
          <table:table-cell office:value-type="float" office:value="11234">
            <text:p>11234</text:p>
          </table:table-cell>
          <table:table-cell office:value-type="float" office:value="10735">
            <text:p>10735</text:p>
          </table:table-cell>
          <table:table-cell table:formula="of:=IF(AND([.C430]&gt;[.F430];[.D430]=0);&quot;Down&quot;;&quot;&quot;)">
            <text:p/>
          </table:table-cell>
          <table:table-cell table:formula="of:=IF(AND([.C430]&lt;=[.F430];[.D430]=1);&quot;Up&quot;;&quot;&quot;)">
            <text:p/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8188">
            <text:p>8188</text:p>
          </table:table-cell>
          <table:table-cell office:value-type="float" office:value="1">
            <text:p>1</text:p>
          </table:table-cell>
          <table:table-cell office:value-type="float" office:value="8188">
            <text:p>8188</text:p>
          </table:table-cell>
          <table:table-cell office:value-type="float" office:value="7786">
            <text:p>7786</text:p>
          </table:table-cell>
          <table:table-cell table:formula="of:=IF(AND([.C431]&gt;[.F431];[.D431]=0);&quot;Down&quot;;&quot;&quot;)">
            <text:p/>
          </table:table-cell>
          <table:table-cell table:formula="of:=IF(AND([.C431]&lt;=[.F431];[.D431]=1);&quot;Up&quot;;&quot;&quot;)">
            <text:p/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9885">
            <text:p>19885</text:p>
          </table:table-cell>
          <table:table-cell office:value-type="float" office:value="1">
            <text:p>1</text:p>
          </table:table-cell>
          <table:table-cell office:value-type="float" office:value="19921">
            <text:p>19921</text:p>
          </table:table-cell>
          <table:table-cell office:value-type="float" office:value="18900">
            <text:p>18900</text:p>
          </table:table-cell>
          <table:table-cell table:formula="of:=IF(AND([.C432]&gt;[.F432];[.D432]=0);&quot;Down&quot;;&quot;&quot;)">
            <text:p/>
          </table:table-cell>
          <table:table-cell table:formula="of:=IF(AND([.C432]&lt;=[.F432];[.D432]=1);&quot;Up&quot;;&quot;&quot;)">
            <text:p/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7">
            <text:p>597</text:p>
          </table:table-cell>
          <table:table-cell table:formula="of:=IF(AND([.C433]&gt;[.F433];[.D433]=0);&quot;Down&quot;;&quot;&quot;)">
            <text:p/>
          </table:table-cell>
          <table:table-cell table:formula="of:=IF(AND([.C433]&lt;=[.F433];[.D433]=1);&quot;Up&quot;;&quot;&quot;)">
            <text:p/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16">
            <text:p>416</text:p>
          </table:table-cell>
          <table:table-cell table:formula="of:=IF(AND([.C434]&gt;[.F434];[.D434]=0);&quot;Down&quot;;&quot;&quot;)">
            <text:p/>
          </table:table-cell>
          <table:table-cell table:formula="of:=IF(AND([.C434]&lt;=[.F434];[.D434]=1);&quot;Up&quot;;&quot;&quot;)">
            <text:p/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table:formula="of:=IF(AND([.C435]&gt;[.F435];[.D435]=0);&quot;Down&quot;;&quot;&quot;)">
            <text:p/>
          </table:table-cell>
          <table:table-cell table:formula="of:=IF(AND([.C435]&lt;=[.F435];[.D435]=1);&quot;Up&quot;;&quot;&quot;)">
            <text:p/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58">
            <text:p>758</text:p>
          </table:table-cell>
          <table:table-cell table:formula="of:=IF(AND([.C436]&gt;[.F436];[.D436]=0);&quot;Down&quot;;&quot;&quot;)">
            <text:p/>
          </table:table-cell>
          <table:table-cell table:formula="of:=IF(AND([.C436]&lt;=[.F436];[.D436]=1);&quot;Up&quot;;&quot;&quot;)">
            <text:p/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table:formula="of:=IF(AND([.C437]&gt;[.F437];[.D437]=0);&quot;Down&quot;;&quot;&quot;)">
            <text:p/>
          </table:table-cell>
          <table:table-cell table:formula="of:=IF(AND([.C437]&lt;=[.F437];[.D437]=1);&quot;Up&quot;;&quot;&quot;)">
            <text:p/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62">
            <text:p>562</text:p>
          </table:table-cell>
          <table:table-cell table:formula="of:=IF(AND([.C438]&gt;[.F438];[.D438]=0);&quot;Down&quot;;&quot;&quot;)">
            <text:p/>
          </table:table-cell>
          <table:table-cell table:formula="of:=IF(AND([.C438]&lt;=[.F438];[.D438]=1);&quot;Up&quot;;&quot;&quot;)">
            <text:p/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365">
            <text:p>2365</text:p>
          </table:table-cell>
          <table:table-cell office:value-type="float" office:value="2283">
            <text:p>2283</text:p>
          </table:table-cell>
          <table:table-cell table:formula="of:=IF(AND([.C439]&gt;[.F439];[.D439]=0);&quot;Down&quot;;&quot;&quot;)">
            <text:p/>
          </table:table-cell>
          <table:table-cell table:formula="of:=IF(AND([.C439]&lt;=[.F439];[.D439]=1);&quot;Up&quot;;&quot;&quot;)">
            <text:p/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575">
            <text:p>575</text:p>
          </table:table-cell>
          <table:table-cell table:formula="of:=IF(AND([.C440]&gt;[.F440];[.D440]=0);&quot;Down&quot;;&quot;&quot;)">
            <text:p/>
          </table:table-cell>
          <table:table-cell table:formula="of:=IF(AND([.C440]&lt;=[.F440];[.D440]=1);&quot;Up&quot;;&quot;&quot;)">
            <text:p/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table:formula="of:=IF(AND([.C441]&gt;[.F441];[.D441]=0);&quot;Down&quot;;&quot;&quot;)">
            <text:p/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296">
            <text:p>1296</text:p>
          </table:table-cell>
          <table:table-cell table:formula="of:=IF(AND([.C442]&gt;[.F442];[.D442]=0);&quot;Down&quot;;&quot;&quot;)">
            <text:p/>
          </table:table-cell>
          <table:table-cell table:formula="of:=IF(AND([.C442]&lt;=[.F442];[.D442]=1);&quot;Up&quot;;&quot;&quot;)">
            <text:p/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1973">
            <text:p>1973</text:p>
          </table:table-cell>
          <table:table-cell table:formula="of:=IF(AND([.C443]&gt;[.F443];[.D443]=0);&quot;Down&quot;;&quot;&quot;)">
            <text:p/>
          </table:table-cell>
          <table:table-cell table:formula="of:=IF(AND([.C443]&lt;=[.F443];[.D443]=1);&quot;Up&quot;;&quot;&quot;)">
            <text:p/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  <table:table-cell table:formula="of:=IF(AND([.C444]&gt;[.F444];[.D444]=0);&quot;Down&quot;;&quot;&quot;)" office:value-type="string" office:string-value="Down">
            <text:p>Down</text:p>
          </table:table-cell>
          <table:table-cell table:formula="of:=IF(AND([.C444]&lt;=[.F444];[.D444]=1);&quot;Up&quot;;&quot;&quot;)">
            <text:p/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21">
            <text:p>1421</text:p>
          </table:table-cell>
          <table:table-cell table:formula="of:=IF(AND([.C445]&gt;[.F445];[.D445]=0);&quot;Down&quot;;&quot;&quot;)">
            <text:p/>
          </table:table-cell>
          <table:table-cell table:formula="of:=IF(AND([.C445]&lt;=[.F445];[.D445]=1);&quot;Up&quot;;&quot;&quot;)">
            <text:p/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float" office:value="972">
            <text:p>972</text:p>
          </table:table-cell>
          <table:table-cell table:formula="of:=IF(AND([.C446]&gt;[.F446];[.D446]=0);&quot;Down&quot;;&quot;&quot;)">
            <text:p/>
          </table:table-cell>
          <table:table-cell table:formula="of:=IF(AND([.C446]&lt;=[.F446];[.D446]=1);&quot;Up&quot;;&quot;&quot;)">
            <text:p/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350">
            <text:p>4350</text:p>
          </table:table-cell>
          <table:table-cell table:formula="of:=IF(AND([.C447]&gt;[.F447];[.D447]=0);&quot;Down&quot;;&quot;&quot;)">
            <text:p/>
          </table:table-cell>
          <table:table-cell table:formula="of:=IF(AND([.C447]&lt;=[.F447];[.D447]=1);&quot;Up&quot;;&quot;&quot;)">
            <text:p/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1978">
            <text:p>1978</text:p>
          </table:table-cell>
          <table:table-cell table:formula="of:=IF(AND([.C448]&gt;[.F448];[.D448]=0);&quot;Down&quot;;&quot;&quot;)">
            <text:p/>
          </table:table-cell>
          <table:table-cell table:formula="of:=IF(AND([.C448]&lt;=[.F448];[.D448]=1);&quot;Up&quot;;&quot;&quot;)">
            <text:p/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56">
            <text:p>1256</text:p>
          </table:table-cell>
          <table:table-cell table:formula="of:=IF(AND([.C449]&gt;[.F449];[.D449]=0);&quot;Down&quot;;&quot;&quot;)">
            <text:p/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8080">
            <text:p>8080</text:p>
          </table:table-cell>
          <table:table-cell office:value-type="float" office:value="1">
            <text:p>1</text:p>
          </table:table-cell>
          <table:table-cell office:value-type="float" office:value="8070">
            <text:p>8070</text:p>
          </table:table-cell>
          <table:table-cell office:value-type="float" office:value="7920">
            <text:p>7920</text:p>
          </table:table-cell>
          <table:table-cell table:formula="of:=IF(AND([.C451]&gt;[.F451];[.D451]=0);&quot;Down&quot;;&quot;&quot;)">
            <text:p/>
          </table:table-cell>
          <table:table-cell table:formula="of:=IF(AND([.C451]&lt;=[.F451];[.D451]=1);&quot;Up&quot;;&quot;&quot;)">
            <text:p/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2433">
            <text:p>2433</text:p>
          </table:table-cell>
          <table:table-cell table:formula="of:=IF(AND([.C452]&gt;[.F452];[.D452]=0);&quot;Down&quot;;&quot;&quot;)" office:value-type="string" office:string-value="Down">
            <text:p>Down</text:p>
          </table:table-cell>
          <table:table-cell table:formula="of:=IF(AND([.C452]&lt;=[.F452];[.D452]=1);&quot;Up&quot;;&quot;&quot;)">
            <text:p/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16">
            <text:p>1616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>
            <text:p/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386">
            <text:p>1386</text:p>
          </table:table-cell>
          <table:table-cell table:formula="of:=IF(AND([.C454]&gt;[.F454];[.D454]=0);&quot;Down&quot;;&quot;&quot;)" office:value-type="string" office:string-value="Down">
            <text:p>Down</text:p>
          </table:table-cell>
          <table:table-cell table:formula="of:=IF(AND([.C454]&lt;=[.F454];[.D454]=1);&quot;Up&quot;;&quot;&quot;)">
            <text:p/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781">
            <text:p>781</text:p>
          </table:table-cell>
          <table:table-cell table:formula="of:=IF(AND([.C455]&gt;[.F455];[.D455]=0);&quot;Down&quot;;&quot;&quot;)">
            <text:p/>
          </table:table-cell>
          <table:table-cell table:formula="of:=IF(AND([.C455]&lt;=[.F455];[.D455]=1);&quot;Up&quot;;&quot;&quot;)">
            <text:p/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432">
            <text:p>1432</text:p>
          </table:table-cell>
          <table:table-cell table:formula="of:=IF(AND([.C456]&gt;[.F456];[.D456]=0);&quot;Down&quot;;&quot;&quot;)">
            <text:p/>
          </table:table-cell>
          <table:table-cell table:formula="of:=IF(AND([.C456]&lt;=[.F456];[.D456]=1);&quot;Up&quot;;&quot;&quot;)">
            <text:p/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3610">
            <text:p>3610</text:p>
          </table:table-cell>
          <table:table-cell table:formula="of:=IF(AND([.C457]&gt;[.F457];[.D457]=0);&quot;Down&quot;;&quot;&quot;)">
            <text:p/>
          </table:table-cell>
          <table:table-cell table:formula="of:=IF(AND([.C457]&lt;=[.F457];[.D457]=1);&quot;Up&quot;;&quot;&quot;)">
            <text:p/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34">
            <text:p>634</text:p>
          </table:table-cell>
          <table:table-cell table:formula="of:=IF(AND([.C458]&gt;[.F458];[.D458]=0);&quot;Down&quot;;&quot;&quot;)">
            <text:p/>
          </table:table-cell>
          <table:table-cell table:formula="of:=IF(AND([.C458]&lt;=[.F458];[.D458]=1);&quot;Up&quot;;&quot;&quot;)">
            <text:p/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table:formula="of:=IF(AND([.C459]&gt;[.F459];[.D459]=0);&quot;Down&quot;;&quot;&quot;)">
            <text:p/>
          </table:table-cell>
          <table:table-cell table:formula="of:=IF(AND([.C459]&lt;=[.F459];[.D459]=1);&quot;Up&quot;;&quot;&quot;)">
            <text:p/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03">
            <text:p>1203</text:p>
          </table:table-cell>
          <table:table-cell table:formula="of:=IF(AND([.C460]&gt;[.F460];[.D460]=0);&quot;Down&quot;;&quot;&quot;)">
            <text:p/>
          </table:table-cell>
          <table:table-cell table:formula="of:=IF(AND([.C460]&lt;=[.F460];[.D460]=1);&quot;Up&quot;;&quot;&quot;)">
            <text:p/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691">
            <text:p>2691</text:p>
          </table:table-cell>
          <table:table-cell table:formula="of:=IF(AND([.C461]&gt;[.F461];[.D461]=0);&quot;Down&quot;;&quot;&quot;)">
            <text:p/>
          </table:table-cell>
          <table:table-cell table:formula="of:=IF(AND([.C461]&lt;=[.F461];[.D461]=1);&quot;Up&quot;;&quot;&quot;)">
            <text:p/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45">
            <text:p>4145</text:p>
          </table:table-cell>
          <table:table-cell office:value-type="float" office:value="3910">
            <text:p>3910</text:p>
          </table:table-cell>
          <table:table-cell table:formula="of:=IF(AND([.C462]&gt;[.F462];[.D462]=0);&quot;Down&quot;;&quot;&quot;)">
            <text:p/>
          </table:table-cell>
          <table:table-cell table:formula="of:=IF(AND([.C462]&lt;=[.F462];[.D462]=1);&quot;Up&quot;;&quot;&quot;)">
            <text:p/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805">
            <text:p>5805</text:p>
          </table:table-cell>
          <table:table-cell office:value-type="float" office:value="5620">
            <text:p>5620</text:p>
          </table:table-cell>
          <table:table-cell table:formula="of:=IF(AND([.C463]&gt;[.F463];[.D463]=0);&quot;Down&quot;;&quot;&quot;)">
            <text:p/>
          </table:table-cell>
          <table:table-cell table:formula="of:=IF(AND([.C463]&lt;=[.F463];[.D463]=1);&quot;Up&quot;;&quot;&quot;)">
            <text:p/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table:formula="of:=IF(AND([.C464]&gt;[.F464];[.D464]=0);&quot;Down&quot;;&quot;&quot;)">
            <text:p/>
          </table:table-cell>
          <table:table-cell table:formula="of:=IF(AND([.C464]&lt;=[.F464];[.D464]=1);&quot;Up&quot;;&quot;&quot;)">
            <text:p/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2570">
            <text:p>2570</text:p>
          </table:table-cell>
          <table:table-cell table:formula="of:=IF(AND([.C465]&gt;[.F465];[.D465]=0);&quot;Down&quot;;&quot;&quot;)">
            <text:p/>
          </table:table-cell>
          <table:table-cell table:formula="of:=IF(AND([.C465]&lt;=[.F465];[.D465]=1);&quot;Up&quot;;&quot;&quot;)">
            <text:p/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3115">
            <text:p>3115</text:p>
          </table:table-cell>
          <table:table-cell table:formula="of:=IF(AND([.C466]&gt;[.F466];[.D466]=0);&quot;Down&quot;;&quot;&quot;)">
            <text:p/>
          </table:table-cell>
          <table:table-cell table:formula="of:=IF(AND([.C466]&lt;=[.F466];[.D466]=1);&quot;Up&quot;;&quot;&quot;)">
            <text:p/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  <table:table-cell office:value-type="float" office:value="4145">
            <text:p>4145</text:p>
          </table:table-cell>
          <table:table-cell table:formula="of:=IF(AND([.C467]&gt;[.F467];[.D467]=0);&quot;Down&quot;;&quot;&quot;)">
            <text:p/>
          </table:table-cell>
          <table:table-cell table:formula="of:=IF(AND([.C467]&lt;=[.F467];[.D467]=1);&quot;Up&quot;;&quot;&quot;)">
            <text:p/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763">
            <text:p>7763</text:p>
          </table:table-cell>
          <table:table-cell office:value-type="float" office:value="1">
            <text:p>1</text:p>
          </table:table-cell>
          <table:table-cell office:value-type="float" office:value="7737">
            <text:p>7737</text:p>
          </table:table-cell>
          <table:table-cell office:value-type="float" office:value="7505">
            <text:p>7505</text:p>
          </table:table-cell>
          <table:table-cell table:formula="of:=IF(AND([.C468]&gt;[.F468];[.D468]=0);&quot;Down&quot;;&quot;&quot;)">
            <text:p/>
          </table:table-cell>
          <table:table-cell table:formula="of:=IF(AND([.C468]&lt;=[.F468];[.D468]=1);&quot;Up&quot;;&quot;&quot;)">
            <text:p/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32">
            <text:p>932</text:p>
          </table:table-cell>
          <table:table-cell table:formula="of:=IF(AND([.C469]&gt;[.F469];[.D469]=0);&quot;Down&quot;;&quot;&quot;)">
            <text:p/>
          </table:table-cell>
          <table:table-cell table:formula="of:=IF(AND([.C469]&lt;=[.F469];[.D469]=1);&quot;Up&quot;;&quot;&quot;)">
            <text:p/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table:formula="of:=IF(AND([.C470]&gt;[.F470];[.D470]=0);&quot;Down&quot;;&quot;&quot;)">
            <text:p/>
          </table:table-cell>
          <table:table-cell table:formula="of:=IF(AND([.C470]&lt;=[.F470];[.D470]=1);&quot;Up&quot;;&quot;&quot;)">
            <text:p/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table:formula="of:=IF(AND([.C471]&gt;[.F471];[.D471]=0);&quot;Down&quot;;&quot;&quot;)">
            <text:p/>
          </table:table-cell>
          <table:table-cell table:formula="of:=IF(AND([.C471]&lt;=[.F471];[.D471]=1);&quot;Up&quot;;&quot;&quot;)">
            <text:p/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237">
            <text:p>3237</text:p>
          </table:table-cell>
          <table:table-cell office:value-type="float" office:value="3120">
            <text:p>3120</text:p>
          </table:table-cell>
          <table:table-cell table:formula="of:=IF(AND([.C472]&gt;[.F472];[.D472]=0);&quot;Down&quot;;&quot;&quot;)">
            <text:p/>
          </table:table-cell>
          <table:table-cell table:formula="of:=IF(AND([.C472]&lt;=[.F472];[.D472]=1);&quot;Up&quot;;&quot;&quot;)">
            <text:p/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table:formula="of:=IF(AND([.C473]&gt;[.F473];[.D473]=0);&quot;Down&quot;;&quot;&quot;)">
            <text:p/>
          </table:table-cell>
          <table:table-cell table:formula="of:=IF(AND([.C473]&lt;=[.F473];[.D473]=1);&quot;Up&quot;;&quot;&quot;)">
            <text:p/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 table:formula="of:=IF(AND([.C474]&gt;[.F474];[.D474]=0);&quot;Down&quot;;&quot;&quot;)">
            <text:p/>
          </table:table-cell>
          <table:table-cell table:formula="of:=IF(AND([.C474]&lt;=[.F474];[.D474]=1);&quot;Up&quot;;&quot;&quot;)">
            <text:p/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C475]&gt;[.F475];[.D475]=0);&quot;Down&quot;;&quot;&quot;)">
            <text:p/>
          </table:table-cell>
          <table:table-cell table:formula="of:=IF(AND([.C475]&lt;=[.F475];[.D475]=1);&quot;Up&quot;;&quot;&quot;)">
            <text:p/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office:value-type="float" office:value="9795">
            <text:p>9795</text:p>
          </table:table-cell>
          <table:table-cell office:value-type="float" office:value="9370">
            <text:p>9370</text:p>
          </table:table-cell>
          <table:table-cell table:formula="of:=IF(AND([.C476]&gt;[.F476];[.D476]=0);&quot;Down&quot;;&quot;&quot;)">
            <text:p/>
          </table:table-cell>
          <table:table-cell table:formula="of:=IF(AND([.C476]&lt;=[.F476];[.D476]=1);&quot;Up&quot;;&quot;&quot;)">
            <text:p/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15">
            <text:p>3915</text:p>
          </table:table-cell>
          <table:table-cell office:value-type="float" office:value="3785">
            <text:p>3785</text:p>
          </table:table-cell>
          <table:table-cell table:formula="of:=IF(AND([.C477]&gt;[.F477];[.D477]=0);&quot;Down&quot;;&quot;&quot;)">
            <text:p/>
          </table:table-cell>
          <table:table-cell table:formula="of:=IF(AND([.C477]&lt;=[.F477];[.D477]=1);&quot;Up&quot;;&quot;&quot;)">
            <text:p/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955">
            <text:p>3955</text:p>
          </table:table-cell>
          <table:table-cell table:formula="of:=IF(AND([.C478]&gt;[.F478];[.D478]=0);&quot;Down&quot;;&quot;&quot;)">
            <text:p/>
          </table:table-cell>
          <table:table-cell table:formula="of:=IF(AND([.C478]&lt;=[.F478];[.D478]=1);&quot;Up&quot;;&quot;&quot;)">
            <text:p/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385">
            <text:p>2385</text:p>
          </table:table-cell>
          <table:table-cell office:value-type="float" office:value="2290">
            <text:p>2290</text:p>
          </table:table-cell>
          <table:table-cell table:formula="of:=IF(AND([.C479]&gt;[.F479];[.D479]=0);&quot;Down&quot;;&quot;&quot;)">
            <text:p/>
          </table:table-cell>
          <table:table-cell table:formula="of:=IF(AND([.C479]&lt;=[.F479];[.D479]=1);&quot;Up&quot;;&quot;&quot;)">
            <text:p/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3215">
            <text:p>3215</text:p>
          </table:table-cell>
          <table:table-cell table:formula="of:=IF(AND([.C480]&gt;[.F480];[.D480]=0);&quot;Down&quot;;&quot;&quot;)" office:value-type="string" office:string-value="Down">
            <text:p>Down</text:p>
          </table:table-cell>
          <table:table-cell table:formula="of:=IF(AND([.C480]&lt;=[.F480];[.D480]=1);&quot;Up&quot;;&quot;&quot;)">
            <text:p/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49265">
            <text:p>49265</text:p>
          </table:table-cell>
          <table:table-cell office:value-type="float" office:value="1">
            <text:p>1</text:p>
          </table:table-cell>
          <table:table-cell office:value-type="float" office:value="50043">
            <text:p>50043</text:p>
          </table:table-cell>
          <table:table-cell office:value-type="float" office:value="47480">
            <text:p>47480</text:p>
          </table:table-cell>
          <table:table-cell table:formula="of:=IF(AND([.C482]&gt;[.F482];[.D482]=0);&quot;Down&quot;;&quot;&quot;)">
            <text:p/>
          </table:table-cell>
          <table:table-cell table:formula="of:=IF(AND([.C482]&lt;=[.F482];[.D482]=1);&quot;Up&quot;;&quot;&quot;)">
            <text:p/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7063">
            <text:p>7063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6853">
            <text:p>6853</text:p>
          </table:table-cell>
          <table:table-cell table:formula="of:=IF(AND([.C483]&gt;[.F483];[.D483]=0);&quot;Down&quot;;&quot;&quot;)">
            <text:p/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722">
            <text:p>6722</text:p>
          </table:table-cell>
          <table:table-cell office:value-type="float" office:value="6530">
            <text:p>6530</text:p>
          </table:table-cell>
          <table:table-cell table:formula="of:=IF(AND([.C484]&gt;[.F484];[.D484]=0);&quot;Down&quot;;&quot;&quot;)" office:value-type="string" office:string-value="Down">
            <text:p>Down</text:p>
          </table:table-cell>
          <table:table-cell table:formula="of:=IF(AND([.C484]&lt;=[.F484];[.D484]=1);&quot;Up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27:47</dc:date>
    <dc:creator>debian </dc:creator>
    <meta:document-statistic meta:table-count="1" meta:cell-count="3871" meta:object-count="0"/>
    <meta:generator>LibreOffice/3.5$Linux_x86 LibreOffice_project/350m1$Build-2</meta:generator>
  </office:meta>
</office:document-meta>
</file>